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6" style:family="table">
      <style:table-properties style:width="6.4299in" fo:margin-left="0.484in" fo:margin-right="0.0111in" table:align="margins"/>
    </style:style>
    <style:style style:name="Table6.A" style:family="table-column">
      <style:table-column-properties style:column-width="1.6257in" style:rel-column-width="16567*"/>
    </style:style>
    <style:style style:name="Table6.B" style:family="table-column">
      <style:table-column-properties style:column-width="1.3326in" style:rel-column-width="13581*"/>
    </style:style>
    <style:style style:name="Table6.C" style:family="table-column">
      <style:table-column-properties style:column-width="1.0424in" style:rel-column-width="10622*"/>
    </style:style>
    <style:style style:name="Table6.D" style:family="table-column">
      <style:table-column-properties style:column-width="2.4299in" style:rel-column-width="24765*"/>
    </style:style>
    <style:style style:name="Table6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6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6.D1" style:family="table-cell">
      <style:table-cell-properties fo:padding="0.0382in" fo:border="0.0007in solid #666666"/>
    </style:style>
    <style:style style:name="Table6.2" style:family="table-row">
      <style:table-row-properties style:keep-together="false"/>
    </style:style>
    <style:style style:name="Table6.A2" style:family="table-cell">
      <style:table-cell-properties fo:padding="0.0382in" fo:border-left="0.0007in solid #666666" fo:border-right="none" fo:border-top="none" fo:border-bottom="0.0007in solid #666666"/>
    </style:style>
    <style:style style:name="Table6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5" style:family="table">
      <style:table-properties style:width="6.441in" table:align="right"/>
    </style:style>
    <style:style style:name="Table5.A" style:family="table-column">
      <style:table-column-properties style:column-width="1.6257in"/>
    </style:style>
    <style:style style:name="Table5.B" style:family="table-column">
      <style:table-column-properties style:column-width="1.3326in"/>
    </style:style>
    <style:style style:name="Table5.C" style:family="table-column">
      <style:table-column-properties style:column-width="1.0424in"/>
    </style:style>
    <style:style style:name="Table5.D" style:family="table-column">
      <style:table-column-properties style:column-width="2.4403in"/>
    </style:style>
    <style:style style:name="Table5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5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5.D1" style:family="table-cell">
      <style:table-cell-properties fo:padding="0.0382in" fo:border="0.0007in solid #666666"/>
    </style:style>
    <style:style style:name="Table5.2" style:family="table-row">
      <style:table-row-properties style:keep-together="false"/>
    </style:style>
    <style:style style:name="Table5.A2" style:family="table-cell">
      <style:table-cell-properties fo:padding="0.0382in" fo:border-left="0.0007in solid #666666" fo:border-right="none" fo:border-top="none" fo:border-bottom="0.0007in solid #666666"/>
    </style:style>
    <style:style style:name="Table5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7" style:family="table">
      <style:table-properties style:width="6.441in" table:align="right"/>
    </style:style>
    <style:style style:name="Table7.A" style:family="table-column">
      <style:table-column-properties style:column-width="1.6257in"/>
    </style:style>
    <style:style style:name="Table7.B" style:family="table-column">
      <style:table-column-properties style:column-width="1.3326in"/>
    </style:style>
    <style:style style:name="Table7.C" style:family="table-column">
      <style:table-column-properties style:column-width="1.0424in"/>
    </style:style>
    <style:style style:name="Table7.D" style:family="table-column">
      <style:table-column-properties style:column-width="2.4403in"/>
    </style:style>
    <style:style style:name="Table7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7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7.D1" style:family="table-cell">
      <style:table-cell-properties fo:padding="0.0382in" fo:border="0.0007in solid #666666"/>
    </style:style>
    <style:style style:name="Table7.2" style:family="table-row">
      <style:table-row-properties style:keep-together="false"/>
    </style:style>
    <style:style style:name="Table7.A2" style:family="table-cell">
      <style:table-cell-properties fo:padding="0.0382in" fo:border-left="0.0007in solid #666666" fo:border-right="none" fo:border-top="none" fo:border-bottom="0.0007in solid #666666"/>
    </style:style>
    <style:style style:name="Table7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9" style:family="table">
      <style:table-properties style:width="6.4618in" table:align="right"/>
    </style:style>
    <style:style style:name="Table9.A" style:family="table-column">
      <style:table-column-properties style:column-width="1.6451in"/>
    </style:style>
    <style:style style:name="Table9.B" style:family="table-column">
      <style:table-column-properties style:column-width="1.3347in"/>
    </style:style>
    <style:style style:name="Table9.C" style:family="table-column">
      <style:table-column-properties style:column-width="1.3014in"/>
    </style:style>
    <style:style style:name="Table9.D" style:family="table-column">
      <style:table-column-properties style:column-width="2.1806in"/>
    </style:style>
    <style:style style:name="Table9.1" style:family="table-row">
      <style:table-row-properties style:keep-together="false"/>
    </style:style>
    <style:style style:name="Table9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9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9.D1" style:family="table-cell">
      <style:table-cell-properties fo:padding="0.0382in" fo:border="0.0007in solid #666666"/>
    </style:style>
    <style:style style:name="Table9.A2" style:family="table-cell">
      <style:table-cell-properties fo:padding="0.0382in" fo:border-left="0.0007in solid #666666" fo:border-right="none" fo:border-top="none" fo:border-bottom="0.0007in solid #666666"/>
    </style:style>
    <style:style style:name="Table9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" style:family="table">
      <style:table-properties style:width="6.441in" table:align="right"/>
    </style:style>
    <style:style style:name="Table1.A" style:family="table-column">
      <style:table-column-properties style:column-width="1.6257in"/>
    </style:style>
    <style:style style:name="Table1.B" style:family="table-column">
      <style:table-column-properties style:column-width="1.3326in"/>
    </style:style>
    <style:style style:name="Table1.C" style:family="table-column">
      <style:table-column-properties style:column-width="1.0424in"/>
    </style:style>
    <style:style style:name="Table1.D" style:family="table-column">
      <style:table-column-properties style:column-width="2.4403in"/>
    </style:style>
    <style:style style:name="Table1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fo:padding="0.0382in" fo:border="0.0007in solid #666666"/>
    </style:style>
    <style:style style:name="Table1.2" style:family="table-row">
      <style:table-row-properties style:keep-together="false"/>
    </style:style>
    <style:style style:name="Table1.A2" style:family="table-cell">
      <style:table-cell-properties fo:padding="0.0382in" fo:border-left="0.0007in solid #666666" fo:border-right="none" fo:border-top="none" fo:border-bottom="0.0007in solid #666666"/>
    </style:style>
    <style:style style:name="Table1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3" style:family="table">
      <style:table-properties style:width="6.441in" table:align="right"/>
    </style:style>
    <style:style style:name="Table3.A" style:family="table-column">
      <style:table-column-properties style:column-width="1.6257in"/>
    </style:style>
    <style:style style:name="Table3.B" style:family="table-column">
      <style:table-column-properties style:column-width="1.3326in"/>
    </style:style>
    <style:style style:name="Table3.C" style:family="table-column">
      <style:table-column-properties style:column-width="0.9799in"/>
    </style:style>
    <style:style style:name="Table3.D" style:family="table-column">
      <style:table-column-properties style:column-width="2.5028in"/>
    </style:style>
    <style:style style:name="Table3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3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3.D1" style:family="table-cell">
      <style:table-cell-properties fo:padding="0.0382in" fo:border="0.0007in solid #666666"/>
    </style:style>
    <style:style style:name="Table3.2" style:family="table-row">
      <style:table-row-properties style:keep-together="false"/>
    </style:style>
    <style:style style:name="Table3.A2" style:family="table-cell">
      <style:table-cell-properties fo:padding="0.0382in" fo:border-left="0.0007in solid #666666" fo:border-right="none" fo:border-top="none" fo:border-bottom="0.0007in solid #666666"/>
    </style:style>
    <style:style style:name="Table3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4" style:family="table">
      <style:table-properties style:width="6.4618in" table:align="right"/>
    </style:style>
    <style:style style:name="Table4.A" style:family="table-column">
      <style:table-column-properties style:column-width="1.8431in"/>
    </style:style>
    <style:style style:name="Table4.B" style:family="table-column">
      <style:table-column-properties style:column-width="1.1361in"/>
    </style:style>
    <style:style style:name="Table4.C" style:family="table-column">
      <style:table-column-properties style:column-width="1.084in"/>
    </style:style>
    <style:style style:name="Table4.D" style:family="table-column">
      <style:table-column-properties style:column-width="2.3986in"/>
    </style:style>
    <style:style style:name="Table4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4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4.D1" style:family="table-cell">
      <style:table-cell-properties fo:padding="0.0382in" fo:border="0.0007in solid #666666"/>
    </style:style>
    <style:style style:name="Table4.A2" style:family="table-cell">
      <style:table-cell-properties fo:padding="0.0382in" fo:border-left="0.0007in solid #666666" fo:border-right="none" fo:border-top="none" fo:border-bottom="0.0007in solid #666666"/>
    </style:style>
    <style:style style:name="Table4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2" style:family="table">
      <style:table-properties style:width="6.4618in" table:align="right"/>
    </style:style>
    <style:style style:name="Table2.A" style:family="table-column">
      <style:table-column-properties style:column-width="1.6451in"/>
    </style:style>
    <style:style style:name="Table2.B" style:family="table-column">
      <style:table-column-properties style:column-width="1.4792in"/>
    </style:style>
    <style:style style:name="Table2.C" style:family="table-column">
      <style:table-column-properties style:column-width="0.8542in"/>
    </style:style>
    <style:style style:name="Table2.D" style:family="table-column">
      <style:table-column-properties style:column-width="2.4833in"/>
    </style:style>
    <style:style style:name="Table2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2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2.D1" style:family="table-cell">
      <style:table-cell-properties fo:padding="0.0382in" fo:border="0.0007in solid #666666"/>
    </style:style>
    <style:style style:name="Table2.A2" style:family="table-cell">
      <style:table-cell-properties fo:padding="0.0382in" fo:border-left="0.0007in solid #666666" fo:border-right="none" fo:border-top="none" fo:border-bottom="0.0007in solid #666666"/>
    </style:style>
    <style:style style:name="Table2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5" style:family="table">
      <style:table-properties style:width="6.4618in" table:align="right"/>
    </style:style>
    <style:style style:name="Table15.A" style:family="table-column">
      <style:table-column-properties style:column-width="1.6451in"/>
    </style:style>
    <style:style style:name="Table15.B" style:family="table-column">
      <style:table-column-properties style:column-width="1.6875in"/>
    </style:style>
    <style:style style:name="Table15.C" style:family="table-column">
      <style:table-column-properties style:column-width="0.9486in"/>
    </style:style>
    <style:style style:name="Table15.D" style:family="table-column">
      <style:table-column-properties style:column-width="2.1806in"/>
    </style:style>
    <style:style style:name="Table15.1" style:family="table-row">
      <style:table-row-properties style:keep-together="false"/>
    </style:style>
    <style:style style:name="Table15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5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5.D1" style:family="table-cell">
      <style:table-cell-properties fo:padding="0.0382in" fo:border="0.0007in solid #666666"/>
    </style:style>
    <style:style style:name="Table15.A2" style:family="table-cell">
      <style:table-cell-properties fo:padding="0.0382in" fo:border-left="0.0007in solid #666666" fo:border-right="none" fo:border-top="none" fo:border-bottom="0.0007in solid #666666"/>
    </style:style>
    <style:style style:name="Table15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1" style:family="table">
      <style:table-properties style:width="6.4618in" table:align="right"/>
    </style:style>
    <style:style style:name="Table11.A" style:family="table-column">
      <style:table-column-properties style:column-width="1.6451in"/>
    </style:style>
    <style:style style:name="Table11.B" style:family="table-column">
      <style:table-column-properties style:column-width="1.334in"/>
    </style:style>
    <style:style style:name="Table11.C" style:family="table-column">
      <style:table-column-properties style:column-width="0.8236in"/>
    </style:style>
    <style:style style:name="Table11.D" style:family="table-column">
      <style:table-column-properties style:column-width="2.659in"/>
    </style:style>
    <style:style style:name="Table11.1" style:family="table-row">
      <style:table-row-properties style:keep-together="false"/>
    </style:style>
    <style:style style:name="Table11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1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1.D1" style:family="table-cell">
      <style:table-cell-properties fo:padding="0.0382in" fo:border="0.0007in solid #666666"/>
    </style:style>
    <style:style style:name="Table11.A2" style:family="table-cell">
      <style:table-cell-properties fo:padding="0.0382in" fo:border-left="0.0007in solid #666666" fo:border-right="none" fo:border-top="none" fo:border-bottom="0.0007in solid #666666"/>
    </style:style>
    <style:style style:name="Table11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2" style:family="table">
      <style:table-properties style:width="6.4618in" table:align="right"/>
    </style:style>
    <style:style style:name="Table12.A" style:family="table-column">
      <style:table-column-properties style:column-width="1.6451in"/>
    </style:style>
    <style:style style:name="Table12.B" style:family="table-column">
      <style:table-column-properties style:column-width="1.334in"/>
    </style:style>
    <style:style style:name="Table12.C" style:family="table-column">
      <style:table-column-properties style:column-width="1.2194in"/>
    </style:style>
    <style:style style:name="Table12.D" style:family="table-column">
      <style:table-column-properties style:column-width="2.2632in"/>
    </style:style>
    <style:style style:name="Table12.1" style:family="table-row">
      <style:table-row-properties style:keep-together="false"/>
    </style:style>
    <style:style style:name="Table12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2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2.D1" style:family="table-cell">
      <style:table-cell-properties fo:padding="0.0382in" fo:border="0.0007in solid #666666"/>
    </style:style>
    <style:style style:name="Table12.A2" style:family="table-cell">
      <style:table-cell-properties fo:padding="0.0382in" fo:border-left="0.0007in solid #666666" fo:border-right="none" fo:border-top="none" fo:border-bottom="0.0007in solid #666666"/>
    </style:style>
    <style:style style:name="Table12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6" style:family="table">
      <style:table-properties style:width="6.4618in" table:align="right"/>
    </style:style>
    <style:style style:name="Table16.A" style:family="table-column">
      <style:table-column-properties style:column-width="2.0201in"/>
    </style:style>
    <style:style style:name="Table16.B" style:family="table-column">
      <style:table-column-properties style:column-width="0.9896in"/>
    </style:style>
    <style:style style:name="Table16.C" style:family="table-column">
      <style:table-column-properties style:column-width="1.1042in"/>
    </style:style>
    <style:style style:name="Table16.D" style:family="table-column">
      <style:table-column-properties style:column-width="2.3479in"/>
    </style:style>
    <style:style style:name="Table16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6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6.D1" style:family="table-cell">
      <style:table-cell-properties fo:padding="0.0382in" fo:border="0.0007in solid #666666"/>
    </style:style>
    <style:style style:name="Table16.2" style:family="table-row">
      <style:table-row-properties style:min-row-height="0.0681in"/>
    </style:style>
    <style:style style:name="Table16.A2" style:family="table-cell">
      <style:table-cell-properties fo:padding="0.0382in" fo:border-left="0.0007in solid #666666" fo:border-right="none" fo:border-top="none" fo:border-bottom="0.0007in solid #666666"/>
    </style:style>
    <style:style style:name="Table16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7" style:family="table">
      <style:table-properties style:width="6.4618in" table:align="right"/>
    </style:style>
    <style:style style:name="Table17.A" style:family="table-column">
      <style:table-column-properties style:column-width="2.0201in"/>
    </style:style>
    <style:style style:name="Table17.B" style:family="table-column">
      <style:table-column-properties style:column-width="0.9896in"/>
    </style:style>
    <style:style style:name="Table17.C" style:family="table-column">
      <style:table-column-properties style:column-width="1.1042in"/>
    </style:style>
    <style:style style:name="Table17.D" style:family="table-column">
      <style:table-column-properties style:column-width="2.3479in"/>
    </style:style>
    <style:style style:name="Table17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7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7.D1" style:family="table-cell">
      <style:table-cell-properties fo:padding="0.0382in" fo:border="0.0007in solid #666666"/>
    </style:style>
    <style:style style:name="Table17.A2" style:family="table-cell">
      <style:table-cell-properties fo:padding="0.0382in" fo:border-left="0.0007in solid #666666" fo:border-right="none" fo:border-top="none" fo:border-bottom="0.0007in solid #666666"/>
    </style:style>
    <style:style style:name="Table17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8" style:family="table">
      <style:table-properties style:width="6.4618in" table:align="right"/>
    </style:style>
    <style:style style:name="Table18.A" style:family="table-column">
      <style:table-column-properties style:column-width="2.0201in"/>
    </style:style>
    <style:style style:name="Table18.B" style:family="table-column">
      <style:table-column-properties style:column-width="0.9896in"/>
    </style:style>
    <style:style style:name="Table18.C" style:family="table-column">
      <style:table-column-properties style:column-width="1.1042in"/>
    </style:style>
    <style:style style:name="Table18.D" style:family="table-column">
      <style:table-column-properties style:column-width="2.3479in"/>
    </style:style>
    <style:style style:name="Table18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8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8.D1" style:family="table-cell">
      <style:table-cell-properties fo:padding="0.0382in" fo:border="0.0007in solid #666666"/>
    </style:style>
    <style:style style:name="Table18.A2" style:family="table-cell">
      <style:table-cell-properties fo:padding="0.0382in" fo:border-left="0.0007in solid #666666" fo:border-right="none" fo:border-top="none" fo:border-bottom="0.0007in solid #666666"/>
    </style:style>
    <style:style style:name="Table18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9" style:family="table">
      <style:table-properties style:width="6.4618in" table:align="right"/>
    </style:style>
    <style:style style:name="Table19.A" style:family="table-column">
      <style:table-column-properties style:column-width="2.0201in"/>
    </style:style>
    <style:style style:name="Table19.B" style:family="table-column">
      <style:table-column-properties style:column-width="0.9896in"/>
    </style:style>
    <style:style style:name="Table19.C" style:family="table-column">
      <style:table-column-properties style:column-width="1.1042in"/>
    </style:style>
    <style:style style:name="Table19.D" style:family="table-column">
      <style:table-column-properties style:column-width="2.3479in"/>
    </style:style>
    <style:style style:name="Table19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9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9.D1" style:family="table-cell">
      <style:table-cell-properties fo:padding="0.0382in" fo:border="0.0007in solid #666666"/>
    </style:style>
    <style:style style:name="Table19.A2" style:family="table-cell">
      <style:table-cell-properties fo:padding="0.0382in" fo:border-left="0.0007in solid #666666" fo:border-right="none" fo:border-top="none" fo:border-bottom="0.0007in solid #666666"/>
    </style:style>
    <style:style style:name="Table19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0" style:family="table">
      <style:table-properties style:width="6.4583in" fo:margin-left="0.4632in" fo:margin-right="0.0035in" table:align="margins"/>
    </style:style>
    <style:style style:name="Table10.A" style:family="table-column">
      <style:table-column-properties style:column-width="2.0194in" style:rel-column-width="2908*"/>
    </style:style>
    <style:style style:name="Table10.B" style:family="table-column">
      <style:table-column-properties style:column-width="0.8792in" style:rel-column-width="1266*"/>
    </style:style>
    <style:style style:name="Table10.C" style:family="table-column">
      <style:table-column-properties style:column-width="1.3618in" style:rel-column-width="1961*"/>
    </style:style>
    <style:style style:name="Table10.D" style:family="table-column">
      <style:table-column-properties style:column-width="2.1958in" style:rel-column-width="3162*"/>
    </style:style>
    <style:style style:name="Table10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0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0.D1" style:family="table-cell">
      <style:table-cell-properties fo:padding="0.0382in" fo:border="0.0007in solid #666666"/>
    </style:style>
    <style:style style:name="Table10.A2" style:family="table-cell">
      <style:table-cell-properties fo:padding="0.0382in" fo:border-left="0.0007in solid #666666" fo:border-right="none" fo:border-top="none" fo:border-bottom="0.0007in solid #666666"/>
    </style:style>
    <style:style style:name="Table10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20" style:family="table">
      <style:table-properties style:width="6.4618in" table:align="right"/>
    </style:style>
    <style:style style:name="Table20.A" style:family="table-column">
      <style:table-column-properties style:column-width="2.0201in"/>
    </style:style>
    <style:style style:name="Table20.B" style:family="table-column">
      <style:table-column-properties style:column-width="0.9896in"/>
    </style:style>
    <style:style style:name="Table20.C" style:family="table-column">
      <style:table-column-properties style:column-width="1.1042in"/>
    </style:style>
    <style:style style:name="Table20.D" style:family="table-column">
      <style:table-column-properties style:column-width="2.3479in"/>
    </style:style>
    <style:style style:name="Table20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20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20.D1" style:family="table-cell">
      <style:table-cell-properties fo:padding="0.0382in" fo:border="0.0007in solid #666666"/>
    </style:style>
    <style:style style:name="Table20.A2" style:family="table-cell">
      <style:table-cell-properties fo:padding="0.0382in" fo:border-left="0.0007in solid #666666" fo:border-right="none" fo:border-top="none" fo:border-bottom="0.0007in solid #666666"/>
    </style:style>
    <style:style style:name="Table20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3" style:family="table">
      <style:table-properties style:width="6.4618in" table:align="right"/>
    </style:style>
    <style:style style:name="Table13.A" style:family="table-column">
      <style:table-column-properties style:column-width="1.9785in"/>
    </style:style>
    <style:style style:name="Table13.B" style:family="table-column">
      <style:table-column-properties style:column-width="1.1354in"/>
    </style:style>
    <style:style style:name="Table13.C" style:family="table-column">
      <style:table-column-properties style:column-width="0.8556in"/>
    </style:style>
    <style:style style:name="Table13.D" style:family="table-column">
      <style:table-column-properties style:column-width="2.4924in"/>
    </style:style>
    <style:style style:name="Table13.1" style:family="table-row">
      <style:table-row-properties style:keep-together="false"/>
    </style:style>
    <style:style style:name="Table13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3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3.D1" style:family="table-cell">
      <style:table-cell-properties fo:padding="0.0382in" fo:border="0.0007in solid #666666"/>
    </style:style>
    <style:style style:name="Table13.A2" style:family="table-cell">
      <style:table-cell-properties fo:padding="0.0382in" fo:border-left="0.0007in solid #666666" fo:border-right="none" fo:border-top="none" fo:border-bottom="0.0007in solid #666666"/>
    </style:style>
    <style:style style:name="Table13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3.12" style:family="table-row">
      <style:table-row-properties style:min-row-height="0.8972in" style:keep-together="false"/>
    </style:style>
    <style:style style:name="Table8" style:family="table">
      <style:table-properties style:width="6.4618in" table:align="right"/>
    </style:style>
    <style:style style:name="Table8.A" style:family="table-column">
      <style:table-column-properties style:column-width="1.6764in"/>
    </style:style>
    <style:style style:name="Table8.B" style:family="table-column">
      <style:table-column-properties style:column-width="1.2917in"/>
    </style:style>
    <style:style style:name="Table8.C" style:family="table-column">
      <style:table-column-properties style:column-width="1.3132in"/>
    </style:style>
    <style:style style:name="Table8.D" style:family="table-column">
      <style:table-column-properties style:column-width="2.1806in"/>
    </style:style>
    <style:style style:name="Table8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8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8.D1" style:family="table-cell">
      <style:table-cell-properties fo:padding="0.0382in" fo:border="0.0007in solid #666666"/>
    </style:style>
    <style:style style:name="Table8.A2" style:family="table-cell">
      <style:table-cell-properties fo:padding="0.0382in" fo:border-left="0.0007in solid #666666" fo:border-right="none" fo:border-top="none" fo:border-bottom="0.0007in solid #666666"/>
    </style:style>
    <style:style style:name="Table8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8.12" style:family="table-row">
      <style:table-row-properties style:keep-together="false"/>
    </style:style>
    <style:style style:name="Table14" style:family="table">
      <style:table-properties style:width="6.4618in" table:align="right"/>
    </style:style>
    <style:style style:name="Table14.A" style:family="table-column">
      <style:table-column-properties style:column-width="1.6451in"/>
    </style:style>
    <style:style style:name="Table14.B" style:family="table-column">
      <style:table-column-properties style:column-width="1.334in"/>
    </style:style>
    <style:style style:name="Table14.C" style:family="table-column">
      <style:table-column-properties style:column-width="0.7403in"/>
    </style:style>
    <style:style style:name="Table14.D" style:family="table-column">
      <style:table-column-properties style:column-width="2.7424in"/>
    </style:style>
    <style:style style:name="Table14.1" style:family="table-row">
      <style:table-row-properties style:keep-together="false"/>
    </style:style>
    <style:style style:name="Table14.A1" style:family="table-cell">
      <style:table-cell-properties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le14.B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4.D1" style:family="table-cell">
      <style:table-cell-properties fo:padding="0.0382in" fo:border="0.0007in solid #666666"/>
    </style:style>
    <style:style style:name="Table14.A2" style:family="table-cell">
      <style:table-cell-properties fo:padding="0.0382in" fo:border-left="0.0007in solid #666666" fo:border-right="none" fo:border-top="none" fo:border-bottom="0.0007in solid #666666"/>
    </style:style>
    <style:style style:name="Table14.D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Table14.7" style:family="table-row">
      <style:table-row-properties style:min-row-height="0.0514in" style:keep-together="false"/>
    </style:style>
    <style:style style:name="P1" style:family="paragraph" style:parent-style-name="Section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SubSection">
      <style:paragraph-properties>
        <style:tab-stops>
          <style:tab-stop style:position="7.6437in" style:type="right" style:leader-style="dotted" style:leader-text="."/>
        </style:tab-stops>
      </style:paragraph-properties>
    </style:style>
    <style:style style:name="P3" style:family="paragraph" style:parent-style-name="Property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color="#4c4c4c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Heading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margin-left="-0.0484in" fo:margin-right="0.0035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9pt" fo:font-style="normal" style:font-size-asian="9pt" style:font-style-asian="normal" style:font-size-complex="9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margin-left="0.7189in" fo:margin-right="0in" fo:text-indent="-0.7189in" style:auto-text-indent="false">
        <style:tab-stops/>
      </style:paragraph-properties>
      <style:text-properties fo:color="#4c4c4c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.7189in" fo:margin-right="0in" fo:text-indent="-0.7189in" style:auto-text-indent="false">
        <style:tab-stops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4898in" fo:margin-right="0in" fo:text-indent="0.0102in" style:auto-text-indent="false">
        <style:tab-stops/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.6457in" fo:margin-right="0in" fo:text-indent="-0.0102in" style:auto-text-indent="false">
        <style:tab-stops/>
      </style:paragraph-properties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.6457in" fo:margin-right="0in" fo:text-indent="0in" style:auto-text-indent="false">
        <style:tab-stops/>
      </style:paragraph-properties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color="#000000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in" fo:margin-right="0in" fo:text-indent="0.4898in" style:auto-text-indent="false">
        <style:tab-stops>
          <style:tab-stop style:position="0.4898in"/>
        </style:tab-stops>
      </style:paragraph-properties>
    </style:style>
    <style:style style:name="P19" style:family="paragraph" style:parent-style-name="Table_20_Contents">
      <style:paragraph-properties fo:margin-left="0in" fo:margin-right="0in" fo:text-indent="0.4898in" style:auto-text-indent="false"/>
    </style:style>
    <style:style style:name="P20" style:family="paragraph" style:parent-style-name="Table_20_Contents">
      <style:paragraph-properties fo:margin-left="0in" fo:margin-right="0in" fo:text-indent="0.4898in" style:auto-text-indent="false"/>
      <style:text-properties style:font-name="Courier New" fo:font-size="9pt" style:font-size-asian="9pt" style:font-size-complex="9pt"/>
    </style:style>
    <style:style style:name="P21" style:family="paragraph" style:parent-style-name="Table_20_Contents">
      <style:paragraph-properties fo:margin-left="0in" fo:margin-right="0in" fo:text-indent="0.4898in" style:auto-text-indent="false">
        <style:tab-stops>
          <style:tab-stop style:position="0.5in"/>
        </style:tab-stops>
      </style:paragraph-properties>
    </style:style>
    <style:style style:name="P22" style:family="paragraph" style:parent-style-name="Table_20_Contents">
      <style:paragraph-properties fo:margin-left="0in" fo:margin-right="0in" fo:text-indent="0.4898in" style:auto-text-indent="false"/>
      <style:text-properties fo:font-style="italic" style:font-style-asian="italic" style:font-style-complex="italic"/>
    </style:style>
    <style:style style:name="P23" style:family="paragraph" style:parent-style-name="Table_20_Contents">
      <style:paragraph-properties fo:margin-left="0in" fo:margin-right="0in" fo:text-indent="0.4898in" style:auto-text-indent="false">
        <style:tab-stops>
          <style:tab-stop style:position="0.4791in"/>
        </style:tab-stops>
      </style:paragraph-properties>
    </style:style>
    <style:style style:name="P24" style:family="paragraph" style:parent-style-name="Table_20_Contents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.0098in" style:auto-text-indent="false"/>
    </style:style>
    <style:style style:name="P26" style:family="paragraph" style:parent-style-name="Property"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.511in" fo:margin-right="0in" fo:text-indent="0in" style:auto-text-indent="false"/>
    </style:style>
    <style:style style:name="P28" style:family="paragraph" style:parent-style-name="Standard">
      <style:paragraph-properties fo:margin-left="0.5in" fo:margin-right="0in" fo:text-indent="0in" style:auto-text-indent="false">
        <style:tab-stops/>
      </style:paragraph-properties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.7189in" fo:margin-right="0in" fo:text-indent="-0.7189in" style:auto-text-indent="false">
        <style:tab-stops/>
      </style:paragraph-properties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left="0.7189in" fo:margin-right="0in" fo:text-indent="-0.7189in" style:auto-text-indent="false">
        <style:tab-stops/>
      </style:paragraph-properties>
      <style:text-properties fo:font-size="12pt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P32" style:family="paragraph" style:parent-style-name="SubSection"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P33" style:family="paragraph" style:parent-style-name="SubSection">
      <style:paragraph-properties fo:margin-left="0in" fo:margin-right="0in" fo:text-indent="0in" style:auto-text-indent="false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-0.0484in" fo:margin-right="0.0035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Standard">
      <style:paragraph-properties fo:margin-left="0.0102in" fo:margin-right="0in" fo:text-indent="-0.0102in" style:auto-text-indent="false">
        <style:tab-stops/>
      </style:paragraph-properties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Standard">
      <style:paragraph-properties fo:margin-left="0.5in" fo:margin-right="0in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.5in" fo:margin-right="0in" fo:text-indent="0in" style:auto-text-indent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 style:parent-style-name="Code">
      <style:text-properties fo:font-size="10pt" style:font-size-asian="10pt" style:font-size-complex="10pt"/>
    </style:style>
    <style:style style:name="T5" style:family="text" style:parent-style-name="Code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 style:parent-style-name="Code">
      <style:text-properties style:font-name="Courier New" fo:font-size="10pt" style:font-size-asian="10pt" style:font-size-complex="10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Courier New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9" style:family="text" style:parent-style-name="Code"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T10" style:family="text" style:parent-style-name="Code"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font-name="Courier New" fo:font-size="9pt" style:font-size-asian="9pt" style:font-size-complex="9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Section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SubSection">
            <text:index-entry-span>    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Property">
            <text:index-entry-span>        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tion"/>
          </text:index-source-styles>
          <text:index-source-styles text:outline-level="2">
            <text:index-source-style text:style-name="SubSection"/>
          </text:index-source-styles>
          <text:index-source-styles text:outline-level="3">
            <text:index-source-style text:style-name="Property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Stdlib<text:tab/>5</text:p>
          <text:p text:style-name="P2"><text:s text:c="8"/>Date Methods<text:tab/>6</text:p>
          <text:p text:style-name="P3"><text:s text:c="12"/>strftime<text:tab/>6</text:p>
          <text:p text:style-name="P3"><text:s text:c="12"/>toISODateString<text:tab/>6</text:p>
          <text:p text:style-name="P3"><text:s text:c="12"/>toISO<text:tab/>6</text:p>
          <text:p text:style-name="P3"><text:s text:c="12"/>toISODateString<text:tab/>6</text:p>
          <text:p text:style-name="P3"><text:s text:c="12"/>toISOString<text:tab/>6</text:p>
          <text:p text:style-name="P2"><text:s text:c="8"/>File and Folder Methods<text:tab/>7</text:p>
          <text:p text:style-name="P3"><text:s text:c="12"/>findFiles<text:tab/>7</text:p>
          <text:p text:style-name="P3"><text:s text:c="12"/>getFiles<text:tab/>7</text:p>
          <text:p text:style-name="P3"><text:s text:c="12"/>toUIString<text:tab/>7</text:p>
          <text:p text:style-name="P3"><text:s text:c="12"/>strf<text:tab/>7</text:p>
          <text:p text:style-name="P3"><text:s text:c="12"/>toUIString<text:tab/>7</text:p>
          <text:p text:style-name="P2"><text:s text:c="8"/>File and Folder <text:s/>Functions<text:tab/>9</text:p>
          <text:p text:style-name="P3"><text:s text:c="12"/>compareFiles<text:tab/>9</text:p>
          <text:p text:style-name="P3"><text:s text:c="12"/>convertFptr<text:tab/>9</text:p>
          <text:p text:style-name="P3"><text:s text:c="12"/>createFolder<text:tab/>9</text:p>
          <text:p text:style-name="P3"><text:s text:c="12"/>findFiles<text:tab/>9</text:p>
          <text:p text:style-name="P3"><text:s text:c="12"/>fromCSVString<text:tab/>9</text:p>
          <text:p text:style-name="P3"><text:s text:c="12"/>fromIniString<text:tab/>9</text:p>
          <text:p text:style-name="P3"><text:s text:c="12"/>getFiles<text:tab/>10</text:p>
          <text:p text:style-name="P3"><text:s text:c="12"/>getFolders<text:tab/>10</text:p>
          <text:p text:style-name="P3"><text:s text:c="12"/>getImageFiles<text:tab/>10</text:p>
          <text:p text:style-name="P3"><text:s text:c="12"/>isImageFile<text:tab/>10</text:p>
          <text:p text:style-name="P3"><text:s text:c="12"/>log<text:tab/>10</text:p>
          <text:p text:style-name="P3"><text:s text:c="12"/>readCSVFile<text:tab/>10</text:p>
          <text:p text:style-name="P3"><text:s text:c="12"/>readFromFile<text:tab/>10</text:p>
          <text:p text:style-name="P3"><text:s text:c="12"/>readIniFile<text:tab/>10</text:p>
          <text:p text:style-name="P3"><text:s text:c="12"/>selectFile<text:tab/>10</text:p>
          <text:p text:style-name="P3"><text:s text:c="12"/>selectFolder<text:tab/>10</text:p>
          <text:p text:style-name="P3"><text:s text:c="12"/>toIniString<text:tab/>10</text:p>
          <text:p text:style-name="P3"><text:s text:c="12"/>writeIniFile<text:tab/>11</text:p>
          <text:p text:style-name="P3"><text:s text:c="12"/>writeToFile<text:tab/>11</text:p>
          <text:p text:style-name="P2"><text:s text:c="8"/>String Methods<text:tab/>12</text:p>
          <text:p text:style-name="P3"><text:s text:c="12"/>contains<text:tab/>12</text:p>
          <text:p text:style-name="P3"><text:s text:c="12"/>containsWord<text:tab/>12</text:p>
          <text:p text:style-name="P3"><text:s text:c="12"/>endsWith<text:tab/>12</text:p>
          <text:p text:style-name="P3"><text:s text:c="12"/>reverse<text:tab/>12</text:p>
          <text:p text:style-name="P3"><text:s text:c="12"/>sprintf<text:tab/>12</text:p>
          <text:p text:style-name="P3"><text:s text:c="12"/>(args)<text:tab/>12</text:p>
          <text:p text:style-name="P3"><text:s text:c="12"/>startsWith<text:tab/>12</text:p>
          <text:p text:style-name="P3"><text:s text:c="12"/>trim<text:tab/>12</text:p>
          <text:p text:style-name="P2"><text:s text:c="8"/>Global Functions<text:tab/>13</text:p>
          <text:p text:style-name="P3"><text:s text:c="12"/>cTID<text:tab/>13</text:p>
          <text:p text:style-name="P3"><text:s text:c="12"/>getUnitValue<text:tab/>13</text:p>
          <text:p text:style-name="P3"><text:s text:c="12"/>id2char<text:tab/>13</text:p>
          <text:p text:style-name="P3"><text:s text:c="12"/>isCS<text:tab/>13</text:p>
          <text:p text:style-name="P3"><text:s text:c="12"/>isCS2<text:tab/>13</text:p>
          <text:p text:style-name="P3"><text:s text:c="12"/>isCS3<text:tab/>13</text:p>
          <text:p text:style-name="P3"><text:s text:c="12"/>isPS7<text:tab/>13</text:p>
          <text:p text:style-name="P3"><text:s text:c="12"/>listGlobals<text:tab/>13</text:p>
          <text:p text:style-name="P3"><text:s text:c="12"/>listProps<text:tab/>13</text:p>
          <text:p text:style-name="P3"><text:s text:c="12"/>sTID<text:tab/>13</text:p>
          <text:p text:style-name="P3"><text:s text:c="12"/>throwError<text:tab/>13</text:p>
          <text:p text:style-name="P3"><text:s text:c="12"/>throwFileError<text:tab/>14</text:p>
          <text:p text:style-name="P3"><text:s text:c="12"/>xTID<text:tab/>14</text:p>
          <text:p text:style-name="P2"><text:s text:c="8"/>Action Functions<text:tab/>14</text:p>
          <text:p text:style-name="P3"><text:s text:c="12"/>backupActionsPalette<text:tab/>15</text:p>
          <text:p text:style-name="P3"><text:s text:c="12"/>deleteAction<text:tab/>15</text:p>
          <text:p text:style-name="P3"><text:s text:c="12"/>deleteActionSet<text:tab/>15</text:p>
          <text:p text:style-name="P3"><text:s text:c="12"/>deleteActionStep<text:tab/>15</text:p>
          <text:p text:style-name="P3"><text:s text:c="12"/>deleteAllActionSets<text:tab/>15</text:p>
          <text:p text:style-name="P3"><text:s text:c="12"/>getActions<text:tab/>15</text:p>
          <text:p text:style-name="P3"><text:s text:c="12"/>getActionSets<text:tab/>15</text:p>
          <text:p text:style-name="P3"><text:s text:c="12"/>hasAction<text:tab/>15</text:p>
          <text:p text:style-name="P3"><text:s text:c="12"/>loadActionFile<text:tab/>15</text:p>
          <text:p text:style-name="P3"><text:s text:c="12"/>loadActionFiles<text:tab/>15</text:p>
          <text:p text:style-name="P3"><text:s text:c="12"/>setActionPlaybackOption<text:tab/>15</text:p>
          <text:p text:style-name="P3"><text:s text:c="12"/>setPlaybackAcclerated<text:tab/>15</text:p>
          <text:p text:style-name="P3"><text:s text:c="12"/>setPlaybackPaused<text:tab/>15</text:p>
          <text:p text:style-name="P3"><text:s text:c="12"/>setPlaybackStepByStep<text:tab/>15</text:p>
          <text:p text:style-name="P2"><text:s text:c="8"/>Color <text:s/>Functions<text:tab/>16</text:p>
          <text:p text:style-name="P3"><text:s text:c="12"/>createRGBColor<text:tab/>16</text:p>
          <text:p text:style-name="P3"><text:s text:c="12"/>createSwatch<text:tab/>16</text:p>
          <text:p text:style-name="P3"><text:s text:c="12"/>getColorAt<text:tab/>16</text:p>
          <text:p text:style-name="P3"><text:s text:c="12"/>rgbToArray<text:tab/>16</text:p>
          <text:p text:style-name="P3"><text:s text:c="12"/>rgbToString<text:tab/>16</text:p>
          <text:p text:style-name="P3"><text:s text:c="12"/>selectColorRange<text:tab/>16</text:p>
          <text:p text:style-name="P3"><text:s text:c="12"/>selectColorRangeRGB<text:tab/>16</text:p>
          <text:p text:style-name="P2"><text:s text:c="8"/>Container Functions<text:tab/>17</text:p>
          <text:p text:style-name="P3"><text:s text:c="12"/>getAllByName<text:tab/>17</text:p>
          <text:p text:style-name="P3"><text:s text:c="12"/>getByName<text:tab/>17</text:p>
          <text:p text:style-name="P3"><text:s text:c="12"/>getByFunction<text:tab/>17</text:p>
          <text:p text:style-name="P3"><text:s text:c="12"/>getByProperty<text:tab/>18</text:p>
          <text:p text:style-name="P2"><text:s text:c="8"/>Document Functions<text:tab/>18</text:p>
          <text:p text:style-name="P3"><text:s text:c="12"/>duplicateDocument<text:tab/>18</text:p>
          <text:p text:style-name="P3"><text:s text:c="12"/>fitImage<text:tab/>18</text:p>
          <text:p text:style-name="P3"><text:s text:c="12"/>getDocumentName<text:tab/>18</text:p>
          <text:p text:style-name="P3"><text:s text:c="12"/>hasBackground<text:tab/>18</text:p>
          <text:p text:style-name="P3"><text:s text:c="12"/>isDocumentNew<text:tab/>19</text:p>
          <text:p text:style-name="P3"><text:s text:c="12"/>isDocumentOpen<text:tab/>19</text:p>
          <text:p text:style-name="P3"><text:s text:c="12"/>isLandscapeMode<text:tab/>19</text:p>
          <text:p text:style-name="P3"><text:s text:c="12"/>isPortraitMode<text:tab/>19</text:p>
          <text:p text:style-name="P3"><text:s text:c="12"/>isSquareMode<text:tab/>19</text:p>
          <text:p text:style-name="P3"><text:s text:c="12"/>newDocument<text:tab/>19</text:p>
          <text:p text:style-name="P3"><text:s text:c="12"/>openDialogPS7<text:tab/>19</text:p>
          <text:p text:style-name="P3"><text:s text:c="12"/>revertDocument<text:tab/>19</text:p>
          <text:p text:style-name="P2"><text:s text:c="8"/>History Functions<text:tab/>20</text:p>
          <text:p text:style-name="P3"><text:s text:c="12"/>deleteSnapshot<text:tab/>20</text:p>
          <text:p text:style-name="P3"><text:s text:c="12"/>hist<text:tab/>20</text:p>
          <text:p text:style-name="P3"><text:s text:c="12"/>redo<text:tab/>20</text:p>
          <text:p text:style-name="P3"><text:s text:c="12"/>revertToLastSnapshot<text:tab/>20</text:p>
          <text:p text:style-name="P3"><text:s text:c="12"/>revertToSnapshot<text:tab/>20</text:p>
          <text:p text:style-name="P3"><text:s text:c="12"/>takeSnapshot<text:tab/>20</text:p>
          <text:p text:style-name="P3"><text:s text:c="12"/>undo<text:tab/>20</text:p>
          <text:p text:style-name="P2"><text:s text:c="8"/>Layer and Mask Functions<text:tab/>20</text:p>
          <text:p text:style-name="P3"><text:s text:c="12"/>clearEffects<text:tab/>21</text:p>
          <text:p text:style-name="P3"><text:s text:c="12"/>copyEffects<text:tab/>21</text:p>
          <text:p text:style-name="P3"><text:s text:c="12"/>copyStyles<text:tab/>21</text:p>
          <text:p text:style-name="P3"><text:s text:c="12"/>hasEffects<text:tab/>21</text:p>
          <text:p text:style-name="P3"><text:s text:c="12"/>hideLayerEffects<text:tab/>21</text:p>
          <text:p text:style-name="P3"><text:s text:c="12"/>pasteEffects<text:tab/>21</text:p>
          <text:p text:style-name="P3"><text:s text:c="12"/>pasteStyles<text:tab/>21</text:p>
          <text:p text:style-name="P3"><text:s text:c="12"/>showLayerEffects<text:tab/>21</text:p>
          <text:p text:style-name="P3"><text:s text:c="12"/>appendMaskToSelection<text:tab/>21</text:p>
          <text:p text:style-name="P3"><text:s text:c="12"/>createLayerMask<text:tab/>21</text:p>
          <text:p text:style-name="P3"><text:s text:c="12"/>disableLayerMask<text:tab/>21</text:p>
          <text:p text:style-name="P3"><text:s text:c="12"/>enableLayerMask<text:tab/>21</text:p>
          <text:p text:style-name="P3"><text:s text:c="12"/>getMaskBounds<text:tab/>21</text:p>
          <text:p text:style-name="P3"><text:s text:c="12"/>hasLayerMask<text:tab/>21</text:p>
          <text:p text:style-name="P3"><text:s text:c="12"/>insertImageIntoMask<text:tab/>21</text:p>
          <text:p text:style-name="P3"><text:s text:c="12"/>linkLayerMask<text:tab/>22</text:p>
          <text:p text:style-name="P3"><text:s text:c="12"/>removeLayerMask<text:tab/>22</text:p>
          <text:p text:style-name="P3"><text:s text:c="12"/>selectLayerMask<text:tab/>22</text:p>
          <text:p text:style-name="P3"><text:s text:c="12"/>selectMaskChannel<text:tab/>22</text:p>
          <text:p text:style-name="P3"><text:s text:c="12"/>setLayerMaskEnabledState<text:tab/>22</text:p>
          <text:p text:style-name="P3"><text:s text:c="12"/>unlinkLayerMask<text:tab/>22</text:p>
          <text:p text:style-name="P3"><text:s text:c="12"/>copyLayerToDocument<text:tab/>22</text:p>
          <text:p text:style-name="P3"><text:s text:c="12"/>deleteAllHiddenLayers<text:tab/>22</text:p>
          <text:p text:style-name="P3"><text:s text:c="12"/>deleteSelectedLayers<text:tab/>22</text:p>
          <text:p text:style-name="P3"><text:s text:c="12"/>findLayer<text:tab/>22</text:p>
          <text:p text:style-name="P3"><text:s text:c="12"/>getLayersList<text:tab/>22</text:p>
          <text:p text:style-name="P3"><text:s text:c="12"/>getSelectedLayers<text:tab/>22</text:p>
          <text:p text:style-name="P3"><text:s text:c="12"/>getVisibleLayers<text:tab/>22</text:p>
          <text:p text:style-name="P3"><text:s text:c="12"/>hideAllLayers<text:tab/>22</text:p>
          <text:p text:style-name="P3"><text:s text:c="12"/>linkSelectedLayers<text:tab/>23</text:p>
          <text:p text:style-name="P3"><text:s text:c="12"/>makeDocFromLayer<text:tab/>23</text:p>
          <text:p text:style-name="P3"><text:s text:c="12"/>mergeVisible<text:tab/>23</text:p>
          <text:p text:style-name="P3"><text:s text:c="12"/>newGroupFromLayers<text:tab/>23</text:p>
          <text:p text:style-name="P3"><text:s text:c="12"/>selectLayers<text:tab/>23</text:p>
          <text:p text:style-name="P3"><text:s text:c="12"/>selectLinkedLayers<text:tab/>23</text:p>
          <text:p text:style-name="P3"><text:s text:c="12"/>showAllLayers<text:tab/>23</text:p>
          <text:p text:style-name="P3"><text:s text:c="12"/>traverseLayers<text:tab/>23</text:p>
          <text:p text:style-name="P3"><text:s text:c="12"/>unlinkSelectedLayers<text:tab/>23</text:p>
          <text:p text:style-name="P3"><text:s text:c="12"/>freeTransform<text:tab/>23</text:p>
          <text:p text:style-name="P3"><text:s text:c="12"/>rotateLayer<text:tab/>23</text:p>
          <text:p text:style-name="P3"><text:s text:c="12"/>transformLayer<text:tab/>23</text:p>
          <text:p text:style-name="P3"><text:s text:c="12"/>transformScale<text:tab/>23</text:p>
          <text:p text:style-name="P3"><text:s text:c="12"/>getLayerDescriptor<text:tab/>24</text:p>
          <text:p text:style-name="P3"><text:s text:c="12"/>getLayerDescriptorByIndex<text:tab/>24</text:p>
          <text:p text:style-name="P3"><text:s text:c="12"/>getLayerIndex<text:tab/>24</text:p>
          <text:p text:style-name="P3"><text:s text:c="12"/>getLayerID<text:tab/>24</text:p>
          <text:p text:style-name="P3"><text:s text:c="12"/>isLayerEmpty<text:tab/>24</text:p>
          <text:p text:style-name="P3"><text:s text:c="12"/>isLayerSelected<text:tab/>24</text:p>
          <text:p text:style-name="P3"><text:s text:c="12"/>loadSelection<text:tab/>24</text:p>
          <text:p text:style-name="P3"><text:s text:c="12"/>rasterizeLayer<text:tab/>24</text:p>
          <text:p text:style-name="P3"><text:s text:c="12"/>selectLayer<text:tab/>24</text:p>
          <text:p text:style-name="P3"><text:s text:c="12"/>selectLayerByIndex<text:tab/>24</text:p>
          <text:p text:style-name="P3"><text:s text:c="12"/>selectTransparencyChannel<text:tab/>24</text:p>
          <text:p text:style-name="P2"><text:s text:c="8"/>Selection and Path Functions<text:tab/>25</text:p>
          <text:p text:style-name="P3"><text:s text:c="12"/>computeSelectionBounds<text:tab/>26</text:p>
          <text:p text:style-name="P3"><text:s text:c="12"/>computeSelectionBoundsLS<text:tab/>26</text:p>
          <text:p text:style-name="P3"><text:s text:c="12"/>computeSelectionBoundsPS7<text:tab/>26</text:p>
          <text:p text:style-name="P3"><text:s text:c="12"/>computeSelectionRegion<text:tab/>26</text:p>
          <text:p text:style-name="P3"><text:s text:c="12"/>crop<text:tab/>26</text:p>
          <text:p text:style-name="P3"><text:s text:c="12"/>deselectActivePath<text:tab/>26</text:p>
          <text:p text:style-name="P3"><text:s text:c="12"/>getPathItems<text:tab/>26</text:p>
          <text:p text:style-name="P3"><text:s text:c="12"/>getSelectionBounds<text:tab/>26</text:p>
          <text:p text:style-name="P3"><text:s text:c="12"/>interactiveCrop<text:tab/>26</text:p>
          <text:p text:style-name="P3"><text:s text:c="12"/>hasSelection<text:tab/>26</text:p>
          <text:p text:style-name="P3"><text:s text:c="12"/>magicWand<text:tab/>26</text:p>
          <text:p text:style-name="P3"><text:s text:c="12"/>makeWorkPath<text:tab/>26</text:p>
          <text:p text:style-name="P3"><text:s text:c="12"/>selectBounds<text:tab/>26</text:p>
          <text:p text:style-name="P3"><text:s text:c="12"/>selectSimilar<text:tab/>26</text:p>
          <text:p text:style-name="P3"><text:s text:c="12"/>transformSelection<text:tab/>26</text:p>
          <text:p text:style-name="P2"><text:s text:c="8"/>Miscellaneous Photoshop Functions<text:tab/>27</text:p>
          <text:p text:style-name="P3"><text:s text:c="12"/>addTextLayer<text:tab/>27</text:p>
          <text:p text:style-name="P3"><text:s text:c="12"/>applyDataSet<text:tab/>27</text:p>
          <text:p text:style-name="P3"><text:s text:c="12"/>batch<text:tab/>27</text:p>
          <text:p text:style-name="P3"><text:s text:c="12"/>btRunScript<text:tab/>28</text:p>
          <text:p text:style-name="P3"><text:s text:c="12"/>clearGuides<text:tab/>28</text:p>
          <text:p text:style-name="P3"><text:s text:c="12"/>createGuide<text:tab/>28</text:p>
          <text:p text:style-name="P3"><text:s text:c="12"/>createHorizontalGuide<text:tab/>28</text:p>
          <text:p text:style-name="P3"><text:s text:c="12"/>createVerticalGuide<text:tab/>28</text:p>
          <text:p text:style-name="P3"><text:s text:c="12"/>doEvent<text:tab/>28</text:p>
          <text:p text:style-name="P3"><text:s text:c="12"/>doMenuItem<text:tab/>28</text:p>
          <text:p text:style-name="P3"><text:s text:c="12"/>drawLine<text:tab/>28</text:p>
          <text:p text:style-name="P3"><text:s text:c="12"/>dumpRTI<text:tab/>28</text:p>
          <text:p text:style-name="P3"><text:s text:c="12"/>fileImportDataSets<text:tab/>28</text:p>
          <text:p text:style-name="P3"><text:s text:c="12"/>findFont<text:tab/>28</text:p>
          <text:p text:style-name="P3"><text:s text:c="12"/>findPSFont<text:tab/>28</text:p>
          <text:p text:style-name="P3"><text:s text:c="12"/>getLastJSLogEntry<text:tab/>29</text:p>
          <text:p text:style-name="P3"><text:s text:c="12"/>makeActive<text:tab/>29</text:p>
          <text:p text:style-name="P3"><text:s text:c="12"/>renameChannel<text:tab/>29</text:p>
          <text:p text:style-name="P3"><text:s text:c="12"/>runScript<text:tab/>29</text:p>
          <text:p text:style-name="P3"><text:s text:c="12"/>saveAllPatterns<text:tab/>29</text:p>
          <text:p text:style-name="P3"><text:s text:c="12"/>savePattern<text:tab/>29</text:p>
          <text:p text:style-name="P3"><text:s text:c="12"/>savePatterns<text:tab/>29</text:p>
          <text:p text:style-name="P3"><text:s text:c="12"/>selectChannel<text:tab/>29</text:p>
          <text:p text:style-name="P3"><text:s text:c="12"/>selectTool<text:tab/>29</text:p>
          <text:p text:style-name="P3"><text:s text:c="12"/>stop<text:tab/>29</text:p>
          <text:p text:style-name="P3"><text:s text:c="12"/>waitForRedraw<text:tab/>29</text:p>
          <text:p text:style-name="P2"><text:s text:c="8"/>Miscellaneous Other Functions<text:tab/>30</text:p>
          <text:p text:style-name="P3"><text:s text:c="12"/>clearObject<text:tab/>30</text:p>
          <text:p text:style-name="P3"><text:s text:c="12"/>copyFromTo<text:tab/>30</text:p>
          <text:p text:style-name="P3"><text:s text:c="12"/>createObject<text:tab/>31</text:p>
          <text:p text:style-name="P3"><text:s text:c="12"/>dumpGlobals<text:tab/>31</text:p>
          <text:p text:style-name="P3"><text:s text:c="12"/>fullStop<text:tab/>31</text:p>
          <text:p text:style-name="P3"><text:s text:c="12"/>getScriptFile<text:tab/>31</text:p>
          <text:p text:style-name="P3"><text:s text:c="12"/>getScriptFileName<text:tab/>31</text:p>
          <text:p text:style-name="P3"><text:s text:c="12"/>getScriptFolder<text:tab/>31</text:p>
          <text:p text:style-name="P3"><text:s text:c="12"/>hexToBin<text:tab/>31</text:p>
          <text:p text:style-name="P3"><text:s text:c="12"/>hexToJS<text:tab/>31</text:p>
          <text:p text:style-name="P3"><text:s text:c="12"/>hexToLong<text:tab/>31</text:p>
          <text:p text:style-name="P3"><text:s text:c="12"/>longToHex<text:tab/>31</text:p>
          <text:p text:style-name="P3"><text:s text:c="12"/>numberToAscii<text:tab/>31</text:p>
          <text:p text:style-name="P3"><text:s text:c="12"/>parseISODateString<text:tab/>31</text:p>
          <text:p text:style-name="P3"><text:s text:c="12"/>popRandomElement<text:tab/>31</text:p>
          <text:p text:style-name="P3"><text:s text:c="12"/>randomElement<text:tab/>31</text:p>
          <text:p text:style-name="P3"><text:s text:c="12"/>shortToHex<text:tab/>31</text:p>
          <text:p text:style-name="P3"><text:s text:c="12"/>toISODateString<text:tab/>31</text:p>
          <text:p text:style-name="P1">Appendix A: Date.strftime Specification<text:tab/>33</text:p>
          <text:p text:style-name="P2"><text:s text:c="8"/>Appendix A: Date Format Specification<text:tab/>34</text:p>
        </text:index-body>
      </text:table-of-content>
      <text:p text:style-name="Section"/>
      <text:p text:style-name="Section">Stdlib</text:p>
      <text:p text:style-name="Standard"><text:tab/>Stdlib is not really a class. It is used, instead, as a namespace. This means that instead of adding 200+ <text:tab/>functions into the global namespace, they are collected under Stdlib. In other words, instead of calling <text:tab/><text:span text:style-name="T1">getColorAt(doc, 100, 100)</text:span> you call <text:span text:style-name="T1">Stdlib.getColorAt(doc, 100, 100)</text:span>. This <text:tab/>helps keep things nice and neat at the expense of a little more typing. The most important benefit of <text:tab/>doing this is that functions in Stdlib, such as <text:span text:style-name="T2">getColorAt</text:span>, will not conflict with functions of the same <text:tab/>name written somewhere else. For small scripts this is not so much a problem. For larger scripts, this is a <text:tab/>huge problem.</text:p>
      <text:p text:style-name="Standard"/>
      <text:p text:style-name="Standard"><text:tab/>Stdlib does provide extensions to a few built-in classes, namely Date, Folder, and String. They are <text:tab/>described in separate sections.</text:p>
      <text:p text:style-name="Standard"/>
      <text:p text:style-name="Standard"><text:tab/>Stdlib does have a few functions in the global namespace. They are described in the section called <text:tab/>Functions.</text:p>
      <text:p text:style-name="Standard"/>
      <text:p text:style-name="Standard"><text:tab/>The main body of functions are grouped by their similarity. For instance, all Layer and Mask functions <text:tab/>are grouped together. Each group has sample code that illustrates how the functions should be called. <text:tab/>Please note that the code in these samples may or may not execute correctly as written. Many of them <text:tab/>reference images files that that you likely do not have locally.</text:p>
      <text:p text:style-name="P4"/>
      <text:p text:style-name="SubSection">Date Methods</text:p>
      <text:p text:style-name="Standard"><text:line-break/><text:tab/>For my work, I've standardized on the ISO 8601 for my date formats. There is no ambiguity in the <text:tab/>format and files and folders that use the format will automatically sort in chronological order. Very <text:tab/>handy. </text:p>
      <text:p text:style-name="Standard"/>
      <text:p text:style-name="Standard"><text:tab/> The <text:span text:style-name="T3">strftime</text:span> function is new addition to xtools. It provides a very powerful mechanism for formatting <text:tab/>date strings.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6">Function</text:p>
            </table:table-cell>
            <table:table-cell table:style-name="Table6.B1" office:value-type="string">
              <text:p text:style-name="P7">Parameter Type</text:p>
            </table:table-cell>
            <table:table-cell table:style-name="Table6.B1" office:value-type="string">
              <text:p text:style-name="P7">Returns</text:p>
            </table:table-cell>
            <table:table-cell table:style-name="Table6.D1" office:value-type="string">
              <text:p text:style-name="P7">What it does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roperty">strftime</text:p>
            <text:p text:style-name="P8"><text:s text:c="2"/>(fmtspec)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string</text:p>
          </table:table-cell>
          <table:table-cell table:style-name="Table6.D2" office:value-type="string">
            <text:p text:style-name="P10">Returns a string representation of the data formatted according to <text:span text:style-name="T2">fmtspec</text:span>. This method is identical to the C function of the same name. A detailed description can be found in Appendix <text:span text:style-name="T3">strftime</text:span> Specification,</text:p>
          </table:table-cell>
        </table:table-row>
        <table:table-row table:style-name="Table6.2">
          <table:table-cell table:style-name="Table6.A2" office:value-type="string">
            <text:p text:style-name="Property">toISODateString</text:p>
            <text:p text:style-name="P8"><text:s text:c="2"/>([timeDesignator,<text:line-break/> <text:s text:c="3"/>[dateOnly]])</text:p>
          </table:table-cell>
          <table:table-cell table:style-name="Table6.A2" office:value-type="string">
            <text:p text:style-name="P9">string,</text:p>
            <text:p text:style-name="P9">boolean</text:p>
          </table:table-cell>
          <table:table-cell table:style-name="Table6.A2" office:value-type="string">
            <text:p text:style-name="P9">string</text:p>
          </table:table-cell>
          <table:table-cell table:style-name="Table6.D2" office:value-type="string">
            <text:p text:style-name="P10">Return the Date as a string in ISO 8601:</text:p>
            <text:p text:style-name="P10">YYYY-MM-DDTHH:MM:SS. <text:s/><text:span text:style-name="T2">timeDesignator</text:span> is character separator between the date and time portions of the string (default <text:s/>'T'). <text:span text:style-name="T2">dateOnly</text:span> controls whether or not the time is excluded from the string (default: <text:span text:style-name="T2">false</text:span>).</text:p>
          </table:table-cell>
        </table:table-row>
        <table:table-row table:style-name="Table6.2">
          <table:table-cell table:style-name="Table6.A2" office:value-type="string">
            <text:p text:style-name="Property">toISO</text:p>
            <text:p text:style-name="P8"><text:s text:c="2"/>([timeDesignator,<text:line-break/> <text:s text:c="3"/>[dateOnly]])</text:p>
          </table:table-cell>
          <table:table-cell table:style-name="Table6.A2" office:value-type="string">
            <text:p text:style-name="P9">string,</text:p>
            <text:p text:style-name="P9">boolean</text:p>
          </table:table-cell>
          <table:table-cell table:style-name="Table6.A2" office:value-type="string">
            <text:p text:style-name="P9">string</text:p>
          </table:table-cell>
          <table:table-cell table:style-name="Table6.D2" office:value-type="string">
            <text:p text:style-name="P10"><text:span text:style-name="T3">Date.toISODateString </text:span>implemented using <text:span text:style-name="T3">Date.strftime</text:span>.</text:p>
          </table:table-cell>
        </table:table-row>
        <table:table-row table:style-name="Table6.2">
          <table:table-cell table:style-name="Table6.A2" office:value-type="string">
            <text:p text:style-name="Property">toISODateString</text:p>
            <text:p text:style-name="P8"><text:s text:c="2"/>([timeDesignator,<text:line-break/> <text:s text:c="3"/>[dateOnly]])</text:p>
          </table:table-cell>
          <table:table-cell table:style-name="Table6.A2" office:value-type="string">
            <text:p text:style-name="P9">string,</text:p>
            <text:p text:style-name="P9">boolean</text:p>
          </table:table-cell>
          <table:table-cell table:style-name="Table6.A2" office:value-type="string">
            <text:p text:style-name="P9">string</text:p>
          </table:table-cell>
          <table:table-cell table:style-name="Table6.D2" office:value-type="string">
            <text:p text:style-name="P10">Return the Date as a string in ISO 8601:</text:p>
            <text:p text:style-name="P10">YYYY-MM-DDTHH:MM:SS. <text:s/><text:span text:style-name="T2">timeDesignator</text:span> is character separator between the date and time portions of the string (default <text:s/>'T'). <text:span text:style-name="T2">dateOnly</text:span> controls whether or not the time is excluded from the string (default: <text:span text:style-name="T2">false</text:span>).</text:p>
          </table:table-cell>
        </table:table-row>
        <table:table-row table:style-name="Table6.2">
          <table:table-cell table:style-name="Table6.A2" office:value-type="string">
            <text:p text:style-name="Property">toISOString</text:p>
            <text:p text:style-name="P8"><text:s text:c="2"/>([timeDesignator,<text:line-break/> <text:s text:c="3"/>[dateOnly]])</text:p>
          </table:table-cell>
          <table:table-cell table:style-name="Table6.A2" office:value-type="string">
            <text:p text:style-name="P9">string,</text:p>
            <text:p text:style-name="P9">boolean</text:p>
          </table:table-cell>
          <table:table-cell table:style-name="Table6.A2" office:value-type="string">
            <text:p text:style-name="P9">string</text:p>
          </table:table-cell>
          <table:table-cell table:style-name="Table6.D2" office:value-type="string">
            <text:p text:style-name="P10"/>
          </table:table-cell>
        </table:table-row>
      </table:table>
      <text:p text:style-name="P11"/>
      <text:p text:style-name="P11"/>
      <text:p text:style-name="P11">Date Sample Script</text:p>
      <text:p text:style-name="P12"/>
      <text:p text:style-name="P13">DateSample.jsx</text:p>
      <text:p text:style-name="P14"><text:span text:style-name="Code">// Open an alert in with the current date in ISO 8601 format</text:span></text:p>
      <text:p text:style-name="P14"><text:span text:style-name="Code"/></text:p>
      <text:p text:style-name="P14"><text:span text:style-name="Code">alert(new Date().toISODateString(undefined, true));</text:span></text:p>
      <text:p text:style-name="P14"><text:span text:style-name="T4">alert(new Date().strftime(“Todays date is </text:span><text:span text:style-name="T5">%m/%d/%y”));</text:span></text:p>
      <text:p text:style-name="P15"/>
      <text:p text:style-name="P11"/>
      <text:p text:style-name="SubSection">File and Folder Methods</text:p>
      <text:p text:style-name="P11"/>
      <text:p text:style-name="Standard"><text:tab/>Some time ago a bug was found in <text:span text:style-name="T2">Folder.getFiles</text:span>. If you had enough files in a folder (&gt;75) and <text:tab/>you specified a masking function that only returned a subset of those files, memory would get <text:tab/>corrupted <text:tab/>in Photoshop causing some rather severe problems requiring a restart of Photoshop. This bug ocurred in <text:tab/>PS7 and CS but was fixed for CS2. A work-around was developed (<text:span text:style-name="T2">Stdlib.getFiles</text:span>). Once this was <text:tab/>complete, I realized that RegExp support would be a wonderful addition, so I added that and a recursive <text:tab/>version called <text:span text:style-name="T2">findFiles</text:span>. S<text:span text:style-name="T2">tdlib</text:span> adds <text:span text:style-name="T2">findFiles</text:span> to the Folder class and replaces <text:span text:style-name="T2">getFiles</text:span> with the new <text:tab/>version.</text:p>
      <text:p text:style-name="P16"/>
      <text:p text:style-name="P17">Folder Methods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6">Function</text:p>
            </table:table-cell>
            <table:table-cell table:style-name="Table5.B1" office:value-type="string">
              <text:p text:style-name="P7">Parameter Type</text:p>
            </table:table-cell>
            <table:table-cell table:style-name="Table5.B1" office:value-type="string">
              <text:p text:style-name="P7">Returns</text:p>
            </table:table-cell>
            <table:table-cell table:style-name="Table5.D1" office:value-type="string">
              <text:p text:style-name="P7">What it does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roperty">findFiles</text:p>
            <text:p text:style-name="P8"><text:s text:c="2"/>(mask)</text:p>
          </table:table-cell>
          <table:table-cell table:style-name="Table5.A2" office:value-type="string">
            <text:p text:style-name="P9">string, function, or RegExp</text:p>
          </table:table-cell>
          <table:table-cell table:style-name="Table5.A2" office:value-type="string">
            <text:p text:style-name="P9">array of File</text:p>
          </table:table-cell>
          <table:table-cell table:style-name="Table5.D2" office:value-type="string">
            <text:p text:style-name="P10">The recursive version of <text:span text:style-name="T2">Folder.getFiles</text:span>.</text:p>
          </table:table-cell>
        </table:table-row>
        <table:table-row table:style-name="Table5.2">
          <table:table-cell table:style-name="Table5.A2" office:value-type="string">
            <text:p text:style-name="Property">getFiles</text:p>
            <text:p text:style-name="P8"><text:s text:c="2"/>(mask)</text:p>
          </table:table-cell>
          <table:table-cell table:style-name="Table5.A2" office:value-type="string">
            <text:p text:style-name="P9">string, function, or RegExp</text:p>
          </table:table-cell>
          <table:table-cell table:style-name="Table5.A2" office:value-type="string">
            <text:p text:style-name="P9">array of File</text:p>
          </table:table-cell>
          <table:table-cell table:style-name="Table5.D2" office:value-type="string">
            <text:p text:style-name="P10">Returns the set of files <text:s/>in this folder that match the given mask. See <text:span text:style-name="T2">Stdlib.getFiles</text:span> for details.</text:p>
          </table:table-cell>
        </table:table-row>
        <table:table-row table:style-name="Table5.2">
          <table:table-cell table:style-name="Table5.A2" office:value-type="string">
            <text:p text:style-name="Property">toUIString</text:p>
            <text:p text:style-name="P8"><text:s text:c="2"/>()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>string</text:p>
          </table:table-cell>
          <table:table-cell table:style-name="Table5.D2" office:value-type="string">
            <text:p text:style-name="P10">Returns the full path of the folder suitably formatted for a UI.</text:p>
          </table:table-cell>
        </table:table-row>
      </table:table>
      <text:p text:style-name="P11"/>
      <text:p text:style-name="P11"/>
      <text:p text:style-name="P17">File Methods</text:p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6">Function</text:p>
            </table:table-cell>
            <table:table-cell table:style-name="Table7.B1" office:value-type="string">
              <text:p text:style-name="P7">Parameter Type</text:p>
            </table:table-cell>
            <table:table-cell table:style-name="Table7.B1" office:value-type="string">
              <text:p text:style-name="P7">Returns</text:p>
            </table:table-cell>
            <table:table-cell table:style-name="Table7.D1" office:value-type="string">
              <text:p text:style-name="P7">What it does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roperty">strf</text:p>
            <text:p text:style-name="P8"><text:s text:c="2"/>(fmtspec,</text:p>
            <text:p text:style-name="P8"><text:s text:c="3"/>fs)</text:p>
          </table:table-cell>
          <table:table-cell table:style-name="Table7.A2" office:value-type="string">
            <text:p text:style-name="P9">string,</text:p>
            <text:p text:style-name="P9">boolean</text:p>
          </table:table-cell>
          <table:table-cell table:style-name="Table7.A2" office:value-type="string">
            <text:p text:style-name="P9">string</text:p>
          </table:table-cell>
          <table:table-cell table:style-name="Table7.D2" office:value-type="string">
            <text:p text:style-name="P10">Returns a string formatted according to <text:span text:style-name="T2">fmtspec </text:span>and<text:span text:style-name="T2"> fs.</text:span></text:p>
          </table:table-cell>
        </table:table-row>
        <table:table-row table:style-name="Table7.2">
          <table:table-cell table:style-name="Table7.A2" office:value-type="string">
            <text:p text:style-name="Property">toUIString</text:p>
            <text:p text:style-name="P8"><text:s text:c="2"/>()</text:p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>string</text:p>
          </table:table-cell>
          <table:table-cell table:style-name="Table7.D2" office:value-type="string">
            <text:p text:style-name="P10">Returns the full path of the folder suitably formatted for a UI.</text:p>
          </table:table-cell>
        </table:table-row>
      </table:table>
      <text:p text:style-name="P11"/>
      <text:p text:style-name="P11"/>
      <text:p text:style-name="P17">File.strf Details</text:p>
      <text:p text:style-name="P17"/>
      <text:p text:style-name="P18">This is based of the file name formatting facility in <text:span text:style-name="T2">exiftool</text:span>. Part of the description is copied directly <text:tab/>from there. You can find <text:span text:style-name="T2">exiftool</text:span> at:</text:p>
      <text:p text:style-name="P19"><text:s text:c="5"/><text:a xlink:type="simple" xlink:href="http://www.sno.phy.queensu.ca/~phil/exiftool/">http://www.sno.phy.queensu.ca/~phil/exiftool/</text:a></text:p>
      <text:p text:style-name="P19"/>
      <text:p text:style-name="P19"><text:span text:style-name="T2">Description</text:span>:</text:p>
      <text:p text:style-name="P19"><text:s text:c="2"/>Format a file string using a printf-like format string.</text:p>
      <text:p text:style-name="P19"/>
      <text:p text:style-name="P19"><text:span text:style-name="T2">fmtspec</text:span> is a string where the following substitutions occur</text:p>
      <text:p text:style-name="P19"><text:s text:c="2"/>%d - the directory name (no trailing /)</text:p>
      <text:p text:style-name="P19"><text:s text:c="2"/>%f - the file name without the extension</text:p>
      <text:p text:style-name="P19"><text:s text:c="2"/>%e - the file extension without the leading '.'</text:p>
      <text:p text:style-name="P19"><text:s text:c="2"/>%% - the '%' character</text:p>
      <text:p text:style-name="P19"/>
      <text:p text:style-name="P19">Any other '%' characters are simply passed through to the final string.</text:p>
      <text:p text:style-name="P19">If fs is true the folder is in local file system format</text:p>
      <text:p text:style-name="P19"><text:s text:c="2"/>(e.g. C:\images instead of /c/images)</text:p>
      <text:p text:style-name="P19"/>
      <text:p text:style-name="P19"><text:span text:style-name="T2">Examples</text:span>:</text:p>
      <text:p text:style-name="P19"/>
      <text:p text:style-name="P19">Reformat the file name:</text:p>
      <text:p text:style-name="P19"/>
      <text:p text:style-name="P20"><text:span text:style-name="T6"><text:tab/>var f = new File("/c/work/test.jpg");</text:span></text:p>
      <text:p text:style-name="P19"><text:span text:style-name="T6"><text:tab/>f.strf("%d/%f_%e.txt") == "/c/work/test_jpg.txt"</text:span></text:p>
      <text:p text:style-name="P19"/>
      <text:p text:style-name="P19">Change the file extension</text:p>
      <text:p text:style-name="P19"/>
      <text:p text:style-name="P19"><text:span text:style-name="Code"><text:tab/>f.strf("%d/%f.psd") == "/c/work/test.psd"</text:span></text:p>
      <text:p text:style-name="P19"/>
      <text:p text:style-name="P19">Convert to a file name in a subdirectory named after the extension<text:line-break/></text:p>
      <text:p text:style-name="P19"><text:span text:style-name="Code"><text:tab/>f.strf("%d/%e/%f.%e") == "/c/work/jpg/test.jpg"</text:span></text:p>
      <text:p text:style-name="P19"/>
      <text:p text:style-name="P21">Change the file extension and convert to a file name in a subdirectory named after the new<text:line-break/><text:tab/>extension</text:p>
      <text:p text:style-name="P21"/>
      <text:p text:style-name="P19"><text:span text:style-name="Code"><text:tab/>f.strf("%d/psd/%f.psd") == "/c/work/psd/test.psd"</text:span></text:p>
      <text:p text:style-name="P19"/>
      <text:p text:style-name="P22">Advanced Substitution</text:p>
      <text:p text:style-name="P23">A substring of the original file name, directory or extension may be taken by specifying a <text:tab/>string length immediately following the % character. <text:s/>If the length is negative, the substring is<text:line-break/><text:tab/>taken from the end. The substring position (characters to ignore at the start or end of the string) <text:tab/>may be given by a second optional value after a decimal point. </text:p>
      <text:p text:style-name="P23"/>
      <text:p text:style-name="P19">For example:</text:p>
      <text:p text:style-name="P19"/>
      <text:p text:style-name="P19"><text:span text:style-name="Code"><text:tab/>var f = new File("Picture-123.jpg");</text:span></text:p>
      <text:p text:style-name="P19"><text:span text:style-name="Code"/></text:p>
      <text:p text:style-name="P19"><text:span text:style-name="Code"><text:tab/>f.strf("%7f.psd") == "Picture.psd"</text:span></text:p>
      <text:p text:style-name="P19"><text:span text:style-name="Code"><text:tab/>f.strf("%-.4f.psd") == "Picture.psd"</text:span></text:p>
      <text:p text:style-name="P19"><text:span text:style-name="Code"><text:tab/>f.strf("%7f.%-3f") == "Picture.123"</text:span></text:p>
      <text:p text:style-name="P19"><text:span text:style-name="Code"><text:tab/>f.strf("Meta%-3.1f.xmp") == "Meta123.xmp"</text:span></text:p>
      <text:p text:style-name="P24"/>
      <text:p text:style-name="P11"/>
      <text:p text:style-name="P11"/>
      <text:p text:style-name="P11">Folder Sample Script</text:p>
      <text:p text:style-name="P12"/>
      <text:p text:style-name="P13">FolderSample.jsx</text:p>
      <text:p text:style-name="P14"><text:span text:style-name="Code">// Exercise the getFiles and findFiles methods</text:span></text:p>
      <text:p text:style-name="P14"><text:span text:style-name="Code"/></text:p>
      <text:p text:style-name="P14"><text:span text:style-name="Code">var folder = new Folder(app.path + "/Samples"); <text:s/>// Use the PS Samples folder</text:span></text:p>
      <text:p text:style-name="P14"><text:span text:style-name="Code">var files = folder.getFiles(); <text:s text:c="8"/>// get everything in folder</text:span></text:p>
      <text:p text:style-name="P14"><text:span text:style-name="Code">files = folder.getFiles("*.jpg"); <text:s text:c="5"/>// get all .jpg files in folder</text:span></text:p>
      <text:p text:style-name="P14"><text:span text:style-name="Code">files = folder.findFiles("*.jpg"); <text:s text:c="4"/>// get all .jpg files in folder and in any</text:span></text:p>
      <text:p text:style-name="P14"><text:span text:style-name="Code"><text:s text:c="39"/>// subfolders beneath it</text:span></text:p>
      <text:p text:style-name="P14"><text:span text:style-name="Code">files = folder.getFiles(/\.dng$/); <text:s text:c="4"/>// get all .dng files in folder</text:span></text:p>
      <text:p text:style-name="P14"><text:span text:style-name="Code"/></text:p>
      <text:p text:style-name="P14"><text:span text:style-name="Code">// get the entire folder hierarchy beneath folder</text:span></text:p>
      <text:p text:style-name="P14"><text:span text:style-name="Code">function matchFolder(f) { return f instanceof Folder; }</text:span></text:p>
      <text:p text:style-name="P14"><text:span text:style-name="Code">var folders = folder.findFiles(matchFolder);</text:span></text:p>
      <text:p text:style-name="P15"><text:span text:style-name="Code"/></text:p>
      <text:p text:style-name="SubSection">File and Folder <text:s/>Functions</text:p>
      <text:p text:style-name="P11"/>
      <text:p text:style-name="Standard"><text:tab/>This assortment of File and Folder functions simplifies read and writing text files, including CSV and <text:tab/>INI files, as well as provides a much richer search capability than that provided by the native <text:tab/><text:span text:style-name="T2">Folder.getFiles</text:span> interface.</text:p>
      <text:p text:style-name="P1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6">Function</text:p>
            </table:table-cell>
            <table:table-cell table:style-name="Table9.B1" office:value-type="string">
              <text:p text:style-name="P7">Parameter Type</text:p>
            </table:table-cell>
            <table:table-cell table:style-name="Table9.B1" office:value-type="string">
              <text:p text:style-name="P7">Returns</text:p>
            </table:table-cell>
            <table:table-cell table:style-name="Table9.D1" office:value-type="string">
              <text:p text:style-name="P7">What it does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roperty">compareFiles</text:p>
            <text:p text:style-name="P8"><text:s text:c="2"/>(file1,</text:p>
            <text:p text:style-name="P8"><text:s text:c="3"/>file2)</text:p>
          </table:table-cell>
          <table:table-cell table:style-name="Table9.A2" office:value-type="string">
            <text:p text:style-name="P9">File,</text:p>
            <text:p text:style-name="P9">File</text:p>
          </table:table-cell>
          <table:table-cell table:style-name="Table9.A2" office:value-type="string">
            <text:p text:style-name="P9">string or null</text:p>
          </table:table-cell>
          <table:table-cell table:style-name="Table9.D2" office:value-type="string">
            <text:p text:style-name="P10">Returns null if the files are identical.</text:p>
            <text:p text:style-name="P10">Returns a descriptive string if they aren't.</text:p>
          </table:table-cell>
        </table:table-row>
        <table:table-row table:style-name="Table9.1">
          <table:table-cell table:style-name="Table9.A2" office:value-type="string">
            <text:p text:style-name="Property">convertFptr</text:p>
            <text:p text:style-name="P8"><text:s text:c="2"/>(fptr)</text:p>
          </table:table-cell>
          <table:table-cell table:style-name="Table9.A2" office:value-type="string">
            <text:p text:style-name="P9">string|File|Folder</text:p>
            <text:p text:style-name="P9"/>
          </table:table-cell>
          <table:table-cell table:style-name="Table9.A2" office:value-type="string">
            <text:p text:style-name="P9">File or Folder</text:p>
          </table:table-cell>
          <table:table-cell table:style-name="Table9.D2" office:value-type="string">
            <text:p text:style-name="P10">If <text:span text:style-name="T2">fptr</text:span> is a <text:span text:style-name="T2">File</text:span> or <text:span text:style-name="T2">Folder</text:span>, it is simply returned. If it is a string, <text:span text:style-name="T2">File(fptr)</text:span> is returned. An exception is thrown in all other cases.</text:p>
          </table:table-cell>
        </table:table-row>
        <table:table-row table:style-name="Table9.1">
          <table:table-cell table:style-name="Table9.A2" office:value-type="string">
            <text:p text:style-name="Property">createFolder</text:p>
            <text:p text:style-name="P8"><text:s text:c="2"/>(arg1,</text:p>
            <text:p text:style-name="P8"><text:s text:c="3"/>arg2)</text:p>
          </table:table-cell>
          <table:table-cell table:style-name="Table9.A2" office:value-type="string">
            <text:p text:style-name="P9">string|File|Folder</text:p>
          </table:table-cell>
          <table:table-cell table:style-name="Table9.A2" office:value-type="string">
            <text:p text:style-name="P9">boolean</text:p>
          </table:table-cell>
          <table:table-cell table:style-name="Table9.D2" office:value-type="string">
            <text:p text:style-name="P10">If <text:span text:style-name="T2">fptr</text:span> is a <text:span text:style-name="T2">File,</text:span> any parent folders that do not exist are created.</text:p>
            <text:p text:style-name="P10">If <text:span text:style-name="T2">fptr</text:span> is a <text:span text:style-name="T2">Folder</text:span>, it and any parent folders that do not exist are created.</text:p>
            <text:p text:style-name="P10"><text:s/>If it is a string, <text:span text:style-name="T2">Stdlib.createFolder(Folder(fptr))</text:span> is returned.</text:p>
            <text:p text:style-name="P10">The function returns true if the operation was successful, false if some problem occured.</text:p>
          </table:table-cell>
        </table:table-row>
        <table:table-row table:style-name="Table9.1">
          <table:table-cell table:style-name="Table9.A2" office:value-type="string">
            <text:p text:style-name="Property">findFiles</text:p>
            <text:p text:style-name="P8"><text:s text:c="2"/>(folder,</text:p>
            <text:p text:style-name="P8"><text:s text:c="3"/>mask)</text:p>
          </table:table-cell>
          <table:table-cell table:style-name="Table9.A2" office:value-type="string">
            <text:p text:style-name="P9">Folder,</text:p>
            <text:p text:style-name="P9">string|RegExp|function</text:p>
          </table:table-cell>
          <table:table-cell table:style-name="Table9.A2" office:value-type="string">
            <text:p text:style-name="P9">array</text:p>
          </table:table-cell>
          <table:table-cell table:style-name="Table9.D2" office:value-type="string">
            <text:p text:style-name="P10">This is the recursive version of <text:span text:style-name="T2">getFiles</text:span>.</text:p>
          </table:table-cell>
        </table:table-row>
        <table:table-row table:style-name="Table9.1">
          <table:table-cell table:style-name="Table9.A2" office:value-type="string">
            <text:p text:style-name="Property">fromCSVString</text:p>
            <text:p text:style-name="P8"><text:s text:c="2"/>(csvstr,</text:p>
            <text:p text:style-name="P8"><text:s text:c="3"/>[ary,</text:p>
            <text:p text:style-name="P8"><text:s text:c="4"/>[headers]])</text:p>
          </table:table-cell>
          <table:table-cell table:style-name="Table9.A2" office:value-type="string">
            <text:p text:style-name="P9">string,</text:p>
            <text:p text:style-name="P9">array,</text:p>
            <text:p text:style-name="P9">boolean</text:p>
          </table:table-cell>
          <table:table-cell table:style-name="Table9.A2" office:value-type="string">
            <text:p text:style-name="P9">array</text:p>
          </table:table-cell>
          <table:table-cell table:style-name="Table9.D2" office:value-type="string">
            <text:p text:style-name="P10">Parses <text:span text:style-name="T2">csvstr</text:span> as a CSV string and returns an array of the results.</text:p>
            <text:p text:style-name="P10">If <text:span text:style-name="T2">headers</text:span> is <text:span text:style-name="T2">true</text:span> (default), an array of objects is returned. If not, the array elements are arrays of strings.</text:p>
            <text:p text:style-name="P10">If <text:span text:style-name="T2">ary</text:span> is specified, the results are added to that array. If not, a new array is returned.</text:p>
          </table:table-cell>
        </table:table-row>
        <table:table-row table:style-name="Table9.1">
          <table:table-cell table:style-name="Table9.A2" office:value-type="string">
            <text:p text:style-name="Property">fromIniString</text:p>
            <text:p text:style-name="P8"><text:s text:c="2"/>(inistr</text:p>
            <text:p text:style-name="P8"><text:s text:c="3"/>obj)</text:p>
          </table:table-cell>
          <table:table-cell table:style-name="Table9.A2" office:value-type="string">
            <text:p text:style-name="P9">string,</text:p>
            <text:p text:style-name="P9">object</text:p>
          </table:table-cell>
          <table:table-cell table:style-name="Table9.A2" office:value-type="string">
            <text:p text:style-name="P9">object</text:p>
          </table:table-cell>
          <table:table-cell table:style-name="Table9.D2" office:value-type="string">
            <text:p text:style-name="P10">Parses <text:span text:style-name="T2">inistr</text:span> as an ini string (e.g. the contents of a .ini file). The <text:span text:style-name="T2">key:value</text:span> pairs found are used to populate <text:span text:style-name="T2">obj</text:span>. If <text:span text:style-name="T2">obj</text:span> is not specified, a new object is created an populated.</text:p>
          </table:table-cell>
        </table:table-row>
        <table:table-row table:style-name="Table9.1">
          <table:table-cell table:style-name="Table9.A2" office:value-type="string">
            <text:p text:style-name="Property">getFiles</text:p>
            <text:p text:style-name="P8"><text:s text:c="2"/>(folder,</text:p>
            <text:p text:style-name="P8"><text:s text:c="3"/>mask)</text:p>
          </table:table-cell>
          <table:table-cell table:style-name="Table9.A2" office:value-type="string">
            <text:p text:style-name="P9">Folder,</text:p>
            <text:p text:style-name="P9">string|RegExp|function</text:p>
          </table:table-cell>
          <table:table-cell table:style-name="Table9.A2" office:value-type="string">
            <text:p text:style-name="P9">array</text:p>
          </table:table-cell>
          <table:table-cell table:style-name="Table9.D2" office:value-type="string">
            <text:p text:style-name="P10">Returns an array of <text:span text:style-name="T2">File</text:span> objects for which <text:s/><text:span text:style-name="T2">mask</text:span> is true. If <text:span text:style-name="T2">mask</text:span> is a string or function, then this behaves identically to the builtin <text:span text:style-name="T2">File.getFiles</text:span> method except that it gets around a bug found in PS7 and CS. If <text:span text:style-name="T2">mask</text:span> is a RegExp then the names of the files are matched against the RegExp.</text:p>
          </table:table-cell>
        </table:table-row>
        <table:table-row table:style-name="Table9.1">
          <table:table-cell table:style-name="Table9.A2" office:value-type="string">
            <text:p text:style-name="Property">getFolders</text:p>
            <text:p text:style-name="P8"><text:s text:c="2"/>(folder)</text:p>
          </table:table-cell>
          <table:table-cell table:style-name="Table9.A2" office:value-type="string">
            <text:p text:style-name="P9">Folder</text:p>
          </table:table-cell>
          <table:table-cell table:style-name="Table9.A2" office:value-type="string">
            <text:p text:style-name="P9">array</text:p>
          </table:table-cell>
          <table:table-cell table:style-name="Table9.D2" office:value-type="string">
            <text:p text:style-name="P10">Returns an array of <text:span text:style-name="T2">Folders</text:span> that are subfolders of <text:span text:style-name="T2">folder</text:span>.</text:p>
          </table:table-cell>
        </table:table-row>
        <table:table-row table:style-name="Table9.1">
          <table:table-cell table:style-name="Table9.A2" office:value-type="string">
            <text:p text:style-name="Property">getImageFiles</text:p>
            <text:p text:style-name="P8"><text:s text:c="2"/>(folder,</text:p>
            <text:p text:style-name="P8"><text:s text:c="3"/>[recursive,</text:p>
            <text:p text:style-name="P8"><text:s text:c="4"/>[complete]])</text:p>
          </table:table-cell>
          <table:table-cell table:style-name="Table9.A2" office:value-type="string">
            <text:p text:style-name="P9">Folder,</text:p>
            <text:p text:style-name="P9">boolean,</text:p>
            <text:p text:style-name="P9">boolean</text:p>
          </table:table-cell>
          <table:table-cell table:style-name="Table9.A2" office:value-type="string">
            <text:p text:style-name="P9">array</text:p>
          </table:table-cell>
          <table:table-cell table:style-name="Table9.D2" office:value-type="string">
            <text:p text:style-name="P10">Returns an arrary of image files found in <text:span text:style-name="T2">folder</text:span>.</text:p>
            <text:p text:style-name="P10">If <text:span text:style-name="T2">recursive</text:span> is <text:span text:style-name="T2">true</text:span> (default), all subfolders are searched as well.</text:p>
            <text:p text:style-name="P10">If <text:span text:style-name="T2">complete</text:span> is <text:span text:style-name="T2">true</text:span> (default:<text:span text:style-name="T2">false</text:span>) all known Photoshop file types are returned rather than the set of common file types.</text:p>
          </table:table-cell>
        </table:table-row>
        <table:table-row table:style-name="Table9.1">
          <table:table-cell table:style-name="Table9.A2" office:value-type="string">
            <text:p text:style-name="Property">isImageFile</text:p>
            <text:p text:style-name="P8"><text:s text:c="2"/>(file)</text:p>
          </table:table-cell>
          <table:table-cell table:style-name="Table9.A2" office:value-type="string">
            <text:p text:style-name="P9">File or string</text:p>
          </table:table-cell>
          <table:table-cell table:style-name="Table9.A2" office:value-type="string">
            <text:p text:style-name="P9">boolean</text:p>
          </table:table-cell>
          <table:table-cell table:style-name="Table9.D2" office:value-type="string">
            <text:p text:style-name="P10">Returns true if <text:span text:style-name="T2">file</text:span> is a common image file type, false if not.</text:p>
          </table:table-cell>
        </table:table-row>
        <table:table-row table:style-name="Table9.1">
          <table:table-cell table:style-name="Table9.A2" office:value-type="string">
            <text:p text:style-name="Property">log</text:p>
            <text:p text:style-name="P8"><text:s text:c="2"/>(msg)</text:p>
          </table:table-cell>
          <table:table-cell table:style-name="Table9.A2" office:value-type="string">
            <text:p text:style-name="P9">string</text:p>
          </table:table-cell>
          <table:table-cell table:style-name="Table9.A2" office:value-type="string">
            <text:p text:style-name="P9"/>
          </table:table-cell>
          <table:table-cell table:style-name="Table9.D2" office:value-type="string">
            <text:p text:style-name="P10">Logs <text:span text:style-name="T2">msg</text:span> to the file named in <text:span text:style-name="T2">Stdlib.log.filename</text:span> (default "~/logfile.txt").</text:p>
          </table:table-cell>
        </table:table-row>
        <table:table-row table:style-name="Table9.1">
          <table:table-cell table:style-name="Table9.A2" office:value-type="string">
            <text:p text:style-name="Property">readCSVFile</text:p>
            <text:p text:style-name="P8"><text:s text:c="2"/>(csvfptr,</text:p>
            <text:p text:style-name="P8"><text:s text:c="3"/>[ary,</text:p>
            <text:p text:style-name="P8"><text:s text:c="4"/>[headers]])</text:p>
          </table:table-cell>
          <table:table-cell table:style-name="Table9.A2" office:value-type="string">
            <text:p text:style-name="P9">File or string,</text:p>
            <text:p text:style-name="P9">array,</text:p>
            <text:p text:style-name="P9">string</text:p>
          </table:table-cell>
          <table:table-cell table:style-name="Table9.A2" office:value-type="string">
            <text:p text:style-name="P9">array</text:p>
          </table:table-cell>
          <table:table-cell table:style-name="Table9.D2" office:value-type="string">
            <text:p text:style-name="P10">Reads the contents of the file into a string and returns the result of <text:span text:style-name="T7">Stdlib.</text:span><text:span text:style-name="T8">fromCSVString.</text:span></text:p>
          </table:table-cell>
        </table:table-row>
        <table:table-row table:style-name="Table9.1">
          <table:table-cell table:style-name="Table9.A2" office:value-type="string">
            <text:p text:style-name="Property">readFromFile</text:p>
            <text:p text:style-name="P8"><text:s text:c="2"/>(fptr,</text:p>
            <text:p text:style-name="P8"><text:s text:c="3"/>[encoding])</text:p>
          </table:table-cell>
          <table:table-cell table:style-name="Table9.A2" office:value-type="string">
            <text:p text:style-name="P9">File or string,</text:p>
            <text:p text:style-name="P9">string</text:p>
          </table:table-cell>
          <table:table-cell table:style-name="Table9.A2" office:value-type="string">
            <text:p text:style-name="P9">string</text:p>
          </table:table-cell>
          <table:table-cell table:style-name="Table9.D2" office:value-type="string">
            <text:p text:style-name="P10">Reads the contents of <text:span text:style-name="T2">fptr</text:span> and returns the result as a string. The file is read using <text:span text:style-name="T2">encoding</text:span> if it is specified.</text:p>
          </table:table-cell>
        </table:table-row>
        <table:table-row table:style-name="Table9.1">
          <table:table-cell table:style-name="Table9.A2" office:value-type="string">
            <text:p text:style-name="Property">readIniFile</text:p>
            <text:p text:style-name="P8"><text:s text:c="2"/>(fptr,</text:p>
            <text:p text:style-name="P8"><text:s text:c="3"/>obj)</text:p>
          </table:table-cell>
          <table:table-cell table:style-name="Table9.A2" office:value-type="string">
            <text:p text:style-name="P9">File or string,</text:p>
            <text:p text:style-name="P9">object</text:p>
          </table:table-cell>
          <table:table-cell table:style-name="Table9.A2" office:value-type="string">
            <text:p text:style-name="P9">object</text:p>
          </table:table-cell>
          <table:table-cell table:style-name="Table9.D2" office:value-type="string">
            <text:p text:style-name="P10">Reads the contents of the file into a string and returns the result of <text:span text:style-name="T7">Stdlib.</text:span><text:span text:style-name="T8">fromINIString.</text:span></text:p>
          </table:table-cell>
        </table:table-row>
        <table:table-row table:style-name="Table9.1">
          <table:table-cell table:style-name="Table9.A2" office:value-type="string">
            <text:p text:style-name="Property">selectFile</text:p>
            <text:p text:style-name="P8"><text:s text:c="2"/>(prompt,</text:p>
            <text:p text:style-name="P8"><text:s text:c="3"/>mask,</text:p>
            <text:p text:style-name="P8"><text:s text:c="3"/>[start])</text:p>
          </table:table-cell>
          <table:table-cell table:style-name="Table9.A2" office:value-type="string">
            <text:p text:style-name="P9">string,</text:p>
            <text:p text:style-name="P9">string,</text:p>
            <text:p text:style-name="P9">File|Folder|string</text:p>
          </table:table-cell>
          <table:table-cell table:style-name="Table9.A2" office:value-type="string">
            <text:p text:style-name="P9">File</text:p>
          </table:table-cell>
          <table:table-cell table:style-name="Table9.D2" office:value-type="string">
            <text:p text:style-name="P10">Opens a file selection dialog with <text:span text:style-name="T2">prompt</text:span> and <text:span text:style-name="T2">mask</text:span>, using the <text:span text:style-name="T2">start</text:span> as the default (if specified). The selected file is returned.</text:p>
          </table:table-cell>
        </table:table-row>
        <table:table-row table:style-name="Table9.1">
          <table:table-cell table:style-name="Table9.A2" office:value-type="string">
            <text:p text:style-name="Property">selectFolder</text:p>
            <text:p text:style-name="P8"><text:s text:c="2"/>(prompt,</text:p>
            <text:p text:style-name="P8"><text:s text:c="3"/>[start])</text:p>
          </table:table-cell>
          <table:table-cell table:style-name="Table9.A2" office:value-type="string">
            <text:p text:style-name="P9">string,</text:p>
            <text:p text:style-name="P9">File|Folder|string</text:p>
          </table:table-cell>
          <table:table-cell table:style-name="Table9.A2" office:value-type="string">
            <text:p text:style-name="P9">Folder</text:p>
          </table:table-cell>
          <table:table-cell table:style-name="Table9.D2" office:value-type="string">
            <text:p text:style-name="P10">Opens a folder selection dialog with <text:span text:style-name="T2">prompt</text:span>, using the <text:span text:style-name="T2">start</text:span> as the default (if specified). The selected folder is returned.</text:p>
          </table:table-cell>
        </table:table-row>
        <table:table-row table:style-name="Table9.1">
          <table:table-cell table:style-name="Table9.A2" office:value-type="string">
            <text:p text:style-name="Property">toIniString</text:p>
            <text:p text:style-name="P8"><text:s text:c="2"/>(obj)</text:p>
          </table:table-cell>
          <table:table-cell table:style-name="Table9.A2" office:value-type="string">
            <text:p text:style-name="P9">object</text:p>
          </table:table-cell>
          <table:table-cell table:style-name="Table9.A2" office:value-type="string">
            <text:p text:style-name="P9">string</text:p>
          </table:table-cell>
          <table:table-cell table:style-name="Table9.D2" office:value-type="string">
            <text:p text:style-name="P10">Returns a string in INI format containing the <text:span text:style-name="T2">key:value</text:span> pairs for the string, boolean, and number properties in <text:span text:style-name="T7">obj</text:span>.</text:p>
          </table:table-cell>
        </table:table-row>
        <table:table-row table:style-name="Table9.1">
          <table:table-cell table:style-name="Table9.A2" office:value-type="string">
            <text:p text:style-name="Property">writeIniFile</text:p>
            <text:p text:style-name="P8"><text:s text:c="2"/>(fptr,</text:p>
            <text:p text:style-name="P8"><text:s text:c="3"/>obj,</text:p>
            <text:p text:style-name="P8"><text:s text:c="3"/>[header])</text:p>
          </table:table-cell>
          <table:table-cell table:style-name="Table9.A2" office:value-type="string">
            <text:p text:style-name="P9">File or string</text:p>
            <text:p text:style-name="P9">object,</text:p>
            <text:p text:style-name="P9">string</text:p>
          </table:table-cell>
          <table:table-cell table:style-name="Table9.A2" office:value-type="string">
            <text:p text:style-name="P9"/>
          </table:table-cell>
          <table:table-cell table:style-name="Table9.D2" office:value-type="string">
            <text:p text:style-name="P10">Converts the <text:span text:style-name="T2">obj</text:span> to a string (using <text:span text:style-name="T2">toIniString</text:span>) and writes it to <text:span text:style-name="T2">fptr</text:span>. If <text:span text:style-name="T2">header</text:span> is specified, it is written to the file before the ini string.</text:p>
          </table:table-cell>
        </table:table-row>
        <table:table-row table:style-name="Table9.1">
          <table:table-cell table:style-name="Table9.A2" office:value-type="string">
            <text:p text:style-name="Property">writeToFile</text:p>
            <text:p text:style-name="P8"><text:s text:c="2"/>(fptr,</text:p>
            <text:p text:style-name="P8"><text:s text:c="3"/>str,</text:p>
            <text:p text:style-name="P8"><text:s text:c="3"/>[encoding])</text:p>
          </table:table-cell>
          <table:table-cell table:style-name="Table9.A2" office:value-type="string">
            <text:p text:style-name="P9">File or string</text:p>
            <text:p text:style-name="P9">string,</text:p>
            <text:p text:style-name="P9">string</text:p>
          </table:table-cell>
          <table:table-cell table:style-name="Table9.A2" office:value-type="string">
            <text:p text:style-name="P9"/>
          </table:table-cell>
          <table:table-cell table:style-name="Table9.D2" office:value-type="string">
            <text:p text:style-name="P10">Writes the string <text:span text:style-name="T2">str</text:span> to the file <text:span text:style-name="T2">fptr.</text:span> The file is written using <text:span text:style-name="T2">encoding</text:span> if it is specified.</text:p>
          </table:table-cell>
        </table:table-row>
      </table:table>
      <text:p text:style-name="P11"><text:line-break/></text:p>
      <text:p text:style-name="P11">File and Folder Sample Script</text:p>
      <text:p text:style-name="P12"/>
      <text:p text:style-name="P13">FileFolderSample.jsx</text:p>
      <text:p text:style-name="P13"/>
      <text:p text:style-name="P14"><text:span text:style-name="Code">var fname = "/c/temp/kitty.psd";</text:span></text:p>
      <text:p text:style-name="P14"><text:span text:style-name="Code">var file1 = new File(fname);</text:span></text:p>
      <text:p text:style-name="P14"><text:span text:style-name="Code">var file2 = new File("/c/temp/stdlib.js");</text:span></text:p>
      <text:p text:style-name="P14"><text:span text:style-name="Code"/></text:p>
      <text:p text:style-name="P14"><text:span text:style-name="Code">Stdlib.compareFiles(file1, file2); <text:s text:c="6"/>// false</text:span></text:p>
      <text:p text:style-name="P14"><text:span text:style-name="Code"/></text:p>
      <text:p text:style-name="P14"><text:span text:style-name="Code">Stdlib.createFolder("~/images/kitty/2006-08-27"); <text:s/>// true</text:span></text:p>
      <text:p text:style-name="P14"><text:span text:style-name="Code"/></text:p>
      <text:p text:style-name="P14"><text:span text:style-name="Code">var f = Stdlib.convertFptr(fname);</text:span></text:p>
      <text:p text:style-name="P14"><text:span text:style-name="Code">f instanceof File; <text:s text:c="22"/>// true</text:span></text:p>
      <text:p text:style-name="P14"><text:span text:style-name="Code">f.toString() == file1.toString(); <text:s text:c="7"/>// true</text:span></text:p>
      <text:p text:style-name="P14"><text:span text:style-name="Code"/></text:p>
      <text:p text:style-name="P14"><text:span text:style-name="Code">// Specify a log file and write a couple of entries into it</text:span></text:p>
      <text:p text:style-name="P14"><text:span text:style-name="Code">Stdlib.log.filename = "/c/temp/log.txt";</text:span></text:p>
      <text:p text:style-name="P14"><text:span text:style-name="Code">Stdlib.log("This is a log message);</text:span></text:p>
      <text:p text:style-name="P14"><text:span text:style-name="Code">Stdlib.log("This is the second message in the log");</text:span></text:p>
      <text:p text:style-name="P14"><text:span text:style-name="Code"/></text:p>
      <text:p text:style-name="P14"><text:span text:style-name="Code">var file = Stdlib.selectFile("Choose a file",</text:span></text:p>
      <text:p text:style-name="P14"><text:span text:style-name="Code"><text:s text:c="29"/>"JPEG Files: *.jpg",</text:span></text:p>
      <text:p text:style-name="P14"><text:span text:style-name="Code"><text:s text:c="29"/>"/c/tmp/red-flower.jpg");</text:span></text:p>
      <text:p text:style-name="P14"><text:span text:style-name="Code"/></text:p>
      <text:p text:style-name="P14"><text:span text:style-name="Code">var folder = Stdlib.selectFolder("Choose a folder", app.path);</text:span></text:p>
      <text:p text:style-name="P14"><text:span text:style-name="Code"/></text:p>
      <text:p text:style-name="P14"><text:span text:style-name="Code">var files = Stdib.getFiles(folder);</text:span></text:p>
      <text:p text:style-name="P14"><text:span text:style-name="Code">var files = Stdib.getFiles(folder, "*.jpg");</text:span></text:p>
      <text:p text:style-name="P14"><text:span text:style-name="Code">var files = Stdib.getFiles(folder, /\.jpg$/);</text:span></text:p>
      <text:p text:style-name="P14"><text:span text:style-name="Code"/></text:p>
      <text:p text:style-name="P14"><text:span text:style-name="Code">function folderChk(f) {</text:span></text:p>
      <text:p text:style-name="P14"><text:span text:style-name="Code"><text:s text:c="3"/>return f instanceof Folder; </text:span></text:p>
      <text:p text:style-name="P14"><text:span text:style-name="Code">}</text:span></text:p>
      <text:p text:style-name="P14"><text:span text:style-name="Code">var files = Stdib.getFiles(folder, folderChk);</text:span></text:p>
      <text:p text:style-name="P14"><text:span text:style-name="Code"/></text:p>
      <text:p text:style-name="P14"><text:span text:style-name="Code">var folders = Stdlib.getFolders("~/images");</text:span></text:p>
      <text:p text:style-name="P14"><text:span text:style-name="Code"/></text:p>
      <text:p text:style-name="P14"><text:span text:style-name="Code">var files = Stdlib.findFiles("~/images", "*.jpg");</text:span></text:p>
      <text:p text:style-name="P14"><text:span text:style-name="Code">var files = Stdlib.getImageFiles(new Folder("~/images"));</text:span></text:p>
      <text:p text:style-name="P14"><text:span text:style-name="Code"/></text:p>
      <text:p text:style-name="P14"><text:span text:style-name="Code">Stdlib.isImageFile(doc.fullName); <text:s text:c="3"/>// true</text:span></text:p>
      <text:p text:style-name="P14"><text:span text:style-name="Code"/></text:p>
      <text:p text:style-name="P14"><text:span text:style-name="Code">var str = Stdlib.readFromFile("/c/tmp/test.txt");</text:span></text:p>
      <text:p text:style-name="P14"><text:span text:style-name="Code">var str = Stdlib.readFromFile("/c/tmp/test.atn", 'BINARY');</text:span></text:p>
      <text:p text:style-name="P14"><text:span text:style-name="Code"/></text:p>
      <text:p text:style-name="P14"><text:span text:style-name="Code">Stdlib.writeToFile(file, "Some string....");<text:line-break/></text:span></text:p>
      <text:p text:style-name="P14"><text:span text:style-name="Code">var rows = [];</text:span></text:p>
      <text:p text:style-name="P14"><text:span text:style-name="Code">Stdlib.readCSVFile("~/colors.csv", rows, true);</text:span></text:p>
      <text:p text:style-name="P14"><text:span text:style-name="Code">var rows = Stdlib.fromCSVString(csvstr, undefined, true);</text:span></text:p>
      <text:p text:style-name="P14"><text:span text:style-name="Code"/></text:p>
      <text:p text:style-name="P14"><text:span text:style-name="Code">var obj = Stdlib.readIniFile("~/defaultSettings.ini");</text:span></text:p>
      <text:p text:style-name="P14"><text:span text:style-name="Code">Stdlib.writeIniFile("~/defaultSettings.ini", obj, "# Default Settings File");</text:span></text:p>
      <text:p text:style-name="P14"><text:span text:style-name="Code"/></text:p>
      <text:p text:style-name="P14"><text:span text:style-name="Code">var iniObj = { name : 'Bob', age: 24 };</text:span></text:p>
      <text:p text:style-name="P14"><text:span text:style-name="Code">var iniStr = Stdlib.toIniString(iniObj);</text:span></text:p>
      <text:p text:style-name="P14"><text:span text:style-name="Code">Stdlib.fromIniString(iniStr, obj);</text:span></text:p>
      <text:p text:style-name="P14"/>
      <text:p text:style-name="P14"/>
      <text:p text:style-name="P14"/>
      <text:p text:style-name="SubSection">String Methods</text:p>
      <text:p text:style-name="P11"/>
      <text:p text:style-name="P25">This section contains a set of new String methods that are particulary handy when working with text.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Function</text:p>
            </table:table-cell>
            <table:table-cell table:style-name="Table1.B1" office:value-type="string">
              <text:p text:style-name="P7">Parameter Type</text:p>
            </table:table-cell>
            <table:table-cell table:style-name="Table1.B1" office:value-type="string">
              <text:p text:style-name="P7">Returns</text:p>
            </table:table-cell>
            <table:table-cell table:style-name="Table1.D1" office:value-type="string">
              <text:p text:style-name="P7">What it doe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roperty">contains</text:p>
            <text:p text:style-name="P8"><text:s text:c="2"/>(str)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9">boolean</text:p>
          </table:table-cell>
          <table:table-cell table:style-name="Table1.D2" office:value-type="string">
            <text:p text:style-name="P10">Returns <text:span text:style-name="T2">true</text:span> if this string contains the substring <text:span text:style-name="T2">str, false</text:span> if not.</text:p>
          </table:table-cell>
        </table:table-row>
        <table:table-row table:style-name="Table1.2">
          <table:table-cell table:style-name="Table1.A2" office:value-type="string">
            <text:p text:style-name="Property">containsWord</text:p>
            <text:p text:style-name="P8"><text:s text:c="2"/>(str)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9">boolean</text:p>
          </table:table-cell>
          <table:table-cell table:style-name="Table1.D2" office:value-type="string">
            <text:p text:style-name="P10">Returns <text:span text:style-name="T2">true</text:span> if this string contains the word <text:span text:style-name="T2">str, false</text:span> if not.</text:p>
          </table:table-cell>
        </table:table-row>
        <table:table-row table:style-name="Table1.2">
          <table:table-cell table:style-name="Table1.A2" office:value-type="string">
            <text:p text:style-name="Property">endsWith</text:p>
            <text:p text:style-name="P8"><text:s text:c="2"/>(str)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9">boolean</text:p>
          </table:table-cell>
          <table:table-cell table:style-name="Table1.D2" office:value-type="string">
            <text:p text:style-name="P10">Returns <text:span text:style-name="T2">true</text:span> if this string ends with the substring <text:span text:style-name="T2">str, false</text:span> if not.</text:p>
          </table:table-cell>
        </table:table-row>
        <table:table-row table:style-name="Table1.2">
          <table:table-cell table:style-name="Table1.A2" office:value-type="string">
            <text:p text:style-name="Property">reverse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string</text:p>
          </table:table-cell>
          <table:table-cell table:style-name="Table1.D2" office:value-type="string">
            <text:p text:style-name="P10">Returns a string that has the characters of this string in reverse order.</text:p>
          </table:table-cell>
        </table:table-row>
        <table:table-row table:style-name="Table1.2">
          <table:table-cell table:style-name="Table1.A2" office:value-type="string">
            <text:p text:style-name="Property">sprintf</text:p>
            <text:p text:style-name="P26">(args)</text:p>
          </table:table-cell>
          <table:table-cell table:style-name="Table1.A2" office:value-type="string">
            <text:p text:style-name="P9">arguments</text:p>
          </table:table-cell>
          <table:table-cell table:style-name="Table1.A2" office:value-type="string">
            <text:p text:style-name="P9">string</text:p>
          </table:table-cell>
          <table:table-cell table:style-name="Table1.D2" office:value-type="string">
            <text:p text:style-name="P10">This is a JavaScript implementation of the C function fsprintf. See this page for details:</text:p>
            <text:p text:style-name="P10"><text:a xlink:type="simple" xlink:href="http://www.opengroup.org/onlinepubs/007908799/xsh/fprintf.html">http://www.opengroup.org/onlinepubs/007908799/xsh/fprintf.html</text:a></text:p>
          </table:table-cell>
        </table:table-row>
        <table:table-row table:style-name="Table1.2">
          <table:table-cell table:style-name="Table1.A2" office:value-type="string">
            <text:p text:style-name="Property">startsWith</text:p>
            <text:p text:style-name="P8"><text:s text:c="2"/>(str)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9">boolean</text:p>
          </table:table-cell>
          <table:table-cell table:style-name="Table1.D2" office:value-type="string">
            <text:p text:style-name="P10">Returns <text:span text:style-name="T2">true</text:span> if this string starts with the substring <text:span text:style-name="T2">str, false</text:span> if not.</text:p>
          </table:table-cell>
        </table:table-row>
        <table:table-row table:style-name="Table1.2">
          <table:table-cell table:style-name="Table1.A2" office:value-type="string">
            <text:p text:style-name="Property">trim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string</text:p>
          </table:table-cell>
          <table:table-cell table:style-name="Table1.D2" office:value-type="string">
            <text:p text:style-name="P10">Returns a string that has the whitespace trimmed off the beginning and end of this string.</text:p>
          </table:table-cell>
        </table:table-row>
      </table:table>
      <text:p text:style-name="P11"/>
      <text:p text:style-name="P11">String Sample Script</text:p>
      <text:p text:style-name="P12"/>
      <text:p text:style-name="P13">StringSample.jsx</text:p>
      <text:p text:style-name="P14"><text:span text:style-name="Code">// Exercise the new String methods</text:span></text:p>
      <text:p text:style-name="P14"><text:span text:style-name="Code"/></text:p>
      <text:p text:style-name="P14"><text:span text:style-name="Code">var str1 = "JavaScript uses prototypes, not classes.";</text:span></text:p>
      <text:p text:style-name="P14"><text:span text:style-name="Code">var str2 = " What? ";</text:span></text:p>
      <text:p text:style-name="P14"><text:span text:style-name="Code">var str3 = "12345";</text:span></text:p>
      <text:p text:style-name="P14"><text:span text:style-name="Code"/></text:p>
      <text:p text:style-name="P14"><text:span text:style-name="Code">str1.contains("proto"); <text:s text:c="8"/>// true</text:span></text:p>
      <text:p text:style-name="P14"><text:span text:style-name="Code">str1.containsWord("proto"); <text:s text:c="4"/>// false</text:span></text:p>
      <text:p text:style-name="P14"><text:span text:style-name="Code">str1.containsWord("prototype"); // true</text:span></text:p>
      <text:p text:style-name="P14"><text:span text:style-name="Code">str3.endsWith("45"); <text:s text:c="11"/>// true</text:span></text:p>
      <text:p text:style-name="P14"><text:span text:style-name="Code">str3.reverse() == "54321"; <text:s text:c="5"/>// true</text:span></text:p>
      <text:p text:style-name="P14"><text:span text:style-name="Code">str1.startsWith("JavaScript"); <text:s/>// true</text:span></text:p>
      <text:p text:style-name="P14"><text:span text:style-name="Code">str2.trim() == "What?"; <text:s text:c="8"/>// true</text:span></text:p>
      <text:p text:style-name="P14"><text:span text:style-name="Code">var str = String.sprintf("%d droplets generated in %.3f seconds",</text:span></text:p>
      <text:p text:style-name="P14"><text:span text:style-name="Code"><text:tab/><text:tab/><text:tab/>cnt, elapsedTime);</text:span></text:p>
      <text:p text:style-name="P14"><text:span text:style-name="Code"/></text:p>
      <text:p text:style-name="P14"/>
      <text:p text:style-name="SubSection">Global Functions</text:p>
      <text:p text:style-name="P27">These are normal functions. They are not a part of the Stdlib name space so you can call them 'as-is'. e.g.</text:p>
      <text:p text:style-name="P28"><text:tab/>var id = cTID('Rvrt');</text:p>
      <text:p text:style-name="P16"/>
      <text:p text:style-name="Standard"><text:tab/>IDs are 32 bit integers that can be mapped to and from 4 character strings or aribitrarily long strings. <text:tab/>They are used heavily in Action Manager/Scripting Listener code.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">Function</text:p>
            </table:table-cell>
            <table:table-cell table:style-name="Table3.B1" office:value-type="string">
              <text:p text:style-name="P7">Parameter Type</text:p>
            </table:table-cell>
            <table:table-cell table:style-name="Table3.B1" office:value-type="string">
              <text:p text:style-name="P7">Returns</text:p>
            </table:table-cell>
            <table:table-cell table:style-name="Table3.D1" office:value-type="string">
              <text:p text:style-name="P7">What it does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roperty">cTID</text:p>
            <text:p text:style-name="P8"><text:s text:c="2"/>(s)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ID</text:p>
          </table:table-cell>
          <table:table-cell table:style-name="Table3.D2" office:value-type="string">
            <text:p text:style-name="P10">Converts a four character string into an ID. </text:p>
            <text:p text:style-name="P10">See Application.charIDToTypeID.</text:p>
          </table:table-cell>
        </table:table-row>
        <table:table-row table:style-name="Table3.2">
          <table:table-cell table:style-name="Table3.A2" office:value-type="string">
            <text:p text:style-name="Property">getUnitValue</text:p>
            <text:p text:style-name="P8"><text:s text:c="2"/>(unit)</text:p>
          </table:table-cell>
          <table:table-cell table:style-name="Table3.A2" office:value-type="string">
            <text:p text:style-name="P9">Unit or number</text:p>
          </table:table-cell>
          <table:table-cell table:style-name="Table3.A2" office:value-type="string">
            <text:p text:style-name="P9">number</text:p>
          </table:table-cell>
          <table:table-cell table:style-name="Table3.D2" office:value-type="string">
            <text:p text:style-name="P10">Returns the value portion of a Unit object. Under PS7, <text:span text:style-name="T2">unit</text:span> is returned.</text:p>
          </table:table-cell>
        </table:table-row>
        <table:table-row table:style-name="Table3.2">
          <table:table-cell table:style-name="Table3.A2" office:value-type="string">
            <text:p text:style-name="Property">id2char</text:p>
            <text:p text:style-name="P8"><text:s text:c="2"/>(id)</text:p>
          </table:table-cell>
          <table:table-cell table:style-name="Table3.A2" office:value-type="string">
            <text:p text:style-name="P9">ID</text:p>
          </table:table-cell>
          <table:table-cell table:style-name="Table3.A2" office:value-type="string">
            <text:p text:style-name="P9">string</text:p>
          </table:table-cell>
          <table:table-cell table:style-name="Table3.D2" office:value-type="string">
            <text:p text:style-name="P10">Converts an ID into a human readable string. If no mapping is found, the unsigned representation of the ID is returned.</text:p>
          </table:table-cell>
        </table:table-row>
        <table:table-row table:style-name="Table3.2">
          <table:table-cell table:style-name="Table3.A2" office:value-type="string">
            <text:p text:style-name="Property">isCS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boolean</text:p>
          </table:table-cell>
          <table:table-cell table:style-name="Table3.D2" office:value-type="string">
            <text:p text:style-name="P10">Returns true if the Photoshop version is CS.</text:p>
          </table:table-cell>
        </table:table-row>
        <table:table-row table:style-name="Table3.2">
          <table:table-cell table:style-name="Table3.A2" office:value-type="string">
            <text:p text:style-name="Property">isCS2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boolean</text:p>
          </table:table-cell>
          <table:table-cell table:style-name="Table3.D2" office:value-type="string">
            <text:p text:style-name="P10">Returns true if the Photoshop version is CS2.</text:p>
          </table:table-cell>
        </table:table-row>
        <table:table-row table:style-name="Table3.2">
          <table:table-cell table:style-name="Table3.A2" office:value-type="string">
            <text:p text:style-name="Property">isCS3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boolean</text:p>
          </table:table-cell>
          <table:table-cell table:style-name="Table3.D2" office:value-type="string">
            <text:p text:style-name="P10">Returns true if the Photoshop version is CS3.</text:p>
          </table:table-cell>
        </table:table-row>
        <table:table-row table:style-name="Table3.2">
          <table:table-cell table:style-name="Table3.A2" office:value-type="string">
            <text:p text:style-name="Property">isPS7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boolean</text:p>
          </table:table-cell>
          <table:table-cell table:style-name="Table3.D2" office:value-type="string">
            <text:p text:style-name="P10">Returns true if the Photoshop version is PS7.</text:p>
          </table:table-cell>
        </table:table-row>
        <table:table-row table:style-name="Table3.2">
          <table:table-cell table:style-name="Table3.A2" office:value-type="string">
            <text:p text:style-name="Property">listGlobals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>array</text:p>
          </table:table-cell>
          <table:table-cell table:style-name="Table3.D2" office:value-type="string">
            <text:p text:style-name="P10">Returns an array of <text:span text:style-name="T2">key: value</text:span> pairs of all current global symbols.</text:p>
          </table:table-cell>
        </table:table-row>
        <table:table-row table:style-name="Table3.2">
          <table:table-cell table:style-name="Table3.A2" office:value-type="string">
            <text:p text:style-name="Property">listProps</text:p>
            <text:p text:style-name="P8"><text:s text:c="2"/>(obj)</text:p>
          </table:table-cell>
          <table:table-cell table:style-name="Table3.A2" office:value-type="string">
            <text:p text:style-name="P9">object</text:p>
          </table:table-cell>
          <table:table-cell table:style-name="Table3.A2" office:value-type="string">
            <text:p text:style-name="P9">array</text:p>
          </table:table-cell>
          <table:table-cell table:style-name="Table3.D2" office:value-type="string">
            <text:p text:style-name="P10">Returns an array of <text:span text:style-name="T2">key: value</text:span> pairs of all the properties in <text:span text:style-name="T2">object</text:span>.</text:p>
          </table:table-cell>
        </table:table-row>
        <table:table-row table:style-name="Table3.2">
          <table:table-cell table:style-name="Table3.A2" office:value-type="string">
            <text:p text:style-name="Property">sTID</text:p>
            <text:p text:style-name="P8"><text:s text:c="2"/>(s)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ID</text:p>
          </table:table-cell>
          <table:table-cell table:style-name="Table3.D2" office:value-type="string">
            <text:p text:style-name="P10">Converts a string into an ID. </text:p>
            <text:p text:style-name="P10">See Application.stringIDToTypeID.</text:p>
          </table:table-cell>
        </table:table-row>
        <table:table-row table:style-name="Table3.2">
          <table:table-cell table:style-name="Table3.A2" office:value-type="string">
            <text:p text:style-name="Property">throwError</text:p>
            <text:p text:style-name="P8"><text:s text:c="2"/>(e)</text:p>
          </table:table-cell>
          <table:table-cell table:style-name="Table3.A2" office:value-type="string">
            <text:p text:style-name="P9">string or Error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0">Throws an exception <text:s/>in an expression context. e.g.</text:p>
            <text:p text:style-name="P9">isCS2() || throwError("Must be CS2");</text:p>
          </table:table-cell>
        </table:table-row>
        <table:table-row table:style-name="Table3.2">
          <table:table-cell table:style-name="Table3.A2" office:value-type="string">
            <text:p text:style-name="Property">throwFileError</text:p>
            <text:p text:style-name="P8"><text:s text:c="2"/>(file,</text:p>
            <text:p text:style-name="P8"><text:s text:c="3"/>msg)</text:p>
          </table:table-cell>
          <table:table-cell table:style-name="Table3.A2" office:value-type="string">
            <text:p text:style-name="P9">File,</text:p>
            <text:p text:style-name="P9">string</text:p>
          </table:table-cell>
          <table:table-cell table:style-name="Table3.A2" office:value-type="string">
            <text:p text:style-name="P9"/>
          </table:table-cell>
          <table:table-cell table:style-name="Table3.D2" office:value-type="string">
            <text:p text:style-name="P10">Throws an File exception <text:s/>in an expression context. e.g.</text:p>
            <text:p text:style-name="P9">file.open("r") || throwFileError(file, "Unable to open file");</text:p>
          </table:table-cell>
        </table:table-row>
        <table:table-row table:style-name="Table3.2">
          <table:table-cell table:style-name="Table3.A2" office:value-type="string">
            <text:p text:style-name="Property">xTID</text:p>
            <text:p text:style-name="P8"><text:s text:c="2"/>(s)</text:p>
          </table:table-cell>
          <table:table-cell table:style-name="Table3.A2" office:value-type="string">
            <text:p text:style-name="P9">number or string</text:p>
          </table:table-cell>
          <table:table-cell table:style-name="Table3.A2" office:value-type="string">
            <text:p text:style-name="P9">ID</text:p>
          </table:table-cell>
          <table:table-cell table:style-name="Table3.D2" office:value-type="string">
            <text:p text:style-name="P10">Returns <text:span text:style-name="T2">s </text:span>as an ID.</text:p>
          </table:table-cell>
        </table:table-row>
      </table:table>
      <text:p text:style-name="P11"/>
      <text:p text:style-name="P11"/>
      <text:p text:style-name="P11">Functions Sample Script</text:p>
      <text:p text:style-name="P12"/>
      <text:p text:style-name="P13">FunctionsSample.jsx</text:p>
      <text:p text:style-name="P13"/>
      <text:p text:style-name="P14"><text:span text:style-name="Code">// Invoke the Free Transform menu item, illustrates use of cTID and sTID</text:span></text:p>
      <text:p text:style-name="P14"><text:span text:style-name="Code">var ref = new ActionReference();</text:span></text:p>
      <text:p text:style-name="P14"><text:span text:style-name="Code">ref.putEnumerated(cTID("Mn <text:s/>"), cTID("MnIt"), cTID("FrTr"));</text:span></text:p>
      <text:p text:style-name="P14"><text:span text:style-name="Code">var desc = new ActionDescriptor();</text:span></text:p>
      <text:p text:style-name="P14"><text:span text:style-name="Code">desc.putReference(cTID("null"), ref);</text:span></text:p>
      <text:p text:style-name="P14"><text:span text:style-name="Code">executeAction(sTID("select"), desc, DialogModes.ALL);</text:span></text:p>
      <text:p text:style-name="P14"><text:span text:style-name="Code"/></text:p>
      <text:p text:style-name="P14"><text:span text:style-name="Code">// getUnitValue</text:span></text:p>
      <text:p text:style-name="P14"><text:span text:style-name="Code">var width = getUnitValue(app.activeDocument.width);</text:span></text:p>
      <text:p text:style-name="P14"><text:span text:style-name="Code"/></text:p>
      <text:p text:style-name="P14"><text:span text:style-name="Code">// id2char</text:span></text:p>
      <text:p text:style-name="P14"><text:span text:style-name="Code">var c = cTID("Rvrt");</text:span></text:p>
      <text:p text:style-name="P14"><text:span text:style-name="Code">id2char(c) == "Revert"; <text:s text:c="2"/>// true</text:span></text:p>
      <text:p text:style-name="P14"><text:span text:style-name="Code"/></text:p>
      <text:p text:style-name="P14"><text:span text:style-name="Code">// listGlobals</text:span></text:p>
      <text:p text:style-name="P14"><text:span text:style-name="Code">alert(listGlobals());</text:span></text:p>
      <text:p text:style-name="P14"><text:span text:style-name="Code"/></text:p>
      <text:p text:style-name="P14"><text:span text:style-name="Code">// listProps</text:span></text:p>
      <text:p text:style-name="P14"><text:span text:style-name="Code">alert(listProps(app.activeDocument));</text:span></text:p>
      <text:p text:style-name="P14"><text:span text:style-name="Code"/></text:p>
      <text:p text:style-name="P14"><text:span text:style-name="Code"/></text:p>
      <text:p text:style-name="P14"><text:span text:style-name="Code">// throw a exception as part of an expression</text:span></text:p>
      <text:p text:style-name="P29"><text:span text:style-name="Code"><text:s text:c="8"/>isCS2() || throwError("Must be CS2.");</text:span></text:p>
      <text:p text:style-name="P29"><text:span text:style-name="Code"/></text:p>
      <text:p text:style-name="P29"><text:span text:style-name="Code"><text:s text:c="8"/>// throw a file error exception as part of an expression</text:span></text:p>
      <text:p text:style-name="P30"><text:span text:style-name="T9"><text:s text:c="8"/></text:span><text:span text:style-name="T10">file.open("r") || throwFileError(file, "Unable to open file");</text:span></text:p>
      <text:p text:style-name="P14"><text:span text:style-name="Code"/></text:p>
      <text:p text:style-name="P14"><text:span text:style-name="Code">// xTID</text:span></text:p>
      <text:p text:style-name="P14"><text:span text:style-name="Code">xTID("Mn <text:s/>") == cTID("Mn <text:s/>"); <text:s text:c="6"/>// true</text:span></text:p>
      <text:p text:style-name="P14"><text:span text:style-name="Code">xTID("select") == sTID("select"); <text:s text:c="2"/>// true</text:span></text:p>
      <text:p text:style-name="P31"/>
      <text:p text:style-name="P29"/>
      <text:p text:style-name="P30"><text:tab/></text:p>
      <text:p text:style-name="SubSection">Action Functions</text:p>
      <text:p text:style-name="P11"/>
      <text:p text:style-name="Standard"><text:tab/>The Action functions are primarily concerned with the managment of actions in the Actions Palette. <text:tab/>More detailed APIs for manipulating action files and interpreting actions from action files exists <text:tab/>elsewhere in this toolkit.</text:p>
      <text:p text:style-name="P16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Function</text:p>
            </table:table-cell>
            <table:table-cell table:style-name="Table4.B1" office:value-type="string">
              <text:p text:style-name="P7">Parameter Type</text:p>
            </table:table-cell>
            <table:table-cell table:style-name="Table4.B1" office:value-type="string">
              <text:p text:style-name="P7">Returns</text:p>
            </table:table-cell>
            <table:table-cell table:style-name="Table4.D1" office:value-type="string">
              <text:p text:style-name="P7">What it does</text:p>
            </table:table-cell>
          </table:table-row>
        </table:table-header-rows>
        <table:table-row>
          <table:table-cell table:style-name="Table4.A2" office:value-type="string">
            <text:p text:style-name="Property">backupActionsPalette</text:p>
            <text:p text:style-name="P8"><text:s text:c="2"/>([file])</text:p>
          </table:table-cell>
          <table:table-cell table:style-name="Table4.A2" office:value-type="string">
            <text:p text:style-name="P9">File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Backup the Actions Palette. If <text:span text:style-name="T2">file</text:span> is set, use that as the backup. If <text:span text:style-name="T2">file</text:span> is not set, <text:s/>open a dialog to select a backup file.</text:p>
          </table:table-cell>
        </table:table-row>
        <table:table-row>
          <table:table-cell table:style-name="Table4.A2" office:value-type="string">
            <text:p text:style-name="Property">createDroplet</text:p>
            <text:p text:style-name="P8"><text:s text:c="2"/>(atn,</text:p>
            <text:p text:style-name="P8"><text:s text:c="3"/>atnSet,</text:p>
            <text:p text:style-name="P8"><text:s text:c="3"/>fptr)</text:p>
          </table:table-cell>
          <table:table-cell table:style-name="Table4.A2" office:value-type="string">
            <text:p text:style-name="P9">string,</text:p>
            <text:p text:style-name="P9">string,</text:p>
            <text:p text:style-name="P9">File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Creates a droplet <text:span text:style-name="T2">file</text:span> from the Action <text:span text:style-name="T2">atn</text:span> rom the Action Set <text:span text:style-name="T2">atnSet</text:span>.</text:p>
          </table:table-cell>
        </table:table-row>
        <table:table-row>
          <table:table-cell table:style-name="Table4.A2" office:value-type="string">
            <text:p text:style-name="Property">deleteAction</text:p>
            <text:p text:style-name="P8"><text:s text:c="2"/>(atn,</text:p>
            <text:p text:style-name="P8"><text:s text:c="3"/>atnSet)</text:p>
          </table:table-cell>
          <table:table-cell table:style-name="Table4.A2" office:value-type="string">
            <text:p text:style-name="P9">string,</text:p>
            <text:p text:style-name="P9">string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Delete the Action <text:span text:style-name="T2">atn</text:span> from the Action Set <text:span text:style-name="T2">atnSet</text:span>.</text:p>
          </table:table-cell>
        </table:table-row>
        <table:table-row>
          <table:table-cell table:style-name="Table4.A2" office:value-type="string">
            <text:p text:style-name="Property">deleteActionSet</text:p>
            <text:p text:style-name="P8"><text:s text:c="2"/>(atnSet)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Delete the Action Set <text:span text:style-name="T2">atnSet.</text:span></text:p>
          </table:table-cell>
        </table:table-row>
        <table:table-row>
          <table:table-cell table:style-name="Table4.A2" office:value-type="string">
            <text:p text:style-name="Property">deleteActionStep</text:p>
            <text:p text:style-name="P8"><text:s text:c="2"/>(idx,</text:p>
            <text:p text:style-name="P8"><text:s text:c="3"/>atn,</text:p>
            <text:p text:style-name="P8"><text:s text:c="3"/>atnSet)</text:p>
          </table:table-cell>
          <table:table-cell table:style-name="Table4.A2" office:value-type="string">
            <text:p text:style-name="P9">number,</text:p>
            <text:p text:style-name="P9">string,</text:p>
            <text:p text:style-name="P9">string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Delete the step <text:span text:style-name="T2">idx</text:span> from the Action <text:span text:style-name="T2">atn</text:span> in the Action Set <text:span text:style-name="T2">atnSet</text:span>.</text:p>
          </table:table-cell>
        </table:table-row>
        <table:table-row>
          <table:table-cell table:style-name="Table4.A2" office:value-type="string">
            <text:p text:style-name="Property">deleteAllActionSets</text:p>
            <text:p text:style-name="P8"><text:s text:c="2"/>([confirmDelete])</text:p>
          </table:table-cell>
          <table:table-cell table:style-name="Table4.A2" office:value-type="string">
            <text:p text:style-name="P9">boolean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Deletes all Action Sets from the Actions Palette. If <text:span text:style-name="T2">confirmDelete</text:span> is <text:span text:style-name="T2">true</text:span> (default), a <text:span text:style-name="T2">confirm</text:span> dialog will be opened to confirm the deletions.</text:p>
          </table:table-cell>
        </table:table-row>
        <table:table-row>
          <table:table-cell table:style-name="Table4.A2" office:value-type="string">
            <text:p text:style-name="Property">getActions</text:p>
            <text:p text:style-name="P8"><text:s text:c="2"/>(atnSet)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9">array</text:p>
          </table:table-cell>
          <table:table-cell table:style-name="Table4.D2" office:value-type="string">
            <text:p text:style-name="P10">Returns an array of the names of the actions in the Action Set.</text:p>
          </table:table-cell>
        </table:table-row>
        <table:table-row>
          <table:table-cell table:style-name="Table4.A2" office:value-type="string">
            <text:p text:style-name="Property">getActionSets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array</text:p>
          </table:table-cell>
          <table:table-cell table:style-name="Table4.D2" office:value-type="string">
            <text:p text:style-name="P10">Returns an array of the names of the Action Sets in the Actions Palette.</text:p>
          </table:table-cell>
        </table:table-row>
        <table:table-row>
          <table:table-cell table:style-name="Table4.A2" office:value-type="string">
            <text:p text:style-name="Property">hasAction</text:p>
            <text:p text:style-name="P8"><text:s text:c="2"/>(atn,</text:p>
            <text:p text:style-name="P8"><text:s text:c="3"/>atnSet)</text:p>
          </table:table-cell>
          <table:table-cell table:style-name="Table4.A2" office:value-type="string">
            <text:p text:style-name="P9">string,</text:p>
            <text:p text:style-name="P9">string</text:p>
          </table:table-cell>
          <table:table-cell table:style-name="Table4.A2" office:value-type="string">
            <text:p text:style-name="P9">boolean</text:p>
          </table:table-cell>
          <table:table-cell table:style-name="Table4.D2" office:value-type="string">
            <text:p text:style-name="P10">Returns <text:span text:style-name="T2">true</text:span> if the Action <text:span text:style-name="T2">atn</text:span> is found in the Action Set <text:span text:style-name="T2">atnSet</text:span>.</text:p>
          </table:table-cell>
        </table:table-row>
        <table:table-row>
          <table:table-cell table:style-name="Table4.A2" office:value-type="string">
            <text:p text:style-name="Property">loadActionFile</text:p>
            <text:p text:style-name="P8"><text:s text:c="2"/>(file)</text:p>
          </table:table-cell>
          <table:table-cell table:style-name="Table4.A2" office:value-type="string">
            <text:p text:style-name="P9">File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Loads the actions in <text:span text:style-name="T2">file</text:span>. Actions will not be availble until the calling script has finished.</text:p>
          </table:table-cell>
        </table:table-row>
        <table:table-row>
          <table:table-cell table:style-name="Table4.A2" office:value-type="string">
            <text:p text:style-name="Property">loadActionFiles</text:p>
            <text:p text:style-name="P8"><text:s text:c="2"/>(files)</text:p>
          </table:table-cell>
          <table:table-cell table:style-name="Table4.A2" office:value-type="string">
            <text:p text:style-name="P9">array of File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Loads the actions from each file in <text:span text:style-name="T2">files</text:span>. Actions will not be availble until the calling script has finished.</text:p>
          </table:table-cell>
        </table:table-row>
        <table:table-row>
          <table:table-cell table:style-name="Table4.A2" office:value-type="string">
            <text:p text:style-name="Property">setActionPlaybackOption</text:p>
            <text:p text:style-name="P8"><text:s text:c="2"/>(opt,</text:p>
            <text:p text:style-name="P8"><text:s text:c="3"/>[arg])</text:p>
          </table:table-cell>
          <table:table-cell table:style-name="Table4.A2" office:value-type="string">
            <text:p text:style-name="P9">string,</text:p>
            <text:p text:style-name="P9">value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Sets a playback option. If arg is specified, it is used.</text:p>
          </table:table-cell>
        </table:table-row>
        <table:table-row>
          <table:table-cell table:style-name="Table4.A2" office:value-type="string">
            <text:p text:style-name="Property">setPlaybackAcclerated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Sets the playback mode to Accelerated.</text:p>
          </table:table-cell>
        </table:table-row>
        <table:table-row>
          <table:table-cell table:style-name="Table4.A2" office:value-type="string">
            <text:p text:style-name="Property">setPlaybackPaused</text:p>
            <text:p text:style-name="P8"><text:s text:c="2"/>([secs])</text:p>
          </table:table-cell>
          <table:table-cell table:style-name="Table4.A2" office:value-type="string">
            <text:p text:style-name="P9">number</text:p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Sets the playback mode to Paused with <text:span text:style-name="T2">secs</text:span> <text:s/>seconds delay (if specified).</text:p>
          </table:table-cell>
        </table:table-row>
        <table:table-row>
          <table:table-cell table:style-name="Table4.A2" office:value-type="string">
            <text:p text:style-name="Property">setPlaybackStepByStep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0">Sets the playback mode to step-by-step.</text:p>
          </table:table-cell>
        </table:table-row>
      </table:table>
      <text:p text:style-name="P11"/>
      <text:p text:style-name="P11"/>
      <text:p text:style-name="P11">Actions Sample Script</text:p>
      <text:p text:style-name="P12"/>
      <text:p text:style-name="P13">ActionsSample.jsx</text:p>
      <text:p text:style-name="P13"/>
      <text:p text:style-name="P14"><text:span text:style-name="Code">// backup the ActionsPalette</text:span></text:p>
      <text:p text:style-name="P14"><text:span text:style-name="Code">Stdlib.backupActionsPalette(new File("~/bak/Actions Palette.psp"));</text:span></text:p>
      <text:p text:style-name="P14"><text:span text:style-name="Code"/></text:p>
      <text:p text:style-name="P14"><text:span text:style-name="Code">Stdlib.deleteAction("Blizzard", "Image Effects");</text:span></text:p>
      <text:p text:style-name="P14"><text:span text:style-name="Code"/></text:p>
      <text:p text:style-name="P14"><text:span text:style-name="Code">Stdlib.deleteActionSet("Image Effects");</text:span></text:p>
      <text:p text:style-name="P14"><text:span text:style-name="Code">Stdlib.deleteActionStep(1, "Blizzard", "Image Effects");</text:span></text:p>
      <text:p text:style-name="P14"><text:span text:style-name="Code"/></text:p>
      <text:p text:style-name="P14"><text:span text:style-name="Code">Stdlib.deleteAllActionSets(true);</text:span></text:p>
      <text:p text:style-name="P14"><text:span text:style-name="Code"/></text:p>
      <text:p text:style-name="P14"><text:span text:style-name="Code">var ary = Stdlib.getActions("Image Effects");</text:span></text:p>
      <text:p text:style-name="P14"><text:span text:style-name="Code"/></text:p>
      <text:p text:style-name="P14"><text:span text:style-name="Code">var ary = Stdlib.getActionSets();</text:span></text:p>
      <text:p text:style-name="P14"><text:span text:style-name="Code"/></text:p>
      <text:p text:style-name="P14"><text:span text:style-name="Code">if (!Stdlib.hasAction("Blizzard", "Image Effects")) {</text:span></text:p>
      <text:p text:style-name="P14"><text:span text:style-name="Code"><text:s text:c="3"/>throw "Images Effects Action Set is not loaded.";</text:span></text:p>
      <text:p text:style-name="P14"><text:span text:style-name="Code">}</text:span></text:p>
      <text:p text:style-name="P14"><text:span text:style-name="Code"/></text:p>
      <text:p text:style-name="P14"><text:span text:style-name="Code">Stdlib.loadActionFile("~/atns/Image Effects.atn");</text:span></text:p>
      <text:p text:style-name="P14"><text:span text:style-name="Code">var file = new Folder("~/atns").getFiles("*.atn");</text:span></text:p>
      <text:p text:style-name="P14"><text:span text:style-name="Code">Stdlib.loadActionFiles(files);</text:span></text:p>
      <text:p text:style-name="P14"><text:span text:style-name="Code"/></text:p>
      <text:p text:style-name="P14"><text:span text:style-name="Code">Stdlib.setActionPlaybackOption("accelerated");</text:span></text:p>
      <text:p text:style-name="P14"><text:span text:style-name="Code">Stdlib.setPlaybackAcclerated(); <text:s text:c="15"/>// same as previous line</text:span></text:p>
      <text:p text:style-name="P14"><text:span text:style-name="Code">Stdlib.setPlaybackPaused(2);</text:span></text:p>
      <text:p text:style-name="P14"><text:span text:style-name="Code">Stdlib.setPlaybackStepByStep();</text:span></text:p>
      <text:p text:style-name="P14"/>
      <text:p text:style-name="P14"/>
      <text:p text:style-name="SubSection">Color <text:s/>Functions</text:p>
      <text:p text:style-name="P11"/>
      <text:p text:style-name="P16">These are some utility functions for dealing with colors in Photoshop.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">Function</text:p>
            </table:table-cell>
            <table:table-cell table:style-name="Table2.B1" office:value-type="string">
              <text:p text:style-name="P7">Parameter Type</text:p>
            </table:table-cell>
            <table:table-cell table:style-name="Table2.B1" office:value-type="string">
              <text:p text:style-name="P7">Returns</text:p>
            </table:table-cell>
            <table:table-cell table:style-name="Table2.D1" office:value-type="string">
              <text:p text:style-name="P7">What it does</text:p>
            </table:table-cell>
          </table:table-row>
        </table:table-header-rows>
        <table:table-row>
          <table:table-cell table:style-name="Table2.A2" office:value-type="string">
            <text:p text:style-name="Property">createRGBColor</text:p>
            <text:p text:style-name="P8"><text:s text:c="2"/>(arg1,</text:p>
            <text:p text:style-name="P8"><text:s text:c="3"/>[green,</text:p>
            <text:p text:style-name="P8"><text:s text:c="4"/>blue])</text:p>
          </table:table-cell>
          <table:table-cell table:style-name="Table2.A2" office:value-type="string">
            <text:p text:style-name="P9">number or array,</text:p>
            <text:p text:style-name="P9">number,</text:p>
            <text:p text:style-name="P9">number</text:p>
          </table:table-cell>
          <table:table-cell table:style-name="Table2.A2" office:value-type="string">
            <text:p text:style-name="P9">SolidColor</text:p>
          </table:table-cell>
          <table:table-cell table:style-name="Table2.D2" office:value-type="string">
            <text:p text:style-name="P10">Creates an color with the RGB values specified. e.g.</text:p>
            <text:p text:style-name="P9">Stdlib.createRGBColor([0,25,0]);</text:p>
            <text:p text:style-name="P9">Stdlib.createRGBColor(0,25,0);</text:p>
          </table:table-cell>
        </table:table-row>
        <table:table-row>
          <table:table-cell table:style-name="Table2.A2" office:value-type="string">
            <text:p text:style-name="Property">createSwatch</text:p>
            <text:p text:style-name="P8"><text:s text:c="2"/>(name,</text:p>
            <text:p text:style-name="P8"><text:s text:c="3"/>red,</text:p>
            <text:p text:style-name="P8"><text:s text:c="3"/>green,</text:p>
            <text:p text:style-name="P8"><text:s text:c="3"/>blue)</text:p>
          </table:table-cell>
          <table:table-cell table:style-name="Table2.A2" office:value-type="string">
            <text:p text:style-name="P9">string,</text:p>
            <text:p text:style-name="P9">number,</text:p>
            <text:p text:style-name="P9">number,</text:p>
            <text:p text:style-name="P9">number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10">Adds an RGBcolor called name to the current swatch palette.</text:p>
            <text:p text:style-name="P9">Stdlib.createSwatch("linen",</text:p>
            <text:p text:style-name="P9"><text:s text:c="3"/>250, 240, 230);</text:p>
          </table:table-cell>
        </table:table-row>
        <table:table-row>
          <table:table-cell table:style-name="Table2.A2" office:value-type="string">
            <text:p text:style-name="Property">getColorAt</text:p>
            <text:p text:style-name="P8"><text:s text:c="2"/>(doc,</text:p>
            <text:p text:style-name="P8"><text:s text:c="3"/>x,</text:p>
            <text:p text:style-name="P8"><text:s text:c="3"/>y)</text:p>
          </table:table-cell>
          <table:table-cell table:style-name="Table2.A2" office:value-type="string">
            <text:p text:style-name="P9">Document,</text:p>
            <text:p text:style-name="P9">number,</text:p>
            <text:p text:style-name="P9">number</text:p>
          </table:table-cell>
          <table:table-cell table:style-name="Table2.A2" office:value-type="string">
            <text:p text:style-name="P9">SolidColor</text:p>
          </table:table-cell>
          <table:table-cell table:style-name="Table2.D2" office:value-type="string">
            <text:p text:style-name="P10">Returns the color in <text:span text:style-name="T2">doc</text:span> at the coordinates <text:span text:style-name="T2">x, y </text:span>(in pixels)<text:span text:style-name="T2">. </text:span>Note that this may only work in RGB mode.</text:p>
          </table:table-cell>
        </table:table-row>
        <table:table-row>
          <table:table-cell table:style-name="Table2.A2" office:value-type="string">
            <text:p text:style-name="Property">rgbToArray</text:p>
            <text:p text:style-name="P8"><text:s text:c="2"/>(color)</text:p>
          </table:table-cell>
          <table:table-cell table:style-name="Table2.A2" office:value-type="string">
            <text:p text:style-name="P9">SolidColor</text:p>
          </table:table-cell>
          <table:table-cell table:style-name="Table2.A2" office:value-type="string">
            <text:p text:style-name="P9">array</text:p>
          </table:table-cell>
          <table:table-cell table:style-name="Table2.D2" office:value-type="string">
            <text:p text:style-name="P10">Returns the color as an array of numbers.</text:p>
          </table:table-cell>
        </table:table-row>
        <table:table-row>
          <table:table-cell table:style-name="Table2.A2" office:value-type="string">
            <text:p text:style-name="Property">rgbToString</text:p>
            <text:p text:style-name="P8"><text:s text:c="2"/>(color)</text:p>
          </table:table-cell>
          <table:table-cell table:style-name="Table2.A2" office:value-type="string">
            <text:p text:style-name="P9">SolidColor</text:p>
          </table:table-cell>
          <table:table-cell table:style-name="Table2.A2" office:value-type="string">
            <text:p text:style-name="P9">string</text:p>
          </table:table-cell>
          <table:table-cell table:style-name="Table2.D2" office:value-type="string">
            <text:p text:style-name="P10">Returns the color as a string of numbers.</text:p>
          </table:table-cell>
        </table:table-row>
        <table:table-row>
          <table:table-cell table:style-name="Table2.A2" office:value-type="string">
            <text:p text:style-name="Property">selectColorRange</text:p>
            <text:p text:style-name="P8"><text:s text:c="2"/>(doc,</text:p>
            <text:p text:style-name="P8"><text:s text:c="3"/>color,</text:p>
            <text:p text:style-name="P8"><text:s text:c="3"/>[range,</text:p>
            <text:p text:style-name="P8"><text:s text:c="4"/>[inverse]])</text:p>
          </table:table-cell>
          <table:table-cell table:style-name="Table2.A2" office:value-type="string">
            <text:p text:style-name="P9">Document,</text:p>
            <text:p text:style-name="P9">SolidColor,</text:p>
            <text:p text:style-name="P9">number,</text:p>
            <text:p text:style-name="P9">boolean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10">Selects a color range in <text:span text:style-name="T2">doc</text:span>.</text:p>
            <text:p text:style-name="P10"><text:span text:style-name="T2">range</text:span> is the fuzziness of the selection (default 40).</text:p>
            <text:p text:style-name="P10"><text:span text:style-name="T2">inverse</text:span> indicates whether or not to invert the selection (default <text:span text:style-name="T2">false</text:span>);</text:p>
          </table:table-cell>
        </table:table-row>
        <table:table-row>
          <table:table-cell table:style-name="Table2.A2" office:value-type="string">
            <text:p text:style-name="Property">selectColorRangeRGB</text:p>
            <text:p text:style-name="P8"><text:s text:c="2"/>(doc,</text:p>
            <text:p text:style-name="P8"><text:s text:c="3"/>color,</text:p>
            <text:p text:style-name="P8"><text:s text:c="3"/>[range,</text:p>
            <text:p text:style-name="P8"><text:s text:c="4"/>[inverse]])</text:p>
          </table:table-cell>
          <table:table-cell table:style-name="Table2.A2" office:value-type="string">
            <text:p text:style-name="P9">Document,</text:p>
            <text:p text:style-name="P9">RGBColor or array,</text:p>
            <text:p text:style-name="P9">number,</text:p>
            <text:p text:style-name="P9">boolean</text:p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10">Selects a color range in <text:span text:style-name="T2">doc</text:span>.</text:p>
            <text:p text:style-name="P10">The color is an RGB color or an array of RGB values.</text:p>
            <text:p text:style-name="P10"><text:span text:style-name="T2">range</text:span> is the fuzziness of the selection (default 40).</text:p>
            <text:p text:style-name="P10"><text:span text:style-name="T2">inverse</text:span> indicates whether or not to invert the selection (default <text:span text:style-name="T2">false</text:span>);</text:p>
          </table:table-cell>
        </table:table-row>
      </table:table>
      <text:p text:style-name="P11"/>
      <text:p text:style-name="P11">Color Sample Script</text:p>
      <text:p text:style-name="P12"/>
      <text:p text:style-name="P13">ColorsSample.jsx</text:p>
      <text:p text:style-name="P13"/>
      <text:p text:style-name="P14"><text:span text:style-name="Code">app.foregroundColor = Stdlib.createRGBColor(128, 128, 128);</text:span></text:p>
      <text:p text:style-name="P14"><text:span text:style-name="Code">app.foregroundColor = Stdlib.createRGBColor([128, 128, 128]);</text:span></text:p>
      <text:p text:style-name="P14"><text:span text:style-name="Code"/></text:p>
      <text:p text:style-name="P14"><text:span text:style-name="Code">Stdlib.createSwatch("Middle Grey", 128, 128, 128);</text:span></text:p>
      <text:p text:style-name="P14"><text:span text:style-name="Code"/></text:p>
      <text:p text:style-name="P14"><text:span text:style-name="Code">app.foregroundColor = Stdlib.getColorAt(app.activeDocument, 10, 10);</text:span></text:p>
      <text:p text:style-name="P14"><text:span text:style-name="Code"/></text:p>
      <text:p text:style-name="P14"><text:span text:style-name="Code">var ary = Stdlib.rgbToArray(app.foregroundColor);</text:span></text:p>
      <text:p text:style-name="P14"><text:span text:style-name="Code">alert(Stdlib.rgbToString(app.foregroundColor));</text:span></text:p>
      <text:p text:style-name="P14"><text:span text:style-name="Code"/></text:p>
      <text:p text:style-name="P14"><text:span text:style-name="Code">Stdlib.selectColorRange(app.activeDocument, app.foregroundColor, 0, false);</text:span></text:p>
      <text:p text:style-name="P14"><text:span text:style-name="Code">Stdlib.selectColorRangeRGB(app.activeDocument, [128, 128, 128]);</text:span></text:p>
      <text:p text:style-name="P14"/>
      <text:p text:style-name="P14"/>
      <text:p text:style-name="SubSection">Container Functions</text:p>
      <text:p text:style-name="P16"/>
      <text:p text:style-name="Standard"><text:tab/>Photoshop has a number of <text:span text:style-name="T2">container</text:span> classes that all behave similarly. <text:span text:style-name="T2">Documents</text:span> and <text:span text:style-name="T2">ArtLayers</text:span> are <text:tab/>good examples of these containers. The containers are composed of a set of objects. This set is indexable <text:tab/>by name or by number.</text:p>
      <text:p text:style-name="P16"/>
      <text:p text:style-name="Standard"><text:tab/>Note that some containers (e.g. Layers) may nested into multiple levels in a hierarchy. This set of <text:tab/>functions does <text:span text:style-name="T3">not</text:span> operate on nested containers. Nesting is handled by different APIs.</text:p>
      <text:p text:style-name="P1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6">Function</text:p>
            </table:table-cell>
            <table:table-cell table:style-name="Table15.B1" office:value-type="string">
              <text:p text:style-name="P7">Parameter Type</text:p>
            </table:table-cell>
            <table:table-cell table:style-name="Table15.B1" office:value-type="string">
              <text:p text:style-name="P7">Returns</text:p>
            </table:table-cell>
            <table:table-cell table:style-name="Table15.D1" office:value-type="string">
              <text:p text:style-name="P7">What it doe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roperty">getAllByName</text:p>
            <text:p text:style-name="P8"><text:s text:c="2"/>(container,</text:p>
            <text:p text:style-name="P8"><text:s text:c="3"/>name)</text:p>
          </table:table-cell>
          <table:table-cell table:style-name="Table15.A2" office:value-type="string">
            <text:p text:style-name="P9">container object,</text:p>
            <text:p text:style-name="P9">string or RegExp</text:p>
          </table:table-cell>
          <table:table-cell table:style-name="Table15.A2" office:value-type="string">
            <text:p text:style-name="P9">array</text:p>
          </table:table-cell>
          <table:table-cell table:style-name="Table15.D2" office:value-type="string">
            <text:p text:style-name="P10">Returns all elements of <text:s/><text:span text:style-name="T2">container</text:span> with names that match <text:span text:style-name="T2">name.</text:span></text:p>
          </table:table-cell>
        </table:table-row>
        <table:table-row table:style-name="Table15.1">
          <table:table-cell table:style-name="Table15.A2" office:value-type="string">
            <text:p text:style-name="Property">getByName</text:p>
            <text:p text:style-name="P8"><text:s text:c="2"/>(container,</text:p>
            <text:p text:style-name="P8"><text:s text:c="3"/>name,</text:p>
            <text:p text:style-name="P8"><text:s text:c="3"/>[all])</text:p>
          </table:table-cell>
          <table:table-cell table:style-name="Table15.A2" office:value-type="string">
            <text:p text:style-name="P9">container object,</text:p>
            <text:p text:style-name="P9">string or RegExp,</text:p>
            <text:p text:style-name="P9">boolean</text:p>
          </table:table-cell>
          <table:table-cell table:style-name="Table15.A2" office:value-type="string">
            <text:p text:style-name="P9">object or array</text:p>
          </table:table-cell>
          <table:table-cell table:style-name="Table15.D2" office:value-type="string">
            <text:p text:style-name="P10">Returns elements of <text:s/><text:span text:style-name="T2">container</text:span> with names that match <text:span text:style-name="T2">name </text:span>If <text:span text:style-name="T2">all</text:span> is <text:span text:style-name="T2">false</text:span> (default), only the first match is returned. If <text:span text:style-name="T2">all</text:span> is <text:span text:style-name="T2">true</text:span>, all matches are returned.</text:p>
          </table:table-cell>
        </table:table-row>
        <table:table-row table:style-name="Table15.1">
          <table:table-cell table:style-name="Table15.A2" office:value-type="string">
            <text:p text:style-name="Property">getByFunction</text:p>
            <text:p text:style-name="P8"><text:s text:c="2"/>(container,</text:p>
            <text:p text:style-name="P8"><text:s text:c="3"/>ftn,</text:p>
            <text:p text:style-name="P8"><text:s text:c="3"/>[all])</text:p>
          </table:table-cell>
          <table:table-cell table:style-name="Table15.A2" office:value-type="string">
            <text:p text:style-name="P9">container object,</text:p>
            <text:p text:style-name="P9">function,</text:p>
            <text:p text:style-name="P9">boolean</text:p>
          </table:table-cell>
          <table:table-cell table:style-name="Table15.A2" office:value-type="string">
            <text:p text:style-name="P9">object or array</text:p>
          </table:table-cell>
          <table:table-cell table:style-name="Table15.D2" office:value-type="string">
            <text:p text:style-name="P10">Returns elements of <text:s/><text:span text:style-name="T2">container</text:span> for which <text:span text:style-name="T2">ftn</text:span> evaluates true. <text:span text:style-name="T2"><text:s/></text:span>If <text:span text:style-name="T2">all</text:span> is <text:span text:style-name="T2">false</text:span> (default), only the first match is returned. If <text:span text:style-name="T2">all</text:span> is <text:span text:style-name="T2">true</text:span>, all matches are returned.</text:p>
          </table:table-cell>
        </table:table-row>
        <table:table-row table:style-name="Table15.1">
          <table:table-cell table:style-name="Table15.A2" office:value-type="string">
            <text:p text:style-name="Property">getByProperty</text:p>
            <text:p text:style-name="P8"><text:s text:c="2"/>(container,</text:p>
            <text:p text:style-name="P8"><text:s text:c="3"/>prop,</text:p>
            <text:p text:style-name="P8"><text:s text:c="3"/>value,</text:p>
            <text:p text:style-name="P8"><text:s text:c="3"/>[all])</text:p>
          </table:table-cell>
          <table:table-cell table:style-name="Table15.A2" office:value-type="string">
            <text:p text:style-name="P9">container object,</text:p>
            <text:p text:style-name="P9">string,</text:p>
            <text:p text:style-name="P9">{string|number|boolean},</text:p>
            <text:p text:style-name="P9">boolean</text:p>
          </table:table-cell>
          <table:table-cell table:style-name="Table15.A2" office:value-type="string">
            <text:p text:style-name="P9">object or array</text:p>
          </table:table-cell>
          <table:table-cell table:style-name="Table15.D2" office:value-type="string">
            <text:p text:style-name="P10">Returns elements of <text:s/><text:span text:style-name="T2">container</text:span> for the property <text:span text:style-name="T2">prop</text:span> matches <text:span text:style-name="T2">value</text:span>. <text:span text:style-name="T2"><text:s/></text:span>If <text:span text:style-name="T2">all</text:span> is <text:span text:style-name="T2">false</text:span> (default), only the first match is returned. If <text:span text:style-name="T2">all</text:span> is <text:span text:style-name="T2">true</text:span>, all matches are returned.</text:p>
          </table:table-cell>
        </table:table-row>
      </table:table>
      <text:p text:style-name="P11"/>
      <text:p text:style-name="P11">Container Sample Script</text:p>
      <text:p text:style-name="P12"/>
      <text:p text:style-name="P13">ContainerSample.jsx</text:p>
      <text:p text:style-name="P13"/>
      <text:p text:style-name="P14"><text:span text:style-name="Code">var doc = app.activeDocument;</text:span></text:p>
      <text:p text:style-name="P14"><text:span text:style-name="Code"/></text:p>
      <text:p text:style-name="P14"><text:span text:style-name="Code">// get all layers with names that start with 'Layer'</text:span></text:p>
      <text:p text:style-name="P14"><text:span text:style-name="Code">var layers = Stdlib.getAllByName(doc.layers, /^Layer/);</text:span></text:p>
      <text:p text:style-name="P14"><text:span text:style-name="Code"/></text:p>
      <text:p text:style-name="P14"><text:span text:style-name="Code">// get a layer called "Layer 1"</text:span></text:p>
      <text:p text:style-name="P14"><text:span text:style-name="Code">var layer = Stdlib.getByName(doc.layers, "Layer 1");</text:span></text:p>
      <text:p text:style-name="P14"><text:span text:style-name="Code"/></text:p>
      <text:p text:style-name="P14"><text:span text:style-name="Code">// get all layers that are locked and visible</text:span></text:p>
      <text:p text:style-name="P14"><text:span text:style-name="Code">function chkLayer(layer) {</text:span></text:p>
      <text:p text:style-name="P14"><text:span text:style-name="Code"><text:s text:c="2"/>return layer.visible &amp;&amp; layer.allLocked;<text:line-break/>};</text:span></text:p>
      <text:p text:style-name="P14"><text:span text:style-name="Code">var layers = Stdlib.getByFunction(doc.layers, chkLayer, true);</text:span></text:p>
      <text:p text:style-name="P14"><text:span text:style-name="Code"/></text:p>
      <text:p text:style-name="P14"><text:span text:style-name="Code">// get all text layers</text:span></text:p>
      <text:p text:style-name="P14"><text:span text:style-name="Code">var layers = Stdlib.getByProperty(doc.layers, "kind", LayerKind.TEXT, true);</text:span></text:p>
      <text:p text:style-name="P14"/>
      <text:p text:style-name="P14"/>
      <text:p text:style-name="SubSection">Document Functions</text:p>
      <text:p text:style-name="P11"/>
      <text:p text:style-name="Standard"><text:tab/>This section contains a handful of functions that deal strictly with Documents.</text:p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 table:style-name="Table11.1">
            <table:table-cell table:style-name="Table11.A1" office:value-type="string">
              <text:p text:style-name="P6">Function</text:p>
            </table:table-cell>
            <table:table-cell table:style-name="Table11.B1" office:value-type="string">
              <text:p text:style-name="P7">Parameter Type</text:p>
            </table:table-cell>
            <table:table-cell table:style-name="Table11.B1" office:value-type="string">
              <text:p text:style-name="P7">Returns</text:p>
            </table:table-cell>
            <table:table-cell table:style-name="Table11.D1" office:value-type="string">
              <text:p text:style-name="P7">What it doe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roperty">duplicateDocument</text:p>
            <text:p text:style-name="P8"><text:s text:c="2"/>(doc,</text:p>
            <text:p text:style-name="P8"><text:s text:c="3"/>[name,</text:p>
            <text:p text:style-name="P8"><text:s text:c="4"/>[merged]])</text:p>
          </table:table-cell>
          <table:table-cell table:style-name="Table11.A2" office:value-type="string">
            <text:p text:style-name="P9">Document,</text:p>
            <text:p text:style-name="P9">string,</text:p>
            <text:p text:style-name="P9">boolean</text:p>
          </table:table-cell>
          <table:table-cell table:style-name="Table11.A2" office:value-type="string">
            <text:p text:style-name="P9">Document</text:p>
          </table:table-cell>
          <table:table-cell table:style-name="Table11.D2" office:value-type="string">
            <text:p text:style-name="P10">Returns a duplicate of <text:span text:style-name="T2">doc</text:span> with the name <text:span text:style-name="T2">name</text:span>. If <text:span text:style-name="T2">merged</text:span> is true, the layers in the new document are merged.</text:p>
            <text:p text:style-name="P10"><text:span text:style-name="T2">name</text:span> defaults to system behavior, <text:span text:style-name="T2">merged</text:span> defaults to <text:span text:style-name="T2">false</text:span>.</text:p>
          </table:table-cell>
        </table:table-row>
        <table:table-row table:style-name="Table11.1">
          <table:table-cell table:style-name="Table11.A2" office:value-type="string">
            <text:p text:style-name="Property">fitImage</text:p>
            <text:p text:style-name="P8"><text:s text:c="2"/>(doc,</text:p>
            <text:p text:style-name="P8"><text:s text:c="3"/>width,</text:p>
            <text:p text:style-name="P8"><text:s text:c="3"/>height)</text:p>
          </table:table-cell>
          <table:table-cell table:style-name="Table11.A2" office:value-type="string">
            <text:p text:style-name="P9">Document,</text:p>
            <text:p text:style-name="P9">number,</text:p>
            <text:p text:style-name="P9">number</text:p>
          </table:table-cell>
          <table:table-cell table:style-name="Table11.A2" office:value-type="string">
            <text:p text:style-name="P9"/>
          </table:table-cell>
          <table:table-cell table:style-name="Table11.D2" office:value-type="string">
            <text:p text:style-name="P10">Resizes <text:span text:style-name="T2">doc</text:span> to fit inside a rectangle with dimensions of <text:span text:style-name="T2">width</text:span> and <text:span text:style-name="T2">height</text:span> (in pixels).</text:p>
          </table:table-cell>
        </table:table-row>
        <table:table-row table:style-name="Table11.1">
          <table:table-cell table:style-name="Table11.A2" office:value-type="string">
            <text:p text:style-name="Property">getDocumentName</text:p>
            <text:p text:style-name="P8"><text:s text:c="2"/>(doc)</text:p>
          </table:table-cell>
          <table:table-cell table:style-name="Table11.A2" office:value-type="string">
            <text:p text:style-name="P9">Document</text:p>
          </table:table-cell>
          <table:table-cell table:style-name="Table11.A2" office:value-type="string">
            <text:p text:style-name="P9">string</text:p>
          </table:table-cell>
          <table:table-cell table:style-name="Table11.D2" office:value-type="string">
            <text:p text:style-name="P10">Returns the name of the document. This does not require that the document had been previously saved.</text:p>
          </table:table-cell>
        </table:table-row>
        <table:table-row table:style-name="Table11.1">
          <table:table-cell table:style-name="Table11.A2" office:value-type="string">
            <text:p text:style-name="Property">hasBackground</text:p>
            <text:p text:style-name="P8"><text:s text:c="2"/>(doc)</text:p>
          </table:table-cell>
          <table:table-cell table:style-name="Table11.A2" office:value-type="string">
            <text:p text:style-name="P9">Document</text:p>
          </table:table-cell>
          <table:table-cell table:style-name="Table11.A2" office:value-type="string">
            <text:p text:style-name="P9">boolean</text:p>
          </table:table-cell>
          <table:table-cell table:style-name="Table11.D2" office:value-type="string">
            <text:p text:style-name="P10">Returns <text:span text:style-name="T2">true</text:span> if <text:span text:style-name="T2">doc</text:span> has a background layer, <text:span text:style-name="T2">false</text:span> if not.</text:p>
          </table:table-cell>
        </table:table-row>
        <table:table-row table:style-name="Table11.1">
          <table:table-cell table:style-name="Table11.A2" office:value-type="string">
            <text:p text:style-name="Property">isDocumentNew</text:p>
            <text:p text:style-name="P8"><text:s text:c="2"/>(doc)</text:p>
          </table:table-cell>
          <table:table-cell table:style-name="Table11.A2" office:value-type="string">
            <text:p text:style-name="P9">Document</text:p>
          </table:table-cell>
          <table:table-cell table:style-name="Table11.A2" office:value-type="string">
            <text:p text:style-name="P9">boolean</text:p>
          </table:table-cell>
          <table:table-cell table:style-name="Table11.D2" office:value-type="string">
            <text:p text:style-name="P10">Returns <text:span text:style-name="T2">true</text:span> if <text:span text:style-name="T2">doc</text:span> is new and has not yet been saved, <text:s/><text:span text:style-name="T2">false</text:span> if not.</text:p>
          </table:table-cell>
        </table:table-row>
        <table:table-row table:style-name="Table11.1">
          <table:table-cell table:style-name="Table11.A2" office:value-type="string">
            <text:p text:style-name="Property">isDocumentOpen</text:p>
            <text:p text:style-name="P8"><text:s text:c="2"/>(file)</text:p>
          </table:table-cell>
          <table:table-cell table:style-name="Table11.A2" office:value-type="string">
            <text:p text:style-name="P9">File</text:p>
          </table:table-cell>
          <table:table-cell table:style-name="Table11.A2" office:value-type="string">
            <text:p text:style-name="P9">boolean</text:p>
          </table:table-cell>
          <table:table-cell table:style-name="Table11.D2" office:value-type="string">
            <text:p text:style-name="P10">Returns <text:span text:style-name="T2">true</text:span> if the document referred to by <text:span text:style-name="T2">file</text:span> is already open, <text:span text:style-name="T2">false</text:span> if not.</text:p>
          </table:table-cell>
        </table:table-row>
        <table:table-row table:style-name="Table11.1">
          <table:table-cell table:style-name="Table11.A2" office:value-type="string">
            <text:p text:style-name="Property">isLandscapeMode</text:p>
            <text:p text:style-name="P8"><text:s text:c="2"/>(doc)</text:p>
          </table:table-cell>
          <table:table-cell table:style-name="Table11.A2" office:value-type="string">
            <text:p text:style-name="P9">Document</text:p>
          </table:table-cell>
          <table:table-cell table:style-name="Table11.A2" office:value-type="string">
            <text:p text:style-name="P9">boolean</text:p>
          </table:table-cell>
          <table:table-cell table:style-name="Table11.D2" office:value-type="string">
            <text:p text:style-name="P10">Returns <text:span text:style-name="T2">true</text:span> if <text:span text:style-name="T2">doc</text:span> is in landscape mode, <text:span text:style-name="T2">false</text:span> if not.</text:p>
          </table:table-cell>
        </table:table-row>
        <table:table-row table:style-name="Table11.1">
          <table:table-cell table:style-name="Table11.A2" office:value-type="string">
            <text:p text:style-name="Property">isPortraitMode</text:p>
            <text:p text:style-name="P8"><text:s text:c="2"/>(doc)</text:p>
          </table:table-cell>
          <table:table-cell table:style-name="Table11.A2" office:value-type="string">
            <text:p text:style-name="P9">Document</text:p>
          </table:table-cell>
          <table:table-cell table:style-name="Table11.A2" office:value-type="string">
            <text:p text:style-name="P9">boolean</text:p>
          </table:table-cell>
          <table:table-cell table:style-name="Table11.D2" office:value-type="string">
            <text:p text:style-name="P10">Returns <text:span text:style-name="T2">true</text:span> if <text:span text:style-name="T2">doc</text:span> is in portrait mode, <text:span text:style-name="T2">false</text:span> if not.</text:p>
          </table:table-cell>
        </table:table-row>
        <table:table-row table:style-name="Table11.1">
          <table:table-cell table:style-name="Table11.A2" office:value-type="string">
            <text:p text:style-name="Property">isSquareMode</text:p>
            <text:p text:style-name="P8"><text:s text:c="2"/>(doc)</text:p>
          </table:table-cell>
          <table:table-cell table:style-name="Table11.A2" office:value-type="string">
            <text:p text:style-name="P9">Document</text:p>
          </table:table-cell>
          <table:table-cell table:style-name="Table11.A2" office:value-type="string">
            <text:p text:style-name="P9">boolean</text:p>
          </table:table-cell>
          <table:table-cell table:style-name="Table11.D2" office:value-type="string">
            <text:p text:style-name="P10">Returns <text:span text:style-name="T2">true</text:span> if <text:span text:style-name="T2">doc</text:span> is in square mode, <text:span text:style-name="T2">false</text:span> if not.</text:p>
          </table:table-cell>
        </table:table-row>
        <table:table-row table:style-name="Table11.1">
          <table:table-cell table:style-name="Table11.A2" office:value-type="string">
            <text:p text:style-name="Property">newDocument</text:p>
            <text:p text:style-name="P8"><text:s text:c="2"/>(name,</text:p>
            <text:p text:style-name="P8"><text:s text:c="3"/>mode,</text:p>
            <text:p text:style-name="P8"><text:s text:c="3"/>width,</text:p>
            <text:p text:style-name="P8"><text:s text:c="3"/>height,</text:p>
            <text:p text:style-name="P8"><text:s text:c="3"/>resolution,</text:p>
            <text:p text:style-name="P8"><text:s text:c="3"/>depth)</text:p>
          </table:table-cell>
          <table:table-cell table:style-name="Table11.A2" office:value-type="string">
            <text:p text:style-name="P9">string,</text:p>
            <text:p text:style-name="P9">string,</text:p>
            <text:p text:style-name="P9">number,</text:p>
            <text:p text:style-name="P9">number,</text:p>
            <text:p text:style-name="P9">number,</text:p>
            <text:p text:style-name="P9">number</text:p>
          </table:table-cell>
          <table:table-cell table:style-name="Table11.A2" office:value-type="string">
            <text:p text:style-name="P9">Document</text:p>
          </table:table-cell>
          <table:table-cell table:style-name="Table11.D2" office:value-type="string">
            <text:p text:style-name="P10">Create a new document using the specified parameters.</text:p>
            <text:p text:style-name="P10"><text:span text:style-name="T2">mode</text:span> is one of "BtmM", "CMYK", "Grys", "IndC", "LbCM", "MltC", "RGBM".</text:p>
            <text:p text:style-name="P10"><text:span text:style-name="T2">depth</text:span> is one of 1, 8, or 16.</text:p>
            <text:p text:style-name="P10"/>
            <text:p text:style-name="P10">ex: <text:span text:style-name="T11">Stdlib.newDocument("bbb.psd", "RGBM", 250, 500, 72, 16)</text:span></text:p>
          </table:table-cell>
        </table:table-row>
        <table:table-row table:style-name="Table11.1">
          <table:table-cell table:style-name="Table11.A2" office:value-type="string">
            <text:p text:style-name="Property">openDialogPS7</text:p>
          </table:table-cell>
          <table:table-cell table:style-name="Table11.A2" office:value-type="string">
            <text:p text:style-name="P9"/>
          </table:table-cell>
          <table:table-cell table:style-name="Table11.A2" office:value-type="string">
            <text:p text:style-name="P9">Document</text:p>
          </table:table-cell>
          <table:table-cell table:style-name="Table11.D2" office:value-type="string">
            <text:p text:style-name="P10">Open a UI to load a document. This is for PS7 which lacks the <text:span text:style-name="T2">File.openDialog</text:span> function.</text:p>
          </table:table-cell>
        </table:table-row>
        <table:table-row table:style-name="Table11.1">
          <table:table-cell table:style-name="Table11.A2" office:value-type="string">
            <text:p text:style-name="Property">revertDocument</text:p>
            <text:p text:style-name="P8"><text:s text:c="2"/>(doc)</text:p>
          </table:table-cell>
          <table:table-cell table:style-name="Table11.A2" office:value-type="string">
            <text:p text:style-name="P9">Document</text:p>
          </table:table-cell>
          <table:table-cell table:style-name="Table11.A2" office:value-type="string">
            <text:p text:style-name="P9"/>
          </table:table-cell>
          <table:table-cell table:style-name="Table11.D2" office:value-type="string">
            <text:p text:style-name="P10">Return<text:span text:style-name="T2"> doc</text:span> to its original state.</text:p>
          </table:table-cell>
        </table:table-row>
      </table:table>
      <text:p text:style-name="P11"/>
      <text:p text:style-name="P11">Document Sample Script</text:p>
      <text:p text:style-name="P12"/>
      <text:p text:style-name="P13">DocumentSample.jsx</text:p>
      <text:p text:style-name="P13"/>
      <text:p text:style-name="P14"><text:span text:style-name="Code">var doc = app.activeDocument;</text:span></text:p>
      <text:p text:style-name="P14"><text:span text:style-name="Code"/></text:p>
      <text:p text:style-name="P14"><text:span text:style-name="Code">var dupe = Stdlib.duplicateDocument(doc, "My Dupe", false);</text:span></text:p>
      <text:p text:style-name="P14"><text:span text:style-name="Code"/></text:p>
      <text:p text:style-name="P14"><text:span text:style-name="Code">Stdlib.getDocumentName(dupe) == "My Dupe"; <text:s text:c="3"/>// true</text:span></text:p>
      <text:p text:style-name="P14"><text:span text:style-name="Code"/></text:p>
      <text:p text:style-name="P14"><text:span text:style-name="Code">var bg = Stdlib.hasBackground(doc);</text:span></text:p>
      <text:p text:style-name="P14"><text:span text:style-name="Code"/></text:p>
      <text:p text:style-name="P14"><text:span text:style-name="Code">var isOpen = Stdlib.isDocumentOpen(new File("~/images/Some Doc.psd"));</text:span></text:p>
      <text:p text:style-name="P14"><text:span text:style-name="Code"/></text:p>
      <text:p text:style-name="P14"><text:span text:style-name="Code">var newDoc = Stdlib.newDocument("New Document", "CMYK", 1000, 1000, 16);</text:span></text:p>
      <text:p text:style-name="P14"><text:span text:style-name="Code"/></text:p>
      <text:p text:style-name="P14"><text:span text:style-name="Code">Stdlib.isDocumentNew(newDoc); <text:s text:c="4"/>// true</text:span></text:p>
      <text:p text:style-name="P14"><text:span text:style-name="Code">Stdlib.isSquareMode(newDoc); <text:s text:c="5"/>// true</text:span></text:p>
      <text:p text:style-name="P14"><text:span text:style-name="Code">Stdlib.isPortraitMode(newDoc); <text:s text:c="3"/>// false</text:span></text:p>
      <text:p text:style-name="P14"><text:span text:style-name="Code">Stdlib.isLandscapeMode(newDoc); <text:s text:c="2"/>// false</text:span></text:p>
      <text:p text:style-name="P14"><text:span text:style-name="Code"/></text:p>
      <text:p text:style-name="P14"><text:span text:style-name="Code">var doc = Stdlib.openDialogPS7("/c/tmp/kitty.psd");</text:span></text:p>
      <text:p text:style-name="P14"><text:span text:style-name="Code"/></text:p>
      <text:p text:style-name="P14"><text:span text:style-name="Code">Stdlib.revertDocument(doc);</text:span></text:p>
      <text:p text:style-name="P14"/>
      <text:p text:style-name="P11"/>
      <text:p text:style-name="P32"/>
      <text:p text:style-name="P33">History Functions</text:p>
      <text:p text:style-name="P11"/>
      <text:p text:style-name="Standard"><text:tab/>There are a number of non-Photoshop-related functions in Stdlib that are useful to have handy.</text:p>
      <text:p text:style-name="P1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6">Function</text:p>
            </table:table-cell>
            <table:table-cell table:style-name="Table12.B1" office:value-type="string">
              <text:p text:style-name="P7">Parameter Type</text:p>
            </table:table-cell>
            <table:table-cell table:style-name="Table12.B1" office:value-type="string">
              <text:p text:style-name="P7">Returns</text:p>
            </table:table-cell>
            <table:table-cell table:style-name="Table12.D1" office:value-type="string">
              <text:p text:style-name="P7">What it doe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roperty">deleteSnapshot</text:p>
            <text:p text:style-name="P8"><text:s text:c="2"/>(doc,</text:p>
            <text:p text:style-name="P8"><text:s text:c="3"/>name)</text:p>
          </table:table-cell>
          <table:table-cell table:style-name="Table12.A2" office:value-type="string">
            <text:p text:style-name="P9">Document,</text:p>
            <text:p text:style-name="P9">string</text:p>
          </table:table-cell>
          <table:table-cell table:style-name="Table12.A2" office:value-type="string">
            <text:p text:style-name="P9">boolean</text:p>
          </table:table-cell>
          <table:table-cell table:style-name="Table12.D2" office:value-type="string">
            <text:p text:style-name="P10">Deletes the snapshot called <text:span text:style-name="T2">name</text:span> from the history of <text:span text:style-name="T2">doc</text:span>. Returns false if that history state does not exist.</text:p>
          </table:table-cell>
        </table:table-row>
        <table:table-row table:style-name="Table12.1">
          <table:table-cell table:style-name="Table12.A2" office:value-type="string">
            <text:p text:style-name="Property">hist</text:p>
            <text:p text:style-name="P8"><text:s text:c="2"/>(dir)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9"/>
          </table:table-cell>
          <table:table-cell table:style-name="Table12.D2" office:value-type="string">
            <text:p text:style-name="P10">Moves the history in the direction indicated by <text:span text:style-name="T2">dir</text:span>. Must be <text:span text:style-name="T2">"Prvs"</text:span> or <text:span text:style-name="T2">"Nxt "</text:span>.</text:p>
          </table:table-cell>
        </table:table-row>
        <table:table-row table:style-name="Table12.1">
          <table:table-cell table:style-name="Table12.A2" office:value-type="string">
            <text:p text:style-name="Property">redo</text:p>
          </table:table-cell>
          <table:table-cell table:style-name="Table12.A2" office:value-type="string">
            <text:p text:style-name="P9"/>
          </table:table-cell>
          <table:table-cell table:style-name="Table12.A2" office:value-type="string">
            <text:p text:style-name="P9"/>
          </table:table-cell>
          <table:table-cell table:style-name="Table12.D2" office:value-type="string">
            <text:p text:style-name="P10">Move forward to the next history state.</text:p>
          </table:table-cell>
        </table:table-row>
        <table:table-row table:style-name="Table12.1">
          <table:table-cell table:style-name="Table12.A2" office:value-type="string">
            <text:p text:style-name="Property">revertToLastSnapshot</text:p>
            <text:p text:style-name="P8"><text:s text:c="2"/>(doc)</text:p>
          </table:table-cell>
          <table:table-cell table:style-name="Table12.A2" office:value-type="string">
            <text:p text:style-name="P9">Document</text:p>
          </table:table-cell>
          <table:table-cell table:style-name="Table12.A2" office:value-type="string">
            <text:p text:style-name="P9">boolean</text:p>
          </table:table-cell>
          <table:table-cell table:style-name="Table12.D2" office:value-type="string">
            <text:p text:style-name="P10">Revert to the last auto-named history state (one that begins with 'Snapshot'). Returns <text:span text:style-name="T2">true</text:span> if successful.</text:p>
          </table:table-cell>
        </table:table-row>
        <table:table-row table:style-name="Table12.1">
          <table:table-cell table:style-name="Table12.A2" office:value-type="string">
            <text:p text:style-name="Property">revertToSnapshot</text:p>
            <text:p text:style-name="P8"><text:s text:c="2"/>(doc,</text:p>
            <text:p text:style-name="P8"><text:s text:c="3"/>[sname])</text:p>
          </table:table-cell>
          <table:table-cell table:style-name="Table12.A2" office:value-type="string">
            <text:p text:style-name="P9">Document,</text:p>
            <text:p text:style-name="P9">sname</text:p>
          </table:table-cell>
          <table:table-cell table:style-name="Table12.A2" office:value-type="string">
            <text:p text:style-name="P9">boolean</text:p>
          </table:table-cell>
          <table:table-cell table:style-name="Table12.D2" office:value-type="string">
            <text:p text:style-name="P10">Revert to the history state <text:span text:style-name="T2">sname</text:span>. <text:s/>If <text:span text:style-name="T2">sname</text:span> is not specified, <text:span text:style-name="T2">revertToLastSnapshot</text:span> is called.</text:p>
            <text:p text:style-name="P10"><text:s/>Returns <text:span text:style-name="T2">true</text:span> if successful.</text:p>
          </table:table-cell>
        </table:table-row>
        <table:table-row table:style-name="Table12.1">
          <table:table-cell table:style-name="Table12.A2" office:value-type="string">
            <text:p text:style-name="Property">takeSnapshot</text:p>
            <text:p text:style-name="P8"><text:s text:c="2"/>(doc,</text:p>
            <text:p text:style-name="P8"><text:s text:c="3"/>[sname])</text:p>
          </table:table-cell>
          <table:table-cell table:style-name="Table12.A2" office:value-type="string">
            <text:p text:style-name="P9">Document,</text:p>
            <text:p text:style-name="P9">string</text:p>
          </table:table-cell>
          <table:table-cell table:style-name="Table12.A2" office:value-type="string">
            <text:p text:style-name="P9"/>
          </table:table-cell>
          <table:table-cell table:style-name="Table12.D2" office:value-type="string">
            <text:p text:style-name="P10">Take a snapshot of the current history state. If <text:span text:style-name="T2">sname</text:span> is specified it is used as the name of the snapshot. If not, the snapshot is autonamed.</text:p>
          </table:table-cell>
        </table:table-row>
        <table:table-row table:style-name="Table12.1">
          <table:table-cell table:style-name="Table12.A2" office:value-type="string">
            <text:p text:style-name="Property">undo</text:p>
          </table:table-cell>
          <table:table-cell table:style-name="Table12.A2" office:value-type="string">
            <text:p text:style-name="P9"/>
          </table:table-cell>
          <table:table-cell table:style-name="Table12.A2" office:value-type="string">
            <text:p text:style-name="P9"/>
          </table:table-cell>
          <table:table-cell table:style-name="Table12.D2" office:value-type="string">
            <text:p text:style-name="P10">Undo the last operation.</text:p>
          </table:table-cell>
        </table:table-row>
      </table:table>
      <text:p text:style-name="P11"/>
      <text:p text:style-name="P11">History Sample Script</text:p>
      <text:p text:style-name="P12"/>
      <text:p text:style-name="P13">HistorySample.jsx</text:p>
      <text:p text:style-name="P13"/>
      <text:p text:style-name="P14"><text:span text:style-name="Code">var doc = app.activeDocument;</text:span></text:p>
      <text:p text:style-name="P14"><text:span text:style-name="Code"/></text:p>
      <text:p text:style-name="P14"><text:span text:style-name="Code">Stdlib.undo();</text:span></text:p>
      <text:p text:style-name="P14"><text:span text:style-name="Code">Stdlib.redo();</text:span></text:p>
      <text:p text:style-name="P14"><text:span text:style-name="Code">Stdlib.hist("Prvs");</text:span></text:p>
      <text:p text:style-name="P14"><text:span text:style-name="Code"/></text:p>
      <text:p text:style-name="P14"><text:span text:style-name="Code">Stdlib.takeSnapshot(doc);</text:span></text:p>
      <text:p text:style-name="P14"><text:span text:style-name="Code">Stdlib.revertToLastSnapshot(doc);</text:span></text:p>
      <text:p text:style-name="P14"><text:span text:style-name="Code">Stdlib.takeSnapshot(doc, "Before filter state");</text:span></text:p>
      <text:p text:style-name="P14"><text:span text:style-name="Code">Stdlib.revertToSnapshot(doc, "Before filter state");</text:span></text:p>
      <text:p text:style-name="P14"><text:span text:style-name="Code">Stdlib.deleteSnapshot(doc, "Before filter state");</text:span></text:p>
      <text:p text:style-name="P14"/>
      <text:p text:style-name="P11"/>
      <text:p text:style-name="SubSection">Layer and Mask Functions</text:p>
      <text:p text:style-name="P11"/>
      <text:p text:style-name="Standard"><text:tab/>The Photoshop JavaScript is missing some fairly important Layers methods and has none at all that deal <text:tab/>with layer masks. The functions in this section address these shortcomings.</text:p>
      <text:p text:style-name="Standard"><text:tab/></text:p>
      <text:p text:style-name="P34"><text:tab/><text:span text:style-name="T12">Layer Styles/Effects Functions</text:span></text:p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>
            <table:table-cell table:style-name="Table16.A1" office:value-type="string">
              <text:p text:style-name="P6">Function</text:p>
            </table:table-cell>
            <table:table-cell table:style-name="Table16.B1" office:value-type="string">
              <text:p text:style-name="P7">Parameter Type</text:p>
            </table:table-cell>
            <table:table-cell table:style-name="Table16.B1" office:value-type="string">
              <text:p text:style-name="P7">Returns</text:p>
            </table:table-cell>
            <table:table-cell table:style-name="Table16.D1" office:value-type="string">
              <text:p text:style-name="P7">What it does</text:p>
            </table:table-cell>
          </table:table-row>
        </table:table-header-rows>
        <table:table-row table:style-name="Table16.2">
          <table:table-cell table:style-name="Table16.A2" office:value-type="string">
            <text:p text:style-name="Property">clearEffects</text:p>
            <text:p text:style-name="P8"><text:s text:c="2"/>(doc,</text:p>
            <text:p text:style-name="P8"><text:s text:c="3"/>layer) </text:p>
          </table:table-cell>
          <table:table-cell table:style-name="Table16.A2" office:value-type="string">
            <text:p text:style-name="P9">Document,</text:p>
            <text:p text:style-name="P9">Layer</text:p>
          </table:table-cell>
          <table:table-cell table:style-name="Table16.A2" office:value-type="string">
            <text:p text:style-name="P9"/>
          </table:table-cell>
          <table:table-cell table:style-name="Table16.D2" office:value-type="string">
            <text:p text:style-name="P10">Clears the layer styles from <text:span text:style-name="T2">layer</text:span>.</text:p>
          </table:table-cell>
        </table:table-row>
        <table:table-row table:style-name="Table16.2">
          <table:table-cell table:style-name="Table16.A2" office:value-type="string">
            <text:p text:style-name="Property">copyEffects</text:p>
            <text:p text:style-name="P8"><text:s text:c="2"/>(doc) </text:p>
          </table:table-cell>
          <table:table-cell table:style-name="Table16.A2" office:value-type="string">
            <text:p text:style-name="P9">Document</text:p>
          </table:table-cell>
          <table:table-cell table:style-name="Table16.A2" office:value-type="string">
            <text:p text:style-name="P9"/>
          </table:table-cell>
          <table:table-cell table:style-name="Table16.D2" office:value-type="string">
            <text:p text:style-name="P10">See <text:span text:style-name="T2">copyStyles</text:span>.</text:p>
          </table:table-cell>
        </table:table-row>
        <table:table-row>
          <table:table-cell table:style-name="Table16.A2" office:value-type="string">
            <text:p text:style-name="Property">copyStyles</text:p>
            <text:p text:style-name="P8"><text:s text:c="2"/>(doc)</text:p>
          </table:table-cell>
          <table:table-cell table:style-name="Table16.A2" office:value-type="string">
            <text:p text:style-name="P9">Document</text:p>
          </table:table-cell>
          <table:table-cell table:style-name="Table16.A2" office:value-type="string">
            <text:p text:style-name="P9"/>
          </table:table-cell>
          <table:table-cell table:style-name="Table16.D2" office:value-type="string">
            <text:p text:style-name="P10">Copies styles from the current layer to the styles clipboard.</text:p>
          </table:table-cell>
        </table:table-row>
        <table:table-row>
          <table:table-cell table:style-name="Table16.A2" office:value-type="string">
            <text:p text:style-name="Property">hasEffects</text:p>
            <text:p text:style-name="P8"><text:s text:c="2"/>(doc,</text:p>
            <text:p text:style-name="P8"><text:s text:c="3"/>layer)</text:p>
          </table:table-cell>
          <table:table-cell table:style-name="Table16.A2" office:value-type="string">
            <text:p text:style-name="P9">Document,</text:p>
            <text:p text:style-name="P9">Layer</text:p>
          </table:table-cell>
          <table:table-cell table:style-name="Table16.A2" office:value-type="string">
            <text:p text:style-name="P9">boolean</text:p>
          </table:table-cell>
          <table:table-cell table:style-name="Table16.D2" office:value-type="string">
            <text:p text:style-name="P10">Returns <text:span text:style-name="T2">true</text:span> if <text:span text:style-name="T2">layer</text:span> has layer styles, <text:span text:style-name="T2">false</text:span> if not.</text:p>
          </table:table-cell>
        </table:table-row>
        <table:table-row>
          <table:table-cell table:style-name="Table16.A2" office:value-type="string">
            <text:p text:style-name="Property">hideLayerEffects</text:p>
            <text:p text:style-name="P8"><text:s text:c="2"/>(doc,</text:p>
            <text:p text:style-name="P8"><text:s text:c="3"/>layer)</text:p>
          </table:table-cell>
          <table:table-cell table:style-name="Table16.A2" office:value-type="string">
            <text:p text:style-name="P9">Document,</text:p>
            <text:p text:style-name="P9">Layer,</text:p>
            <text:p text:style-name="P9"/>
          </table:table-cell>
          <table:table-cell table:style-name="Table16.A2" office:value-type="string">
            <text:p text:style-name="P9"/>
          </table:table-cell>
          <table:table-cell table:style-name="Table16.D2" office:value-type="string">
            <text:p text:style-name="P10">Hides layer effects for <text:span text:style-name="T2">layer</text:span>.</text:p>
          </table:table-cell>
        </table:table-row>
        <table:table-row>
          <table:table-cell table:style-name="Table16.A2" office:value-type="string">
            <text:p text:style-name="Property">pasteEffects</text:p>
            <text:p text:style-name="P8"><text:s text:c="2"/>(doc)</text:p>
          </table:table-cell>
          <table:table-cell table:style-name="Table16.A2" office:value-type="string">
            <text:p text:style-name="P9">Document</text:p>
          </table:table-cell>
          <table:table-cell table:style-name="Table16.A2" office:value-type="string">
            <text:p text:style-name="P9"/>
          </table:table-cell>
          <table:table-cell table:style-name="Table16.D2" office:value-type="string">
            <text:p text:style-name="P10">See <text:span text:style-name="T2">pasteStyles</text:span>.</text:p>
          </table:table-cell>
        </table:table-row>
        <table:table-row>
          <table:table-cell table:style-name="Table16.A2" office:value-type="string">
            <text:p text:style-name="Property">pasteStyles</text:p>
            <text:p text:style-name="P8"><text:s text:c="2"/>(doc)</text:p>
          </table:table-cell>
          <table:table-cell table:style-name="Table16.A2" office:value-type="string">
            <text:p text:style-name="P9">Document</text:p>
          </table:table-cell>
          <table:table-cell table:style-name="Table16.A2" office:value-type="string">
            <text:p text:style-name="P9"/>
          </table:table-cell>
          <table:table-cell table:style-name="Table16.D2" office:value-type="string">
            <text:p text:style-name="P10">Pastes the contents of the styles clipboard into the current layer.</text:p>
          </table:table-cell>
        </table:table-row>
        <table:table-row>
          <table:table-cell table:style-name="Table16.A2" office:value-type="string">
            <text:p text:style-name="Property">showLayerEffects</text:p>
            <text:p text:style-name="P8"><text:s text:c="2"/>(doc,</text:p>
            <text:p text:style-name="P8"><text:s text:c="3"/>layer)</text:p>
          </table:table-cell>
          <table:table-cell table:style-name="Table16.A2" office:value-type="string">
            <text:p text:style-name="P9">Document,</text:p>
            <text:p text:style-name="P9">Layer</text:p>
          </table:table-cell>
          <table:table-cell table:style-name="Table16.A2" office:value-type="string">
            <text:p text:style-name="P9"/>
          </table:table-cell>
          <table:table-cell table:style-name="Table16.D2" office:value-type="string">
            <text:p text:style-name="P10">Shows the layer effects for <text:span text:style-name="T2">layer</text:span>.</text:p>
          </table:table-cell>
        </table:table-row>
      </table:table>
      <text:p text:style-name="P16"/>
      <text:p text:style-name="P17"/>
      <text:p text:style-name="P17">Layer Mask Functions</text:p>
      <text:p text:style-name="P1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6">Function</text:p>
            </table:table-cell>
            <table:table-cell table:style-name="Table17.B1" office:value-type="string">
              <text:p text:style-name="P7">Parameter Type</text:p>
            </table:table-cell>
            <table:table-cell table:style-name="Table17.B1" office:value-type="string">
              <text:p text:style-name="P7">Returns</text:p>
            </table:table-cell>
            <table:table-cell table:style-name="Table17.D1" office:value-type="string">
              <text:p text:style-name="P7">What it does</text:p>
            </table:table-cell>
          </table:table-row>
        </table:table-header-rows>
        <table:table-row>
          <table:table-cell table:style-name="Table17.A2" office:value-type="string">
            <text:p text:style-name="Property">appendMaskToSelection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Appends the mask of <text:span text:style-name="T2">layer</text:span> to the current selection.</text:p>
          </table:table-cell>
        </table:table-row>
        <table:table-row>
          <table:table-cell table:style-name="Table17.A2" office:value-type="string">
            <text:p text:style-name="Property">createLayerMask</text:p>
            <text:p text:style-name="P8"><text:s text:c="2"/>(doc,</text:p>
            <text:p text:style-name="P8"><text:s text:c="3"/>layer,</text:p>
            <text:p text:style-name="P8"><text:s text:c="3"/>[fromSelection)</text:p>
          </table:table-cell>
          <table:table-cell table:style-name="Table17.A2" office:value-type="string">
            <text:p text:style-name="P9">Document,</text:p>
            <text:p text:style-name="P9">Layer,</text:p>
            <text:p text:style-name="P9">boolean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Create a layer mask for <text:span text:style-name="T2">layer</text:span>. If <text:span text:style-name="T2">fromSelection</text:span> is <text:span text:style-name="T2">true</text:span>, use the current selection as the layer mask.</text:p>
          </table:table-cell>
        </table:table-row>
        <table:table-row>
          <table:table-cell table:style-name="Table17.A2" office:value-type="string">
            <text:p text:style-name="Property">disableLayerMask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Disables the layer mask for <text:span text:style-name="T2">layer</text:span>.</text:p>
          </table:table-cell>
        </table:table-row>
        <table:table-row>
          <table:table-cell table:style-name="Table17.A2" office:value-type="string">
            <text:p text:style-name="Property">enableLayerMask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Enables the layer mask for <text:span text:style-name="T2">layer</text:span>.</text:p>
          </table:table-cell>
        </table:table-row>
        <table:table-row>
          <table:table-cell table:style-name="Table17.A2" office:value-type="string">
            <text:p text:style-name="Property">getMaskBounds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>bounds array</text:p>
          </table:table-cell>
          <table:table-cell table:style-name="Table17.D2" office:value-type="string">
            <text:p text:style-name="P10">Returns the bounds of the mask on <text:span text:style-name="T2">layer</text:span>.</text:p>
          </table:table-cell>
        </table:table-row>
        <table:table-row>
          <table:table-cell table:style-name="Table17.A2" office:value-type="string">
            <text:p text:style-name="Property">hasLayerMask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>boolean</text:p>
          </table:table-cell>
          <table:table-cell table:style-name="Table17.D2" office:value-type="string">
            <text:p text:style-name="P10">Returns <text:span text:style-name="T2">true</text:span> if <text:span text:style-name="T2">layer</text:span> has a mask, <text:span text:style-name="T2">false</text:span> if not.</text:p>
          </table:table-cell>
        </table:table-row>
        <table:table-row>
          <table:table-cell table:style-name="Table17.A2" office:value-type="string">
            <text:p text:style-name="Property">insertImageIntoMask</text:p>
            <text:p text:style-name="P8"><text:s text:c="2"/>(doc,</text:p>
            <text:p text:style-name="P8"><text:s text:c="3"/>layer,</text:p>
            <text:p text:style-name="P8"><text:s text:c="3"/>fptr)</text:p>
          </table:table-cell>
          <table:table-cell table:style-name="Table17.A2" office:value-type="string">
            <text:p text:style-name="P9">Document,</text:p>
            <text:p text:style-name="P9">Layer,</text:p>
            <text:p text:style-name="P9">File or string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Inserts the image in file <text:span text:style-name="T2">fptr</text:span> into the mask on <text:span text:style-name="T2">layer</text:span>.</text:p>
          </table:table-cell>
        </table:table-row>
        <table:table-row>
          <table:table-cell table:style-name="Table17.A2" office:value-type="string">
            <text:p text:style-name="Property">linkLayerMask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Link the mask for <text:span text:style-name="T2">layer</text:span>.</text:p>
          </table:table-cell>
        </table:table-row>
        <table:table-row>
          <table:table-cell table:style-name="Table17.A2" office:value-type="string">
            <text:p text:style-name="Property">removeLayerMask</text:p>
            <text:p text:style-name="P8"><text:s text:c="2"/>(doc,</text:p>
            <text:p text:style-name="P8"><text:s text:c="3"/>layer,</text:p>
            <text:p text:style-name="P8"><text:s text:c="3"/>[apply])</text:p>
          </table:table-cell>
          <table:table-cell table:style-name="Table17.A2" office:value-type="string">
            <text:p text:style-name="P9">Document,</text:p>
            <text:p text:style-name="P9">Layer,</text:p>
            <text:p text:style-name="P9">boolean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Removes the mask from <text:span text:style-name="T2">layer</text:span>.</text:p>
            <text:p text:style-name="P10">If <text:span text:style-name="T2">apply</text:span> is <text:span text:style-name="T2">true</text:span> (default:<text:span text:style-name="T2">false</text:span>) the mask is applied on removal.</text:p>
          </table:table-cell>
        </table:table-row>
        <table:table-row>
          <table:table-cell table:style-name="Table17.A2" office:value-type="string">
            <text:p text:style-name="Property">selectLayerMask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Selects the layer mask of <text:span text:style-name="T2">layer</text:span>.</text:p>
          </table:table-cell>
        </table:table-row>
        <table:table-row>
          <table:table-cell table:style-name="Table17.A2" office:value-type="string">
            <text:p text:style-name="Property">selectMaskChannel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Selects the mask channel of <text:span text:style-name="T2">layer</text:span>.</text:p>
          </table:table-cell>
        </table:table-row>
        <table:table-row>
          <table:table-cell table:style-name="Table17.A2" office:value-type="string">
            <text:p text:style-name="Property">setLayerMaskEnabledState</text:p>
            <text:p text:style-name="P8"><text:s text:c="2"/>(doc,</text:p>
            <text:p text:style-name="P8"><text:s text:c="3"/>layer,</text:p>
            <text:p text:style-name="P8"><text:s text:c="3"/>state)</text:p>
          </table:table-cell>
          <table:table-cell table:style-name="Table17.A2" office:value-type="string">
            <text:p text:style-name="P9">Document,</text:p>
            <text:p text:style-name="P9">Layer,</text:p>
            <text:p text:style-name="P9">boolean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Enables or disables the layer mask based on the value of <text:span text:style-name="T2">state</text:span>.</text:p>
          </table:table-cell>
        </table:table-row>
        <table:table-row>
          <table:table-cell table:style-name="Table17.A2" office:value-type="string">
            <text:p text:style-name="Property">unlinkLayerMask</text:p>
            <text:p text:style-name="P8"><text:s text:c="2"/>(doc,</text:p>
            <text:p text:style-name="P8"><text:s text:c="3"/>layer)</text:p>
          </table:table-cell>
          <table:table-cell table:style-name="Table17.A2" office:value-type="string">
            <text:p text:style-name="P9">Document,</text:p>
            <text:p text:style-name="P9">Layer</text:p>
          </table:table-cell>
          <table:table-cell table:style-name="Table17.A2" office:value-type="string">
            <text:p text:style-name="P9"/>
          </table:table-cell>
          <table:table-cell table:style-name="Table17.D2" office:value-type="string">
            <text:p text:style-name="P10">Unlink the mask on <text:span text:style-name="T2">layer</text:span>.</text:p>
          </table:table-cell>
        </table:table-row>
      </table:table>
      <text:p text:style-name="P17"/>
      <text:p text:style-name="P17"/>
      <text:p text:style-name="P17">Multi-Layer / Document Functions</text:p>
      <text:p text:style-name="P1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header-rows>
          <table:table-row>
            <table:table-cell table:style-name="Table18.A1" office:value-type="string">
              <text:p text:style-name="P6">Function</text:p>
            </table:table-cell>
            <table:table-cell table:style-name="Table18.B1" office:value-type="string">
              <text:p text:style-name="P7">Parameter Type</text:p>
            </table:table-cell>
            <table:table-cell table:style-name="Table18.B1" office:value-type="string">
              <text:p text:style-name="P7">Returns</text:p>
            </table:table-cell>
            <table:table-cell table:style-name="Table18.D1" office:value-type="string">
              <text:p text:style-name="P7">What it does</text:p>
            </table:table-cell>
          </table:table-row>
        </table:table-header-rows>
        <table:table-row>
          <table:table-cell table:style-name="Table18.A2" office:value-type="string">
            <text:p text:style-name="Property">copyLayerToDocument</text:p>
            <text:p text:style-name="P35"><text:s/>(doc,</text:p>
            <text:p text:style-name="P8"><text:s text:c="3"/>layer,</text:p>
            <text:p text:style-name="P8"><text:s text:c="3"/>otherDoc)</text:p>
          </table:table-cell>
          <table:table-cell table:style-name="Table18.A2" office:value-type="string">
            <text:p text:style-name="P9">Document,</text:p>
            <text:p text:style-name="P9">Layer,</text:p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Copies a layer from one document to another.</text:p>
          </table:table-cell>
        </table:table-row>
        <table:table-row>
          <table:table-cell table:style-name="Table18.A2" office:value-type="string">
            <text:p text:style-name="Property">deleteAllHidden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Deletes all hidden layers from <text:span text:style-name="T2">doc</text:span>.</text:p>
          </table:table-cell>
        </table:table-row>
        <table:table-row>
          <table:table-cell table:style-name="Table18.A2" office:value-type="string">
            <text:p text:style-name="Property">deleteSelected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Deletes all selected layers from <text:span text:style-name="T2">doc</text:span>.</text:p>
          </table:table-cell>
        </table:table-row>
        <table:table-row>
          <table:table-cell table:style-name="Table18.A2" office:value-type="string">
            <text:p text:style-name="Property">findLayer</text:p>
            <text:p text:style-name="P8"><text:s text:c="2"/>(doc,</text:p>
            <text:p text:style-name="P8"><text:s text:c="3"/>name)</text:p>
          </table:table-cell>
          <table:table-cell table:style-name="Table18.A2" office:value-type="string">
            <text:p text:style-name="P9">Document,</text:p>
            <text:p text:style-name="P9">string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Finds a layer called <text:span text:style-name="T2">name</text:span> in the document.</text:p>
          </table:table-cell>
        </table:table-row>
        <table:table-row>
          <table:table-cell table:style-name="Table18.A2" office:value-type="string">
            <text:p text:style-name="Property">getLayersList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>array</text:p>
          </table:table-cell>
          <table:table-cell table:style-name="Table18.D2" office:value-type="string">
            <text:p text:style-name="P10">Returns an array of all layers in <text:span text:style-name="T2">doc</text:span>.</text:p>
          </table:table-cell>
        </table:table-row>
        <table:table-row>
          <table:table-cell table:style-name="Table18.A2" office:value-type="string">
            <text:p text:style-name="Property">getSelected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>array</text:p>
          </table:table-cell>
          <table:table-cell table:style-name="Table18.D2" office:value-type="string">
            <text:p text:style-name="P10">Returns an array of all currently selected layers in <text:span text:style-name="T2">doc</text:span>.</text:p>
          </table:table-cell>
        </table:table-row>
        <table:table-row>
          <table:table-cell table:style-name="Table18.A2" office:value-type="string">
            <text:p text:style-name="Property">getVisible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>array</text:p>
          </table:table-cell>
          <table:table-cell table:style-name="Table18.D2" office:value-type="string">
            <text:p text:style-name="P10">Returns an array of all visible layers in <text:span text:style-name="T2">doc</text:span>.</text:p>
          </table:table-cell>
        </table:table-row>
        <table:table-row>
          <table:table-cell table:style-name="Table18.A2" office:value-type="string">
            <text:p text:style-name="Property">hideAll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Hides all top-level layers in <text:span text:style-name="T2">doc</text:span>.</text:p>
          </table:table-cell>
        </table:table-row>
        <table:table-row>
          <table:table-cell table:style-name="Table18.A2" office:value-type="string">
            <text:p text:style-name="Property">linkSelected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Link the currently selected layers in <text:span text:style-name="T2">doc.</text:span></text:p>
          </table:table-cell>
        </table:table-row>
        <table:table-row>
          <table:table-cell table:style-name="Table18.A2" office:value-type="string">
            <text:p text:style-name="Property">makeDocFromLayer</text:p>
            <text:p text:style-name="P8"><text:s text:c="2"/>(doc,</text:p>
            <text:p text:style-name="P8"><text:s text:c="3"/>layer,</text:p>
            <text:p text:style-name="P8"><text:s text:c="3"/>docName)</text:p>
          </table:table-cell>
          <table:table-cell table:style-name="Table18.A2" office:value-type="string">
            <text:p text:style-name="P9">Document,</text:p>
            <text:p text:style-name="P9">Layer,</text:p>
            <text:p text:style-name="P9">string</text:p>
          </table:table-cell>
          <table:table-cell table:style-name="Table18.A2" office:value-type="string">
            <text:p text:style-name="P9">Document</text:p>
          </table:table-cell>
          <table:table-cell table:style-name="Table18.D2" office:value-type="string">
            <text:p text:style-name="P10">Returns a new document called <text:span text:style-name="T2">docName</text:span> using the contents of <text:span text:style-name="T2">layer</text:span>.</text:p>
          </table:table-cell>
        </table:table-row>
        <table:table-row>
          <table:table-cell table:style-name="Table18.A2" office:value-type="string">
            <text:p text:style-name="Property">mergeVisible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Merges the visible layers in <text:span text:style-name="T2">doc</text:span>.</text:p>
          </table:table-cell>
        </table:table-row>
        <table:table-row>
          <table:table-cell table:style-name="Table18.A2" office:value-type="string">
            <text:p text:style-name="Property">newGroupFrom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Creates a new group from the currently selected layers. <text:span text:style-name="T2">Note: this needs to be extended so that an array of layers can be passed in.</text:span></text:p>
          </table:table-cell>
        </table:table-row>
        <table:table-row>
          <table:table-cell table:style-name="Table18.A2" office:value-type="string">
            <text:p text:style-name="Property">selectLayers</text:p>
            <text:p text:style-name="P8"><text:s text:c="2"/>(doc,</text:p>
            <text:p text:style-name="P8"><text:s text:c="3"/>layers,</text:p>
            <text:p text:style-name="P8"><text:s text:c="3"/>append)</text:p>
          </table:table-cell>
          <table:table-cell table:style-name="Table18.A2" office:value-type="string">
            <text:p text:style-name="P9">Document,</text:p>
            <text:p text:style-name="P9">arrary of <text:s/>Layer,</text:p>
            <text:p text:style-name="P9">boolean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Selects <text:span text:style-name="T2">layers</text:span>. If <text:span text:style-name="T2">append</text:span> is <text:span text:style-name="T2">true</text:span>, <text:span text:style-name="T2">layers</text:span> is added to the current selection.</text:p>
          </table:table-cell>
        </table:table-row>
        <table:table-row>
          <table:table-cell table:style-name="Table18.A2" office:value-type="string">
            <text:p text:style-name="Property">selectLinked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Selects layers linked to the current layer in <text:span text:style-name="T2">doc</text:span>.</text:p>
          </table:table-cell>
        </table:table-row>
        <table:table-row>
          <table:table-cell table:style-name="Table18.A2" office:value-type="string">
            <text:p text:style-name="Property">showAll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Shows all top-level layers in <text:span text:style-name="T2">doc</text:span>.</text:p>
          </table:table-cell>
        </table:table-row>
        <table:table-row>
          <table:table-cell table:style-name="Table18.A2" office:value-type="string">
            <text:p text:style-name="Property">traverseLayers</text:p>
            <text:p text:style-name="P8"><text:s text:c="2"/>(doc,</text:p>
            <text:p text:style-name="P8"><text:s text:c="3"/>ftn,</text:p>
            <text:p text:style-name="P8"><text:s text:c="3"/>[reverse])</text:p>
          </table:table-cell>
          <table:table-cell table:style-name="Table18.A2" office:value-type="string">
            <text:p text:style-name="P9">Document,</text:p>
            <text:p text:style-name="P9">function,</text:p>
            <text:p text:style-name="P9">boolean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Executes the function <text:span text:style-name="T2">ftn</text:span> on all layers in <text:span text:style-name="T2">doc</text:span>. If <text:span text:style-name="T2">reverse</text:span> is <text:span text:style-name="T2">true</text:span> (default:<text:span text:style-name="T2">false</text:span>) the layers are traversed in reverse order. ftn takes the form of:</text:p>
            <text:p text:style-name="P9">function myFtn(doc, layer) {}</text:p>
            <text:p text:style-name="P10">It should return <text:span text:style-name="T2">true</text:span> to continue the traversal or <text:span text:style-name="T2">false</text:span> to stop.</text:p>
          </table:table-cell>
        </table:table-row>
        <table:table-row>
          <table:table-cell table:style-name="Table18.A2" office:value-type="string">
            <text:p text:style-name="Property">unlinkSelectedLayers</text:p>
            <text:p text:style-name="P8"><text:s text:c="2"/>(doc)</text:p>
          </table:table-cell>
          <table:table-cell table:style-name="Table18.A2" office:value-type="string">
            <text:p text:style-name="P9">Document</text:p>
          </table:table-cell>
          <table:table-cell table:style-name="Table18.A2" office:value-type="string">
            <text:p text:style-name="P9"/>
          </table:table-cell>
          <table:table-cell table:style-name="Table18.D2" office:value-type="string">
            <text:p text:style-name="P10">Unlink the layers linked to the current <text:span text:style-name="T2">layer</text:span>.</text:p>
          </table:table-cell>
        </table:table-row>
      </table:table>
      <text:p text:style-name="P17"/>
      <text:p text:style-name="P17">Layer Transformation</text:p>
      <text:p text:style-name="P17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able:table-row>
            <table:table-cell table:style-name="Table19.A1" office:value-type="string">
              <text:p text:style-name="P6">Function</text:p>
            </table:table-cell>
            <table:table-cell table:style-name="Table19.B1" office:value-type="string">
              <text:p text:style-name="P7">Parameter Type</text:p>
            </table:table-cell>
            <table:table-cell table:style-name="Table19.B1" office:value-type="string">
              <text:p text:style-name="P7">Returns</text:p>
            </table:table-cell>
            <table:table-cell table:style-name="Table19.D1" office:value-type="string">
              <text:p text:style-name="P7">What it does</text:p>
            </table:table-cell>
          </table:table-row>
        </table:table-header-rows>
        <table:table-row>
          <table:table-cell table:style-name="Table19.A2" office:value-type="string">
            <text:p text:style-name="Property">freeTransform</text:p>
            <text:p text:style-name="P8"><text:s text:c="2"/>(doc,</text:p>
            <text:p text:style-name="P8"><text:s text:c="3"/>layer)</text:p>
          </table:table-cell>
          <table:table-cell table:style-name="Table19.A2" office:value-type="string">
            <text:p text:style-name="P9">Document,</text:p>
            <text:p text:style-name="P9">Layer</text:p>
          </table:table-cell>
          <table:table-cell table:style-name="Table19.A2" office:value-type="string">
            <text:p text:style-name="P9"/>
          </table:table-cell>
          <table:table-cell table:style-name="Table19.D2" office:value-type="string">
            <text:p text:style-name="P10">Initiates an interactve free transform on <text:span text:style-name="T2">layer</text:span>.</text:p>
          </table:table-cell>
        </table:table-row>
        <table:table-row>
          <table:table-cell table:style-name="Table19.A2" office:value-type="string">
            <text:p text:style-name="Property">rotateLayer</text:p>
            <text:p text:style-name="P8"><text:s text:c="2"/>(doc,</text:p>
            <text:p text:style-name="P8"><text:s text:c="3"/>layer,</text:p>
            <text:p text:style-name="P8"><text:s text:c="3"/>angle)</text:p>
          </table:table-cell>
          <table:table-cell table:style-name="Table19.A2" office:value-type="string">
            <text:p text:style-name="P9">Document,</text:p>
            <text:p text:style-name="P9">Layer,</text:p>
            <text:p text:style-name="P9">number</text:p>
          </table:table-cell>
          <table:table-cell table:style-name="Table19.A2" office:value-type="string">
            <text:p text:style-name="P9"/>
          </table:table-cell>
          <table:table-cell table:style-name="Table19.D2" office:value-type="string">
            <text:p text:style-name="P10">Rotates <text:span text:style-name="T2">layer</text:span> by <text:span text:style-name="T2">angle</text:span> number of degreees.</text:p>
          </table:table-cell>
        </table:table-row>
        <table:table-row>
          <table:table-cell table:style-name="Table19.A2" office:value-type="string">
            <text:p text:style-name="Property">transformLayer</text:p>
            <text:p text:style-name="P8"><text:s text:c="2"/>(doc,</text:p>
            <text:p text:style-name="P8"><text:s text:c="3"/>layer)</text:p>
          </table:table-cell>
          <table:table-cell table:style-name="Table19.A2" office:value-type="string">
            <text:p text:style-name="P9">Document,</text:p>
            <text:p text:style-name="P9">Layer</text:p>
          </table:table-cell>
          <table:table-cell table:style-name="Table19.A2" office:value-type="string">
            <text:p text:style-name="P9"/>
          </table:table-cell>
          <table:table-cell table:style-name="Table19.D2" office:value-type="string">
            <text:p text:style-name="P10">Peforms an interactive free transform on <text:span text:style-name="T2">layer</text:span>.</text:p>
          </table:table-cell>
        </table:table-row>
        <table:table-row>
          <table:table-cell table:style-name="Table19.A2" office:value-type="string">
            <text:p text:style-name="Property">transformScale</text:p>
            <text:p text:style-name="P8"><text:s text:c="2"/>(doc,</text:p>
            <text:p text:style-name="P8"><text:s text:c="3"/>layer)</text:p>
          </table:table-cell>
          <table:table-cell table:style-name="Table19.A2" office:value-type="string">
            <text:p text:style-name="P9">Document,</text:p>
            <text:p text:style-name="P9">Layer</text:p>
          </table:table-cell>
          <table:table-cell table:style-name="Table19.A2" office:value-type="string">
            <text:p text:style-name="P9"/>
          </table:table-cell>
          <table:table-cell table:style-name="Table19.D2" office:value-type="string">
            <text:p text:style-name="P10">Peforms an interactive scale transform on <text:span text:style-name="T2">layer</text:span>.</text:p>
          </table:table-cell>
        </table:table-row>
      </table:table>
      <text:p text:style-name="Standard"/>
      <text:p text:style-name="P36"><text:tab/>Layer Index Functions</text:p>
      <text:p text:style-name="P37"><text:tab/></text:p>
      <text:p text:style-name="P37"><text:tab/>Note that the indexes in this section are an internal Photoshop numbers that have nothing to do with with a layer's</text:p>
      <text:p text:style-name="P37"><text:tab/>index in <text:span text:style-name="T2">Document.layers</text:span>.</text:p>
      <text:p text:style-name="P3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6">Function</text:p>
            </table:table-cell>
            <table:table-cell table:style-name="Table10.B1" office:value-type="string">
              <text:p text:style-name="P7">Parameter Type</text:p>
            </table:table-cell>
            <table:table-cell table:style-name="Table10.B1" office:value-type="string">
              <text:p text:style-name="P7">Returns</text:p>
            </table:table-cell>
            <table:table-cell table:style-name="Table10.D1" office:value-type="string">
              <text:p text:style-name="P7">What it does</text:p>
            </table:table-cell>
          </table:table-row>
        </table:table-header-rows>
        <table:table-row>
          <table:table-cell table:style-name="Table10.A2" office:value-type="string">
            <text:p text:style-name="Property">deselectLayerByIndex</text:p>
            <text:p text:style-name="P8"><text:s text:c="2"/>(doc,</text:p>
            <text:p text:style-name="P8"><text:s text:c="3"/>index)</text:p>
          </table:table-cell>
          <table:table-cell table:style-name="Table10.A2" office:value-type="string">
            <text:p text:style-name="P9">Document,</text:p>
            <text:p text:style-name="P9">number</text:p>
          </table:table-cell>
          <table:table-cell table:style-name="Table10.A2" office:value-type="string">
            <text:p text:style-name="P9"/>
          </table:table-cell>
          <table:table-cell table:style-name="Table10.D2" office:value-type="string">
            <text:p text:style-name="P10">Deselects the layer using the internal Photoshop index <text:span text:style-name="T2">index</text:span>.</text:p>
          </table:table-cell>
        </table:table-row>
        <table:table-row>
          <table:table-cell table:style-name="Table10.A2" office:value-type="string">
            <text:p text:style-name="Property">deselectLayersByIndex</text:p>
            <text:p text:style-name="P8"><text:s text:c="2"/>(doc,</text:p>
            <text:p text:style-name="P8"><text:s text:c="3"/>indexes)</text:p>
          </table:table-cell>
          <table:table-cell table:style-name="Table10.A2" office:value-type="string">
            <text:p text:style-name="P9">Document,</text:p>
            <text:p text:style-name="P9">numbers</text:p>
          </table:table-cell>
          <table:table-cell table:style-name="Table10.A2" office:value-type="string">
            <text:p text:style-name="P9"/>
          </table:table-cell>
          <table:table-cell table:style-name="Table10.D2" office:value-type="string">
            <text:p text:style-name="P10">Deselects the layers in <text:span text:style-name="T2">indexes</text:span>.</text:p>
          </table:table-cell>
        </table:table-row>
        <table:table-row>
          <table:table-cell table:style-name="Table10.A2" office:value-type="string">
            <text:p text:style-name="Property">getActiveLayerIndex</text:p>
            <text:p text:style-name="P8"><text:s text:c="2"/>(doc)</text:p>
          </table:table-cell>
          <table:table-cell table:style-name="Table10.A2" office:value-type="string">
            <text:p text:style-name="P9">Document</text:p>
          </table:table-cell>
          <table:table-cell table:style-name="Table10.A2" office:value-type="string">
            <text:p text:style-name="P9">number</text:p>
          </table:table-cell>
          <table:table-cell table:style-name="Table10.D2" office:value-type="string">
            <text:p text:style-name="P10">Returns the internal Photoshop index of the active layer.</text:p>
          </table:table-cell>
        </table:table-row>
        <table:table-row>
          <table:table-cell table:style-name="Table10.A2" office:value-type="string">
            <text:p text:style-name="Property">getLayerBoundsByIndex</text:p>
            <text:p text:style-name="P8"><text:s text:c="2"/>(doc,</text:p>
            <text:p text:style-name="P8"><text:s text:c="3"/>index)</text:p>
          </table:table-cell>
          <table:table-cell table:style-name="Table10.A2" office:value-type="string">
            <text:p text:style-name="P9">Document,</text:p>
            <text:p text:style-name="P9">number</text:p>
          </table:table-cell>
          <table:table-cell table:style-name="Table10.A2" office:value-type="string">
            <text:p text:style-name="P9">bounds</text:p>
          </table:table-cell>
          <table:table-cell table:style-name="Table10.D2" office:value-type="string">
            <text:p text:style-name="P10">Returns the bounds for the layer at <text:span text:style-name="T2">index</text:span>. </text:p>
          </table:table-cell>
        </table:table-row>
        <table:table-row>
          <table:table-cell table:style-name="Table10.A2" office:value-type="string">
            <text:p text:style-name="Property">getLayerDescriptorByIndex</text:p>
            <text:p text:style-name="P8"><text:s text:c="2"/>(doc,</text:p>
            <text:p text:style-name="P8"><text:s text:c="3"/>index)</text:p>
          </table:table-cell>
          <table:table-cell table:style-name="Table10.A2" office:value-type="string">
            <text:p text:style-name="P9">Document,</text:p>
            <text:p text:style-name="P9">number</text:p>
          </table:table-cell>
          <table:table-cell table:style-name="Table10.A2" office:value-type="string">
            <text:p text:style-name="P9">ActionDescriptor</text:p>
          </table:table-cell>
          <table:table-cell table:style-name="Table10.D2" office:value-type="string">
            <text:p text:style-name="P10">Returns the ActionDescriptor for the layer at <text:span text:style-name="T2">index</text:span>.</text:p>
          </table:table-cell>
        </table:table-row>
        <table:table-row>
          <table:table-cell table:style-name="Table10.A2" office:value-type="string">
            <text:p text:style-name="Property">getLayerIndex</text:p>
            <text:p text:style-name="P8"><text:s text:c="2"/>(doc,</text:p>
            <text:p text:style-name="P8"><text:s text:c="3"/>layer)</text:p>
          </table:table-cell>
          <table:table-cell table:style-name="Table10.A2" office:value-type="string">
            <text:p text:style-name="P9">Document,</text:p>
            <text:p text:style-name="P9">Layer</text:p>
          </table:table-cell>
          <table:table-cell table:style-name="Table10.A2" office:value-type="string">
            <text:p text:style-name="P9">number</text:p>
          </table:table-cell>
          <table:table-cell table:style-name="Table10.D2" office:value-type="string">
            <text:p text:style-name="P10">Returns the internal Photoshop index for <text:span text:style-name="T2">layer</text:span>.</text:p>
          </table:table-cell>
        </table:table-row>
        <table:table-row>
          <table:table-cell table:style-name="Table10.A2" office:value-type="string">
            <text:p text:style-name="Property">getLayerNameByIndex</text:p>
            <text:p text:style-name="P8"><text:s text:c="2"/>(doc,</text:p>
            <text:p text:style-name="P8"><text:s text:c="3"/>idx)</text:p>
          </table:table-cell>
          <table:table-cell table:style-name="Table10.A2" office:value-type="string">
            <text:p text:style-name="P9">Document,</text:p>
            <text:p text:style-name="P9">number</text:p>
          </table:table-cell>
          <table:table-cell table:style-name="Table10.A2" office:value-type="string">
            <text:p text:style-name="P9">String</text:p>
          </table:table-cell>
          <table:table-cell table:style-name="Table10.D2" office:value-type="string">
            <text:p text:style-name="P10">Returns the name of the layer <text:span text:style-name="T2">idx</text:span>.</text:p>
          </table:table-cell>
        </table:table-row>
        <table:table-row>
          <table:table-cell table:style-name="Table10.A2" office:value-type="string">
            <text:p text:style-name="Property">getLayerOpacityByIndex</text:p>
            <text:p text:style-name="P8"><text:s text:c="2"/>(doc,</text:p>
            <text:p text:style-name="P8"><text:s text:c="3"/>idx)</text:p>
          </table:table-cell>
          <table:table-cell table:style-name="Table10.A2" office:value-type="string">
            <text:p text:style-name="P9">Document,</text:p>
            <text:p text:style-name="P9">number</text:p>
          </table:table-cell>
          <table:table-cell table:style-name="Table10.A2" office:value-type="string">
            <text:p text:style-name="P9">number</text:p>
          </table:table-cell>
          <table:table-cell table:style-name="Table10.D2" office:value-type="string">
            <text:p text:style-name="P10">Returns the opacity of the layer <text:span text:style-name="T2">idx</text:span>.</text:p>
          </table:table-cell>
        </table:table-row>
        <table:table-row>
          <table:table-cell table:style-name="Table10.A2" office:value-type="string">
            <text:p text:style-name="Property">getLayerTypeByIndex</text:p>
            <text:p text:style-name="P8"><text:s text:c="2"/>(doc,</text:p>
            <text:p text:style-name="P8"><text:s text:c="3"/>idx)</text:p>
          </table:table-cell>
          <table:table-cell table:style-name="Table10.A2" office:value-type="string">
            <text:p text:style-name="P9">Document,</text:p>
            <text:p text:style-name="P9">number</text:p>
          </table:table-cell>
          <table:table-cell table:style-name="Table10.A2" office:value-type="string">
            <text:p text:style-name="P9">number</text:p>
          </table:table-cell>
          <table:table-cell table:style-name="Table10.D2" office:value-type="string">
            <text:p text:style-name="P10">Returns the type of the layer <text:span text:style-name="T2">idx </text:span>as an ID.</text:p>
          </table:table-cell>
        </table:table-row>
        <table:table-row>
          <table:table-cell table:style-name="Table10.A2" office:value-type="string">
            <text:p text:style-name="Property">moveLayerContentByIndex</text:p>
            <text:p text:style-name="P8"><text:s text:c="2"/>(doc,</text:p>
            <text:p text:style-name="P8"><text:s text:c="3"/>idx,</text:p>
            <text:p text:style-name="P8"><text:s text:c="3"/>dx,</text:p>
            <text:p text:style-name="P8"><text:s text:c="3"/>dy)</text:p>
          </table:table-cell>
          <table:table-cell table:style-name="Table10.A2" office:value-type="string">
            <text:p text:style-name="P9">Document,</text:p>
            <text:p text:style-name="P9">number,</text:p>
            <text:p text:style-name="P9">number,</text:p>
            <text:p text:style-name="P9">number</text:p>
          </table:table-cell>
          <table:table-cell table:style-name="Table10.A2" office:value-type="string">
            <text:p text:style-name="P9"/>
          </table:table-cell>
          <table:table-cell table:style-name="Table10.D2" office:value-type="string">
            <text:p text:style-name="P10">Moves the contents of the layer <text:span text:style-name="T2">idx</text:span> by <text:span text:style-name="T2">dx</text:span> and <text:span text:style-name="T2">dy</text:span>.</text:p>
          </table:table-cell>
        </table:table-row>
        <table:table-row>
          <table:table-cell table:style-name="Table10.A2" office:value-type="string">
            <text:p text:style-name="Property">selectLayerByIndex</text:p>
            <text:p text:style-name="P8"><text:s text:c="2"/>(doc,</text:p>
            <text:p text:style-name="P8"><text:s text:c="3"/>index)</text:p>
          </table:table-cell>
          <table:table-cell table:style-name="Table10.A2" office:value-type="string">
            <text:p text:style-name="P9">Document,</text:p>
            <text:p text:style-name="P9">number</text:p>
          </table:table-cell>
          <table:table-cell table:style-name="Table10.A2" office:value-type="string">
            <text:p text:style-name="P9"/>
          </table:table-cell>
          <table:table-cell table:style-name="Table10.D2" office:value-type="string">
            <text:p text:style-name="P10">Selects the layer using the internal Photoshop index <text:span text:style-name="T2">index</text:span>.</text:p>
          </table:table-cell>
        </table:table-row>
        <table:table-row>
          <table:table-cell table:style-name="Table10.A2" office:value-type="string">
            <text:p text:style-name="Property">selectLayersByIndex</text:p>
            <text:p text:style-name="P8"><text:s text:c="2"/>(doc,</text:p>
            <text:p text:style-name="P8"><text:s text:c="3"/>indexes)</text:p>
          </table:table-cell>
          <table:table-cell table:style-name="Table10.A2" office:value-type="string">
            <text:p text:style-name="P9">Document,</text:p>
            <text:p text:style-name="P9">numbers</text:p>
          </table:table-cell>
          <table:table-cell table:style-name="Table10.A2" office:value-type="string">
            <text:p text:style-name="P9"/>
          </table:table-cell>
          <table:table-cell table:style-name="Table10.D2" office:value-type="string">
            <text:p text:style-name="P10">Selects the layers in <text:span text:style-name="T2">indexes</text:span>.</text:p>
          </table:table-cell>
        </table:table-row>
      </table:table>
      <text:p text:style-name="P11"/>
      <text:p text:style-name="P36"><text:tab/>Miscellaneous Layer Functions</text:p>
      <text:p text:style-name="P3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P6">Function</text:p>
            </table:table-cell>
            <table:table-cell table:style-name="Table20.B1" office:value-type="string">
              <text:p text:style-name="P7">Parameter Type</text:p>
            </table:table-cell>
            <table:table-cell table:style-name="Table20.B1" office:value-type="string">
              <text:p text:style-name="P7">Returns</text:p>
            </table:table-cell>
            <table:table-cell table:style-name="Table20.D1" office:value-type="string">
              <text:p text:style-name="P7">What it does</text:p>
            </table:table-cell>
          </table:table-row>
        </table:table-header-rows>
        <table:table-row>
          <table:table-cell table:style-name="Table20.A2" office:value-type="string">
            <text:p text:style-name="Property">getLayerDescriptor</text:p>
            <text:p text:style-name="P8"><text:s text:c="2"/>(doc,</text:p>
            <text:p text:style-name="P8"><text:s text:c="3"/>layer)</text:p>
          </table:table-cell>
          <table:table-cell table:style-name="Table20.A2" office:value-type="string">
            <text:p text:style-name="P9">Document,</text:p>
            <text:p text:style-name="P9">Layer</text:p>
          </table:table-cell>
          <table:table-cell table:style-name="Table20.A2" office:value-type="string">
            <text:p text:style-name="P9">ActionDescriptor</text:p>
          </table:table-cell>
          <table:table-cell table:style-name="Table20.D2" office:value-type="string">
            <text:p text:style-name="P10">Returns the ActionDescriptor for <text:span text:style-name="T2">layer</text:span>.</text:p>
          </table:table-cell>
        </table:table-row>
        <table:table-row>
          <table:table-cell table:style-name="Table20.A2" office:value-type="string">
            <text:p text:style-name="Property">getLayerID</text:p>
            <text:p text:style-name="P8"><text:s text:c="2"/>(doc,</text:p>
            <text:p text:style-name="P8"><text:s text:c="3"/>layer)</text:p>
          </table:table-cell>
          <table:table-cell table:style-name="Table20.A2" office:value-type="string">
            <text:p text:style-name="P9">Document,</text:p>
            <text:p text:style-name="P9">Layer</text:p>
          </table:table-cell>
          <table:table-cell table:style-name="Table20.A2" office:value-type="string">
            <text:p text:style-name="P9">number</text:p>
          </table:table-cell>
          <table:table-cell table:style-name="Table20.D2" office:value-type="string">
            <text:p text:style-name="P10">Returns the internal Photoshop ID for <text:span text:style-name="T2">layer</text:span>.</text:p>
          </table:table-cell>
        </table:table-row>
        <table:table-row>
          <table:table-cell table:style-name="Table20.A2" office:value-type="string">
            <text:p text:style-name="Property">isLayerEmpty</text:p>
            <text:p text:style-name="P8"><text:s text:c="2"/>(doc,</text:p>
            <text:p text:style-name="P8"><text:s text:c="3"/>layer)</text:p>
          </table:table-cell>
          <table:table-cell table:style-name="Table20.A2" office:value-type="string">
            <text:p text:style-name="P9">Document,</text:p>
            <text:p text:style-name="P9">Layer</text:p>
          </table:table-cell>
          <table:table-cell table:style-name="Table20.A2" office:value-type="string">
            <text:p text:style-name="P9"/>
          </table:table-cell>
          <table:table-cell table:style-name="Table20.D2" office:value-type="string">
            <text:p text:style-name="P10">Returns <text:span text:style-name="T2">true</text:span> if <text:span text:style-name="T2">layer</text:span> is empty, <text:span text:style-name="T2">false</text:span> if not.</text:p>
          </table:table-cell>
        </table:table-row>
        <table:table-row>
          <table:table-cell table:style-name="Table20.A2" office:value-type="string">
            <text:p text:style-name="Property">isLayerSelected</text:p>
            <text:p text:style-name="P8"><text:s text:c="2"/>(doc,</text:p>
            <text:p text:style-name="P8"><text:s text:c="3"/>layer)</text:p>
          </table:table-cell>
          <table:table-cell table:style-name="Table20.A2" office:value-type="string">
            <text:p text:style-name="P9">Document,</text:p>
            <text:p text:style-name="P9">Layer</text:p>
          </table:table-cell>
          <table:table-cell table:style-name="Table20.A2" office:value-type="string">
            <text:p text:style-name="P9"/>
          </table:table-cell>
          <table:table-cell table:style-name="Table20.D2" office:value-type="string">
            <text:p text:style-name="P10">Not yet implemented.</text:p>
          </table:table-cell>
        </table:table-row>
        <table:table-row>
          <table:table-cell table:style-name="Table20.A2" office:value-type="string">
            <text:p text:style-name="Property">loadSelection</text:p>
            <text:p text:style-name="P8"><text:s text:c="2"/>(doc,</text:p>
            <text:p text:style-name="P8"><text:s text:c="3"/>layer,</text:p>
            <text:p text:style-name="P8"><text:s text:c="3"/>kind,</text:p>
            <text:p text:style-name="P8"><text:s text:c="3"/>[invert])</text:p>
          </table:table-cell>
          <table:table-cell table:style-name="Table20.A2" office:value-type="string">
            <text:p text:style-name="P9">Document,</text:p>
            <text:p text:style-name="P9">Layer,</text:p>
            <text:p text:style-name="P9">string,</text:p>
            <text:p text:style-name="P9">boolean</text:p>
          </table:table-cell>
          <table:table-cell table:style-name="Table20.A2" office:value-type="string">
            <text:p text:style-name="P9"/>
          </table:table-cell>
          <table:table-cell table:style-name="Table20.D2" office:value-type="string">
            <text:p text:style-name="P10">Creates a selection based on the channel <text:span text:style-name="T2">kind</text:span> of <text:span text:style-name="T2">layer</text:span>. <text:span text:style-name="T2">kind</text:span> is one of <text:span text:style-name="T2">"Trsp" </text:span>or <text:span text:style-name="T2">"Msk "</text:span>.</text:p>
            <text:p text:style-name="P10">If <text:span text:style-name="T2">invert</text:span> is <text:span text:style-name="T2">true</text:span> (default:<text:span text:style-name="T2">false</text:span>), the selection is inverted.</text:p>
          </table:table-cell>
        </table:table-row>
        <table:table-row>
          <table:table-cell table:style-name="Table20.A2" office:value-type="string">
            <text:p text:style-name="Property">rasterizeLayer</text:p>
            <text:p text:style-name="P8"><text:s text:c="2"/>(doc,</text:p>
            <text:p text:style-name="P8"><text:s text:c="3"/>layer)</text:p>
          </table:table-cell>
          <table:table-cell table:style-name="Table20.A2" office:value-type="string">
            <text:p text:style-name="P9">Document,</text:p>
            <text:p text:style-name="P9">Layer</text:p>
          </table:table-cell>
          <table:table-cell table:style-name="Table20.A2" office:value-type="string">
            <text:p text:style-name="P9"/>
          </table:table-cell>
          <table:table-cell table:style-name="Table20.D2" office:value-type="string">
            <text:p text:style-name="P10">Rasterizes <text:span text:style-name="T2">layer</text:span>.</text:p>
          </table:table-cell>
        </table:table-row>
        <table:table-row>
          <table:table-cell table:style-name="Table20.A2" office:value-type="string">
            <text:p text:style-name="Property">selectLayer</text:p>
            <text:p text:style-name="P8"><text:s text:c="2"/>(doc,</text:p>
            <text:p text:style-name="P8"><text:s text:c="3"/>layer,</text:p>
            <text:p text:style-name="P8"><text:s text:c="3"/>append)</text:p>
          </table:table-cell>
          <table:table-cell table:style-name="Table20.A2" office:value-type="string">
            <text:p text:style-name="P9">Document,</text:p>
            <text:p text:style-name="P9">Layer,</text:p>
            <text:p text:style-name="P9">boolean</text:p>
          </table:table-cell>
          <table:table-cell table:style-name="Table20.A2" office:value-type="string">
            <text:p text:style-name="P9"/>
          </table:table-cell>
          <table:table-cell table:style-name="Table20.D2" office:value-type="string">
            <text:p text:style-name="P10">Selects <text:span text:style-name="T2">layer</text:span>. If <text:span text:style-name="T2">append</text:span> is <text:span text:style-name="T2">true</text:span>, <text:span text:style-name="T2">layer</text:span> is added to the current selection.</text:p>
          </table:table-cell>
        </table:table-row>
        <table:table-row>
          <table:table-cell table:style-name="Table20.A2" office:value-type="string">
            <text:p text:style-name="Property">selectTransparencyChannel</text:p>
            <text:p text:style-name="P8"><text:s text:c="2"/>(doc,</text:p>
            <text:p text:style-name="P8"><text:s text:c="3"/>layer)</text:p>
          </table:table-cell>
          <table:table-cell table:style-name="Table20.A2" office:value-type="string">
            <text:p text:style-name="P9">Document,</text:p>
            <text:p text:style-name="P9">Layer</text:p>
          </table:table-cell>
          <table:table-cell table:style-name="Table20.A2" office:value-type="string">
            <text:p text:style-name="P9"/>
          </table:table-cell>
          <table:table-cell table:style-name="Table20.D2" office:value-type="string">
            <text:p text:style-name="P10">Selects the transpareny channel of <text:span text:style-name="T2">layer</text:span>.</text:p>
          </table:table-cell>
        </table:table-row>
      </table:table>
      <text:p text:style-name="P11"/>
      <text:p text:style-name="P11">Layer and Mask Sample Script</text:p>
      <text:p text:style-name="P12"/>
      <text:p text:style-name="P13">LayerMaskSample.jsx</text:p>
      <text:p text:style-name="P13"/>
      <text:p text:style-name="P14"><text:span text:style-name="Code">var doc = app.activeDocument;</text:span></text:p>
      <text:p text:style-name="P14"><text:span text:style-name="Code"/></text:p>
      <text:p text:style-name="P14"><text:span text:style-name="Code">var layers = Stdlib.getLayersList(doc);</text:span></text:p>
      <text:p text:style-name="P14"><text:span text:style-name="Code">Stdlib.deleteAllHiddenLayers(doc);</text:span></text:p>
      <text:p text:style-name="P14"><text:span text:style-name="Code">Stdlib.hideAllLayers(doc);</text:span></text:p>
      <text:p text:style-name="P14"><text:span text:style-name="Code">Stdlib.showAllLayers(doc);</text:span></text:p>
      <text:p text:style-name="P14"><text:span text:style-name="Code"/></text:p>
      <text:p text:style-name="P14"><text:span text:style-name="Code"/></text:p>
      <text:p text:style-name="P14"><text:span text:style-name="Code">var layer = doc.activeLayer;</text:span></text:p>
      <text:p text:style-name="P14"><text:span text:style-name="Code"/></text:p>
      <text:p text:style-name="P14"><text:span text:style-name="Code">Stdlib.makeDocFromLayer(doc, layer, "New Document");</text:span></text:p>
      <text:p text:style-name="P14"><text:span text:style-name="Code">Stdlib.insertImageIntoMask(doc, layer, "~/images/kitty.psd");</text:span></text:p>
      <text:p text:style-name="P14"><text:span text:style-name="Code">Stdlib.rotateLayer(doc, layer, 45.0);</text:span></text:p>
      <text:p text:style-name="P14"><text:span text:style-name="Code">Stdlib.selectLayer(doc, layer);</text:span></text:p>
      <text:p text:style-name="P14"><text:span text:style-name="Code">Stdlib.rasterizeLayer(doc, layer);</text:span></text:p>
      <text:p text:style-name="P14"><text:span text:style-name="Code">Stdlib.transformLayer(doc, layer);</text:span></text:p>
      <text:p text:style-name="P14"><text:span text:style-name="Code">Stdlib.transformScale(doc, layer);</text:span></text:p>
      <text:p text:style-name="P14"><text:span text:style-name="Code"/></text:p>
      <text:p text:style-name="P14"><text:span text:style-name="Code"/></text:p>
      <text:p text:style-name="P14"><text:span text:style-name="Code">Stdlib.copyEffects(doc); <text:s text:c="13"/>// Stdlib.copyStyles(doc);</text:span></text:p>
      <text:p text:style-name="P14"><text:span text:style-name="Code">Stdlib.hideLayerEffects(doc, layer);</text:span></text:p>
      <text:p text:style-name="P14"><text:span text:style-name="Code">Stdlib.pasteEffects(doc); <text:s text:c="12"/>// Stdlib.pasteStyles</text:span></text:p>
      <text:p text:style-name="P14"><text:span text:style-name="Code">Stdlib.showLayerEffects(doc, layer);</text:span></text:p>
      <text:p text:style-name="P14"><text:span text:style-name="Code"/></text:p>
      <text:p text:style-name="P14"><text:span text:style-name="Code"/></text:p>
      <text:p text:style-name="P14"><text:span text:style-name="Code">Stdlib.createLayerMask(doc, layer, true);</text:span></text:p>
      <text:p text:style-name="P14"><text:span text:style-name="Code">Stdlib.appendMaskToSelection(doc, layer);</text:span></text:p>
      <text:p text:style-name="P14"><text:span text:style-name="Code">Stdlib.disableLayerMask(doc, layer);</text:span></text:p>
      <text:p text:style-name="P14"><text:span text:style-name="Code">Stdlib.enableLayerMask(doc, layer);</text:span></text:p>
      <text:p text:style-name="P14"><text:span text:style-name="Code">Stdlib.setLayerMaskEnabledState(doc, layer, true);</text:span></text:p>
      <text:p text:style-name="P14"><text:span text:style-name="Code">var hasMask = Stdlib.hasLayerMask(doc, layer);</text:span></text:p>
      <text:p text:style-name="P14"><text:span text:style-name="Code">Stdlib.removeLayerMask(doc, layer, false);</text:span></text:p>
      <text:p text:style-name="P14"><text:span text:style-name="Code">Stdlib.selectLayerMask(doc, layer);</text:span></text:p>
      <text:p text:style-name="P14"><text:span text:style-name="Code">Stdlib.linkLayerMask(doc, layer);</text:span></text:p>
      <text:p text:style-name="P14"><text:span text:style-name="Code">Stdlib.unlinkLayerMask(doc, layer);</text:span></text:p>
      <text:p text:style-name="P14"><text:span text:style-name="Code"/></text:p>
      <text:p text:style-name="P14"><text:span text:style-name="Code">Stdlib.loadSelection(doc, layer, "Trsp");</text:span></text:p>
      <text:p text:style-name="P14"><text:span text:style-name="Code">Stdlib.selectMaskChannel(doc, layer);</text:span></text:p>
      <text:p text:style-name="P14"><text:span text:style-name="Code">Stdlib.selectTransparencyChannel(doc, layer);</text:span></text:p>
      <text:p text:style-name="P14"><text:span text:style-name="Code"/></text:p>
      <text:p text:style-name="P14"><text:span text:style-name="Code"/></text:p>
      <text:p text:style-name="P14"><text:span text:style-name="Code">Stdlib.linkSelectedLayers(doc);</text:span></text:p>
      <text:p text:style-name="P14"><text:span text:style-name="Code">Stdlib.selectLinkedLayers(doc, layer);</text:span></text:p>
      <text:p text:style-name="P14"><text:span text:style-name="Code">Stdlib.unlinkSelectedLayers(doc);</text:span></text:p>
      <text:p text:style-name="P14"><text:span text:style-name="Code"/></text:p>
      <text:p text:style-name="P14"><text:span text:style-name="Code">var desc = Stdlib.getLayerDescriptor(doc, layer);</text:span></text:p>
      <text:p text:style-name="P14"><text:span text:style-name="Code">var desc = Stdlib.getLayerDescriptorByIndex(doc, 2);</text:span></text:p>
      <text:p text:style-name="P14"><text:span text:style-name="Code">var idx = Stdlib.getLayerIndex(doc, layer);</text:span></text:p>
      <text:p text:style-name="P14"><text:span text:style-name="Code">Stdlib.selectLayerByIndex(doc, idx);</text:span></text:p>
      <text:p text:style-name="P14"><text:span text:style-name="Code"/></text:p>
      <text:p text:style-name="P14"><text:span text:style-name="Code">// get all layers that are locked and visible</text:span></text:p>
      <text:p text:style-name="P14"><text:span text:style-name="Code">function chkLayer(layer) {</text:span></text:p>
      <text:p text:style-name="P14"><text:span text:style-name="Code"><text:s text:c="2"/>return layer.visible &amp;&amp; layer.allLocked;<text:line-break/>};</text:span></text:p>
      <text:p text:style-name="P14"><text:span text:style-name="Code">var layers = Stdlib.traverseLayers(doc, chkLayers);</text:span></text:p>
      <text:p text:style-name="P14"/>
      <text:p text:style-name="P14"/>
      <text:p text:style-name="SubSection">Selection and Path Functions</text:p>
      <text:p text:style-name="P11"/>
      <text:p text:style-name="Standard"><text:tab/>This section contains a set of function for operating on Selections and Paths. Several deal with get the <text:tab/>bounds of the selection. There are here because the <text:span text:style-name="T2">Selection.bounds</text:span> property is broke in CS2 and non-<text:tab/>existent in CS and PS7. The preferred way to get the selection bounds is <text:span text:style-name="T2">Stdlib.getSelectionBounds</text:span>.</text:p>
      <text:p text:style-name="P1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6">Function</text:p>
            </table:table-cell>
            <table:table-cell table:style-name="Table13.B1" office:value-type="string">
              <text:p text:style-name="P7">Parameter Type</text:p>
            </table:table-cell>
            <table:table-cell table:style-name="Table13.B1" office:value-type="string">
              <text:p text:style-name="P7">Returns</text:p>
            </table:table-cell>
            <table:table-cell table:style-name="Table13.D1" office:value-type="string">
              <text:p text:style-name="P7">What it doe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roperty">computeSelectionBounds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>array</text:p>
          </table:table-cell>
          <table:table-cell table:style-name="Table13.D2" office:value-type="string">
            <text:p text:style-name="P10">Returns the bounds of the current selection computed using the <text:span text:style-name="T2">LayerSet</text:span> techique.</text:p>
          </table:table-cell>
        </table:table-row>
        <table:table-row table:style-name="Table13.1">
          <table:table-cell table:style-name="Table13.A2" office:value-type="string">
            <text:p text:style-name="Property">computeSelectionBoundsLS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>array</text:p>
          </table:table-cell>
          <table:table-cell table:style-name="Table13.D2" office:value-type="string">
            <text:p text:style-name="P10">Returns the bounds of the current selection computed <text:s/>using the <text:span text:style-name="T2">WorkPath</text:span> techique.</text:p>
          </table:table-cell>
        </table:table-row>
        <table:table-row table:style-name="Table13.1">
          <table:table-cell table:style-name="Table13.A2" office:value-type="string">
            <text:p text:style-name="Property">computeSelectionBoundsPS7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>array</text:p>
          </table:table-cell>
          <table:table-cell table:style-name="Table13.D2" office:value-type="string">
            <text:p text:style-name="P10">Returns the bounds of the current selection computed <text:s/>using a PS7 compatible version of the <text:span text:style-name="T2">WorkPath</text:span> techique.</text:p>
          </table:table-cell>
        </table:table-row>
        <table:table-row table:style-name="Table13.1">
          <table:table-cell table:style-name="Table13.A2" office:value-type="string">
            <text:p text:style-name="Property">computeSelectionRegion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>array</text:p>
          </table:table-cell>
          <table:table-cell table:style-name="Table13.D2" office:value-type="string">
            <text:p text:style-name="P10">Returns the precise region of the current selection using the <text:span text:style-name="T2">WorkPath</text:span> techique.</text:p>
          </table:table-cell>
        </table:table-row>
        <table:table-row table:style-name="Table13.1">
          <table:table-cell table:style-name="Table13.A2" office:value-type="string">
            <text:p text:style-name="Property">crop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Crops <text:span text:style-name="T2">doc</text:span> based on the current selection.</text:p>
          </table:table-cell>
        </table:table-row>
        <table:table-row table:style-name="Table13.1">
          <table:table-cell table:style-name="Table13.A2" office:value-type="string">
            <text:p text:style-name="Property">deselectActivePath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Deselects the active path in <text:span text:style-name="T2">doc</text:span>.</text:p>
          </table:table-cell>
        </table:table-row>
        <table:table-row table:style-name="Table13.1">
          <table:table-cell table:style-name="Table13.A2" office:value-type="string">
            <text:p text:style-name="Property">getPathItems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>ActionList</text:p>
          </table:table-cell>
          <table:table-cell table:style-name="Table13.D2" office:value-type="string">
            <text:p text:style-name="P10">A PS7 compatible way of getting the path items in the current document.</text:p>
          </table:table-cell>
        </table:table-row>
        <table:table-row table:style-name="Table13.1">
          <table:table-cell table:style-name="Table13.A2" office:value-type="string">
            <text:p text:style-name="Property">getSelectionBounds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>array</text:p>
          </table:table-cell>
          <table:table-cell table:style-name="Table13.D2" office:value-type="string">
            <text:p text:style-name="P10">Returns the bounds of the current selection <text:s/>using the <text:span text:style-name="T2">Layer Dupe</text:span> techique. This is the preferred way of getting the bounds of a selection.</text:p>
          </table:table-cell>
        </table:table-row>
        <table:table-row table:style-name="Table13.1">
          <table:table-cell table:style-name="Table13.A2" office:value-type="string">
            <text:p text:style-name="Property">interactiveCrop</text:p>
            <text:p text:style-name="P8"><text:s text:c="2"/>(doc,</text:p>
            <text:p text:style-name="P8"><text:s text:c="3"/>bnds)</text:p>
          </table:table-cell>
          <table:table-cell table:style-name="Table13.A2" office:value-type="string">
            <text:p text:style-name="P9">Document,</text:p>
            <text:p text:style-name="P9">array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Performs an interactive crop on <text:span text:style-name="T2">doc</text:span> using <text:span text:style-name="T2">bnds</text:span> as the initial area of the crop.</text:p>
          </table:table-cell>
        </table:table-row>
        <table:table-row table:style-name="Table13.1">
          <table:table-cell table:style-name="Table13.A2" office:value-type="string">
            <text:p text:style-name="Property">hasSelection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>boolean</text:p>
          </table:table-cell>
          <table:table-cell table:style-name="Table13.D2" office:value-type="string">
            <text:p text:style-name="P10">Returns <text:span text:style-name="T2">true</text:span> if <text:span text:style-name="T2">doc</text:span> has an active selection, <text:span text:style-name="T2">false</text:span> if not.</text:p>
          </table:table-cell>
        </table:table-row>
        <table:table-row table:style-name="Table13.12">
          <table:table-cell table:style-name="Table13.A2" office:value-type="string">
            <text:p text:style-name="Property">magicWand</text:p>
            <text:p text:style-name="P8"><text:s text:c="2"/>(doc,</text:p>
            <text:p text:style-name="P8"><text:s text:c="3"/>x,</text:p>
            <text:p text:style-name="P8"><text:s text:c="3"/>y,</text:p>
            <text:p text:style-name="P8"><text:s text:c="3"/>[tol,</text:p>
            <text:p text:style-name="P8"><text:s text:c="4"/>[aa]])</text:p>
          </table:table-cell>
          <table:table-cell table:style-name="Table13.A2" office:value-type="string">
            <text:p text:style-name="P9">Document,</text:p>
            <text:p text:style-name="P9">number,</text:p>
            <text:p text:style-name="P9">number,</text:p>
            <text:p text:style-name="P9">number,</text:p>
            <text:p text:style-name="P9">boolean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Peforms a magic wand operation on <text:span text:style-name="T2">doc</text:span> at the coordinates<text:span text:style-name="T2"> x, y, </text:span>using <text:span text:style-name="T2">tol</text:span> as the tolerance, if specified. If <text:span text:style-name="T2">aa</text:span> is <text:span text:style-name="T2">true</text:span> (default), anti-alias is turned on for the selection.</text:p>
          </table:table-cell>
        </table:table-row>
        <table:table-row table:style-name="Table13.1">
          <table:table-cell table:style-name="Table13.A2" office:value-type="string">
            <text:p text:style-name="Property">makeWorkPath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A PS7 compatible way of converting the current selection to a path on <text:span text:style-name="T2">doc</text:span>.</text:p>
          </table:table-cell>
        </table:table-row>
        <table:table-row table:style-name="Table13.1">
          <table:table-cell table:style-name="Table13.A2" office:value-type="string">
            <text:p text:style-name="Property">selectBounds</text:p>
            <text:p text:style-name="P8"><text:s text:c="2"/>(doc,</text:p>
            <text:p text:style-name="P8"><text:s text:c="3"/>bnds,</text:p>
            <text:p text:style-name="P8"><text:s text:c="3"/>[type,</text:p>
            <text:p text:style-name="P8"><text:s text:c="4"/>[feather,</text:p>
            <text:p text:style-name="P8"><text:s text:c="4"/>[alias]]])</text:p>
          </table:table-cell>
          <table:table-cell table:style-name="Table13.A2" office:value-type="string">
            <text:p text:style-name="P9">Document,</text:p>
            <text:p text:style-name="P9">array,</text:p>
            <text:p text:style-name="P9">SelectionType,</text:p>
            <text:p text:style-name="P9">number,</text:p>
            <text:p text:style-name="P9">boolean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This is a wrapper for <text:span text:style-name="T2">Selection.select</text:span>. It differs in that it selects via a bounds array. This is, the array is [x1, y1, x2,, y2] instead of an array of coordinates.</text:p>
          </table:table-cell>
        </table:table-row>
        <table:table-row table:style-name="Table13.1">
          <table:table-cell table:style-name="Table13.A2" office:value-type="string">
            <text:p text:style-name="Property">selectSimilar</text:p>
            <text:p text:style-name="P8"><text:s text:c="2"/>(doc,</text:p>
            <text:p text:style-name="P35"><text:s text:c="3"/>[tol,</text:p>
            <text:p text:style-name="P8"><text:s text:c="4"/>[aa]])</text:p>
          </table:table-cell>
          <table:table-cell table:style-name="Table13.A2" office:value-type="string">
            <text:p text:style-name="P9">Document,</text:p>
            <text:p text:style-name="P9">number,</text:p>
            <text:p text:style-name="P9">boolean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Peforms a <text:s/><text:span text:style-name="T2">select similar</text:span> operation on <text:span text:style-name="T2">doc</text:span> <text:span text:style-name="T2"><text:s/></text:span>using <text:span text:style-name="T2">tol</text:span> as the tolerance, if specified. If <text:span text:style-name="T2">aa</text:span> is <text:span text:style-name="T2">true</text:span> (default), anti-alias is turned on for the selection.</text:p>
          </table:table-cell>
        </table:table-row>
        <table:table-row table:style-name="Table13.1">
          <table:table-cell table:style-name="Table13.A2" office:value-type="string">
            <text:p text:style-name="Property">transformSelection</text:p>
            <text:p text:style-name="P8"><text:s text:c="2"/>(doc)</text:p>
          </table:table-cell>
          <table:table-cell table:style-name="Table13.A2" office:value-type="string">
            <text:p text:style-name="P9">Document</text:p>
          </table:table-cell>
          <table:table-cell table:style-name="Table13.A2" office:value-type="string">
            <text:p text:style-name="P9"/>
          </table:table-cell>
          <table:table-cell table:style-name="Table13.D2" office:value-type="string">
            <text:p text:style-name="P10">Performs an interactive transform operation on the current selection in <text:span text:style-name="T2">doc</text:span>.</text:p>
          </table:table-cell>
        </table:table-row>
      </table:table>
      <text:p text:style-name="P11"/>
      <text:p text:style-name="P11"/>
      <text:p text:style-name="P11">Selection and Path Script</text:p>
      <text:p text:style-name="P12"/>
      <text:p text:style-name="P13">SelectionPathSample.jsx</text:p>
      <text:p text:style-name="P13"/>
      <text:p text:style-name="P14"><text:span text:style-name="Code">var doc = app.activeDocument;</text:span></text:p>
      <text:p text:style-name="P14"><text:span text:style-name="Code"/></text:p>
      <text:p text:style-name="P14"><text:span text:style-name="Code">Stdlib.hasSelection(doc);</text:span></text:p>
      <text:p text:style-name="P14"><text:span text:style-name="Code">Stdlib.transformSelection(doc);</text:span></text:p>
      <text:p text:style-name="P14"><text:span text:style-name="Code"/></text:p>
      <text:p text:style-name="P14"><text:span text:style-name="Code">Stdlib.crop(doc);</text:span></text:p>
      <text:p text:style-name="P14"><text:span text:style-name="Code">Stdlib.interactiveCrop(doc);</text:span></text:p>
      <text:p text:style-name="P14"><text:span text:style-name="Code"/></text:p>
      <text:p text:style-name="P14"><text:span text:style-name="Code">Stdlib.computeSelectionBounds(doc);</text:span></text:p>
      <text:p text:style-name="P14"><text:span text:style-name="Code">Stdlib.computeSelectionBoundsLS(doc);</text:span></text:p>
      <text:p text:style-name="P14"><text:span text:style-name="Code">Stdlib.computeSelectionBoundsPS7(doc);</text:span></text:p>
      <text:p text:style-name="P14"><text:span text:style-name="Code">Stdlib.computeSelectionRegion(doc);</text:span></text:p>
      <text:p text:style-name="P14"><text:span text:style-name="Code">Stdlib.getSelectionBounds(doc);</text:span></text:p>
      <text:p text:style-name="P14"><text:span text:style-name="Code"/></text:p>
      <text:p text:style-name="P14"><text:span text:style-name="Code">Stdlib.selectBounds(doc);</text:span></text:p>
      <text:p text:style-name="P14"><text:span text:style-name="Code"/></text:p>
      <text:p text:style-name="P14"><text:span text:style-name="Code">Stdlib.magicWand(doc);</text:span></text:p>
      <text:p text:style-name="P14"><text:span text:style-name="Code">Stdlib.selectSimilar(doc);</text:span></text:p>
      <text:p text:style-name="P14"><text:span text:style-name="Code"/></text:p>
      <text:p text:style-name="P14"><text:span text:style-name="Code">Stdlib.deselectActivePath(doc);</text:span></text:p>
      <text:p text:style-name="P14"><text:span text:style-name="Code">Stdlib.getPathItems(doc);</text:span></text:p>
      <text:p text:style-name="P14"><text:span text:style-name="Code">Stdlib.makeWorkPath(doc);</text:span></text:p>
      <text:p text:style-name="P14"/>
      <text:p text:style-name="P14"/>
      <text:p text:style-name="SubSection">Miscellaneous Photoshop Functions</text:p>
      <text:p text:style-name="P16"/>
      <text:p text:style-name="Standard"><text:tab/>There are a number of Photoshop-related functions in Stdlib that don't quite fit in the previous sections. <text:tab/>They are collected here.</text:p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6">Function</text:p>
            </table:table-cell>
            <table:table-cell table:style-name="Table8.B1" office:value-type="string">
              <text:p text:style-name="P7">Parameter Type</text:p>
            </table:table-cell>
            <table:table-cell table:style-name="Table8.B1" office:value-type="string">
              <text:p text:style-name="P7">Returns</text:p>
            </table:table-cell>
            <table:table-cell table:style-name="Table8.D1" office:value-type="string">
              <text:p text:style-name="P7">What it does</text:p>
            </table:table-cell>
          </table:table-row>
        </table:table-header-rows>
        <table:table-row>
          <table:table-cell table:style-name="Table8.A2" office:value-type="string">
            <text:p text:style-name="Property">addTextLayer</text:p>
            <text:p text:style-name="P8"><text:s text:c="2"/>(doc,</text:p>
            <text:p text:style-name="P8"><text:s text:c="3"/>contents,</text:p>
            <text:p text:style-name="P8"><text:s text:c="3"/>[name,</text:p>
            <text:p text:style-name="P8"><text:s text:c="4"/>[size]])</text:p>
          </table:table-cell>
          <table:table-cell table:style-name="Table8.A2" office:value-type="string">
            <text:p text:style-name="P9">Document,</text:p>
            <text:p text:style-name="P9">string,</text:p>
            <text:p text:style-name="P9">string,</text:p>
            <text:p text:style-name="P9">number</text:p>
          </table:table-cell>
          <table:table-cell table:style-name="Table8.A2" office:value-type="string">
            <text:p text:style-name="P9">ArtLayer</text:p>
          </table:table-cell>
          <table:table-cell table:style-name="Table8.D2" office:value-type="string">
            <text:p text:style-name="P10">Returns a text layer populated with <text:span text:style-name="T2">contents</text:span>. <text:s/>name is optional. If the font size <text:span text:style-name="T2">size</text:span> is not specified, 24 is used as a default. The layer is positioned 5% from the upper-left corner. The color and font are hardwired.</text:p>
          </table:table-cell>
        </table:table-row>
        <table:table-row>
          <table:table-cell table:style-name="Table8.A2" office:value-type="string">
            <text:p text:style-name="Property">applyDataSet</text:p>
            <text:p text:style-name="P8"><text:s text:c="2"/>(setName)</text:p>
          </table:table-cell>
          <table:table-cell table:style-name="Table8.A2" office:value-type="string">
            <text:p text:style-name="P9">string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Applys the dataset <text:span text:style-name="T2">setName</text:span> to the current document.</text:p>
          </table:table-cell>
        </table:table-row>
        <table:table-row>
          <table:table-cell table:style-name="Table8.A2" office:value-type="string">
            <text:p text:style-name="Property">batch</text:p>
            <text:p text:style-name="P8"><text:s text:c="2"/>(src,</text:p>
            <text:p text:style-name="P8"><text:s text:c="3"/>atn,</text:p>
            <text:p text:style-name="P8"><text:s text:c="3"/>atnSet,</text:p>
            <text:p text:style-name="P8"><text:s text:c="3"/>opts,</text:p>
            <text:p text:style-name="P8"><text:s text:c="3"/>mask,</text:p>
            <text:p text:style-name="P8"><text:s text:c="3"/>recurse)</text:p>
          </table:table-cell>
          <table:table-cell table:style-name="Table8.A2" office:value-type="string">
            <text:p text:style-name="P9">Files and/or Folders,</text:p>
            <text:p text:style-name="P9">string,</text:p>
            <text:p text:style-name="P9">string,</text:p>
            <text:p text:style-name="P9">BatchOptions,</text:p>
            <text:p text:style-name="P9">string,</text:p>
            <text:p text:style-name="P9">boolean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This is a wrapper around the Batch command. It does not use the <text:span text:style-name="T2">Application.batch </text:span>interface. <text:span text:style-name="T2">source</text:span> can be a <text:span text:style-name="T2">File</text:span>, <text:span text:style-name="T2">Folder</text:span>, or an array of the two. <text:span text:style-name="T2">atn</text:span> and <text:span text:style-name="T2">atnSet</text:span> specify the action to be executed. <text:span text:style-name="T2">opts</text:span> is describe in the Photoshop documentation for <text:span text:style-name="T2">BatchOptions</text:span>. <text:span text:style-name="T2">mask</text:span> is a Stdlib.getFiles mask. <text:span text:style-name="T2">recurse</text:span> indicates whether or not to go into subfolders (default:<text:span text:style-name="T2">false</text:span>). One siginificant note is that the <text:span text:style-name="T2">fileNaming</text:span> propery of <text:span text:style-name="T2">opts</text:span> may also contain arbitrary strings as components.</text:p>
          </table:table-cell>
        </table:table-row>
        <table:table-row>
          <table:table-cell table:style-name="Table8.A2" office:value-type="string">
            <text:p text:style-name="Property">btRunScript</text:p>
            <text:p text:style-name="P8"><text:s text:c="2"/>(script,</text:p>
            <text:p text:style-name="P8"><text:s text:c="3"/>[app])</text:p>
          </table:table-cell>
          <table:table-cell table:style-name="Table8.A2" office:value-type="string">
            <text:p text:style-name="P9">string,</text:p>
            <text:p text:style-name="P9">string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Executes <text:span text:style-name="T2">script</text:span> by send a command over BridgeTalk to the application <text:span text:style-name="T2">app</text:span>. If <text:span text:style-name="T2">app</text:span> is not specified, it is sent to the current application.</text:p>
          </table:table-cell>
        </table:table-row>
        <table:table-row>
          <table:table-cell table:style-name="Table8.A2" office:value-type="string">
            <text:p text:style-name="Property">clearGuides</text:p>
            <text:p text:style-name="P8"><text:s text:c="2"/>(doc)</text:p>
          </table:table-cell>
          <table:table-cell table:style-name="Table8.A2" office:value-type="string">
            <text:p text:style-name="P9">Document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Removes all guides from <text:span text:style-name="T2">doc</text:span>.</text:p>
          </table:table-cell>
        </table:table-row>
        <table:table-row>
          <table:table-cell table:style-name="Table8.A2" office:value-type="string">
            <text:p text:style-name="Property">createGuide</text:p>
            <text:p text:style-name="P8"><text:s text:c="2"/>(doc,</text:p>
            <text:p text:style-name="P8"><text:s text:c="3"/>orientation,</text:p>
            <text:p text:style-name="P8"><text:s text:c="3"/>location)</text:p>
          </table:table-cell>
          <table:table-cell table:style-name="Table8.A2" office:value-type="string">
            <text:p text:style-name="P9">Document,</text:p>
            <text:p text:style-name="P9">string,</text:p>
            <text:p text:style-name="P9">number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Creates a guide at <text:span text:style-name="T2">location</text:span> (in pixels). Orientation is one of "Vrtc" or "Hrzn"</text:p>
          </table:table-cell>
        </table:table-row>
        <table:table-row>
          <table:table-cell table:style-name="Table8.A2" office:value-type="string">
            <text:p text:style-name="Property">createHorizontalGuide</text:p>
            <text:p text:style-name="P8"><text:s text:c="2"/>(doc)</text:p>
          </table:table-cell>
          <table:table-cell table:style-name="Table8.A2" office:value-type="string">
            <text:p text:style-name="P9">Document,</text:p>
            <text:p text:style-name="P9">number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Creates a horizontal guide at <text:span text:style-name="T2">location</text:span> (in pixels).</text:p>
          </table:table-cell>
        </table:table-row>
        <table:table-row>
          <table:table-cell table:style-name="Table8.A2" office:value-type="string">
            <text:p text:style-name="Property">createVerticalGuide</text:p>
            <text:p text:style-name="P8"><text:s text:c="2"/>(arg1,</text:p>
            <text:p text:style-name="P8"><text:s text:c="3"/>arg2)</text:p>
          </table:table-cell>
          <table:table-cell table:style-name="Table8.A2" office:value-type="string">
            <text:p text:style-name="P9">Document,</text:p>
            <text:p text:style-name="P9">number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Creates a vertical guide at <text:span text:style-name="T2">location</text:span> (in pixels).</text:p>
          </table:table-cell>
        </table:table-row>
        <table:table-row>
          <table:table-cell table:style-name="Table8.A2" office:value-type="string">
            <text:p text:style-name="Property">doEvent</text:p>
            <text:p text:style-name="P8"><text:s text:c="2"/>([doc],</text:p>
            <text:p text:style-name="P8"><text:s text:c="3"/>eid,</text:p>
            <text:p text:style-name="P8"><text:s text:c="3"/>[interactive,</text:p>
            <text:p text:style-name="P8"><text:s text:c="4"/>[noDesc]])</text:p>
          </table:table-cell>
          <table:table-cell table:style-name="Table8.A2" office:value-type="string">
            <text:p text:style-name="P9">Document,</text:p>
            <text:p text:style-name="P9">string | number,</text:p>
            <text:p text:style-name="P9">boolean,</text:p>
            <text:p text:style-name="P9">boolean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Executes an event indicated by <text:span text:style-name="T2">eid</text:span>.</text:p>
            <text:p text:style-name="P10">If <text:span text:style-name="T2">interactive</text:span> is <text:span text:style-name="T2">true</text:span> (default:<text:span text:style-name="T2">false</text:span>), the event is run interactively.</text:p>
            <text:p text:style-name="P10">If <text:span text:style-name="T2">noDesc</text:span> is <text:span text:style-name="T2">true </text:span>(default:<text:span text:style-name="T2">false</text:span>), no ActionDescriptor is used for the invocation.</text:p>
          </table:table-cell>
        </table:table-row>
        <table:table-row>
          <table:table-cell table:style-name="Table8.A2" office:value-type="string">
            <text:p text:style-name="Property">doMenuItem</text:p>
            <text:p text:style-name="P8"><text:s text:c="2"/>(menuItemId,</text:p>
            <text:p text:style-name="P8"><text:s text:c="3"/>[interactive])</text:p>
          </table:table-cell>
          <table:table-cell table:style-name="Table8.A2" office:value-type="string">
            <text:p text:style-name="P9">string | number,</text:p>
            <text:p text:style-name="P9">boolean,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Executes a menu item indicated by <text:span text:style-name="T13">menuItemId</text:span>.</text:p>
            <text:p text:style-name="P10">If <text:span text:style-name="T2">interactive</text:span> is <text:span text:style-name="T2">true</text:span> (default:<text:span text:style-name="T2">false</text:span>), the menu item is run interactively.</text:p>
          </table:table-cell>
        </table:table-row>
        <table:table-row table:style-name="Table8.12">
          <table:table-cell table:style-name="Table8.A2" office:value-type="string">
            <text:p text:style-name="Property">drawLine</text:p>
            <text:p text:style-name="P8"><text:s text:c="2"/>(doc,</text:p>
            <text:p text:style-name="P8"><text:s text:c="3"/>start,</text:p>
            <text:p text:style-name="P8"><text:s text:c="3"/>stop)</text:p>
          </table:table-cell>
          <table:table-cell table:style-name="Table8.A2" office:value-type="string">
            <text:p text:style-name="P9">doc,</text:p>
            <text:p text:style-name="P9">array,</text:p>
            <text:p text:style-name="P9">array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Draws a line on <text:span text:style-name="T2">doc</text:span> using the coordinates specified by <text:span text:style-name="T2">start</text:span> and <text:span text:style-name="T2">stop</text:span>. e.g.</text:p>
            <text:p text:style-name="P9">Stdlib.drawLine(doc,</text:p>
            <text:p text:style-name="P9"><text:s text:c="6"/>[20,20], [20, 40]);</text:p>
          </table:table-cell>
        </table:table-row>
        <table:table-row table:style-name="Table8.12">
          <table:table-cell table:style-name="Table8.A2" office:value-type="string">
            <text:p text:style-name="Property">dumpRTI</text:p>
            <text:p text:style-name="P8"><text:s text:c="2"/>(obj)</text:p>
          </table:table-cell>
          <table:table-cell table:style-name="Table8.A2" office:value-type="string">
            <text:p text:style-name="P9">class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Returns a string containing runtime information about <text:span text:style-name="T2">obj</text:span> gathered using the <text:span text:style-name="T2">Reflect</text:span> API.</text:p>
            <text:p text:style-name="P10"/>
          </table:table-cell>
        </table:table-row>
        <table:table-row table:style-name="Table8.12">
          <table:table-cell table:style-name="Table8.A2" office:value-type="string">
            <text:p text:style-name="Property">fileImportDataSets</text:p>
            <text:p text:style-name="P8"><text:s text:c="2"/>(filename)</text:p>
          </table:table-cell>
          <table:table-cell table:style-name="Table8.A2" office:value-type="string">
            <text:p text:style-name="P9">string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Imports the dataset information in the file <text:span text:style-name="T2">filename</text:span> into the current document.</text:p>
          </table:table-cell>
        </table:table-row>
        <table:table-row>
          <table:table-cell table:style-name="Table8.A2" office:value-type="string">
            <text:p text:style-name="Property">findFont</text:p>
            <text:p text:style-name="P8"><text:s text:c="2"/>(fstr)</text:p>
          </table:table-cell>
          <table:table-cell table:style-name="Table8.A2" office:value-type="string">
            <text:p text:style-name="P9">string</text:p>
          </table:table-cell>
          <table:table-cell table:style-name="Table8.A2" office:value-type="string">
            <text:p text:style-name="P9">TextFont</text:p>
          </table:table-cell>
          <table:table-cell table:style-name="Table8.D2" office:value-type="string">
            <text:p text:style-name="P10">Returns a TextFont with a PostScript name of <text:span text:style-name="T2">fstr</text:span>.</text:p>
          </table:table-cell>
        </table:table-row>
        <table:table-row>
          <table:table-cell table:style-name="Table8.A2" office:value-type="string">
            <text:p text:style-name="Property">findPSFont</text:p>
            <text:p text:style-name="P8"><text:s text:c="2"/>(fstr)</text:p>
          </table:table-cell>
          <table:table-cell table:style-name="Table8.A2" office:value-type="string">
            <text:p text:style-name="P9">string</text:p>
          </table:table-cell>
          <table:table-cell table:style-name="Table8.A2" office:value-type="string">
            <text:p text:style-name="P9">string</text:p>
          </table:table-cell>
          <table:table-cell table:style-name="Table8.D2" office:value-type="string">
            <text:p text:style-name="P10">Returns a PostScript name of a font with the name <text:span text:style-name="T2">fstr</text:span>.</text:p>
          </table:table-cell>
        </table:table-row>
        <table:table-row>
          <table:table-cell table:style-name="Table8.A2" office:value-type="string">
            <text:p text:style-name="Property">getLastJSLogEntry</text:p>
            <text:p text:style-name="P8"><text:s text:c="2"/>([fptr])</text:p>
          </table:table-cell>
          <table:table-cell table:style-name="Table8.A2" office:value-type="string">
            <text:p text:style-name="P9">File or string</text:p>
          </table:table-cell>
          <table:table-cell table:style-name="Table8.A2" office:value-type="string">
            <text:p text:style-name="P9">string</text:p>
          </table:table-cell>
          <table:table-cell table:style-name="Table8.D2" office:value-type="string">
            <text:p text:style-name="P10">Returns the last entry in the ScriptingListener log indicated by <text:span text:style-name="T2">fptr</text:span>. If <text:span text:style-name="T2">fptr</text:span> is not specified, <text:span text:style-name="T2">"/c/ScriptingListenerJS.log"</text:span> is used.</text:p>
          </table:table-cell>
        </table:table-row>
        <table:table-row>
          <table:table-cell table:style-name="Table8.A2" office:value-type="string">
            <text:p text:style-name="P38">getPSFontList</text:p>
          </table:table-cell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9">array</text:p>
          </table:table-cell>
          <table:table-cell table:style-name="Table8.D2" office:value-type="string">
            <text:p text:style-name="P10">Returns an array containing the PostScript names of all available fonts.</text:p>
          </table:table-cell>
        </table:table-row>
        <table:table-row>
          <table:table-cell table:style-name="Table8.A2" office:value-type="string">
            <text:p text:style-name="Property">makeActive</text:p>
            <text:p text:style-name="P8"><text:s text:c="2"/>(obj)</text:p>
          </table:table-cell>
          <table:table-cell table:style-name="Table8.A2" office:value-type="string">
            <text:p text:style-name="P9">object</text:p>
          </table:table-cell>
          <table:table-cell table:style-name="Table8.A2" office:value-type="string">
            <text:p text:style-name="P9">object</text:p>
          </table:table-cell>
          <table:table-cell table:style-name="Table8.D2" office:value-type="string">
            <text:p text:style-name="P10">Make <text:span text:style-name="T2">obj</text:span> the active object of its type. The previous active object is returned. Currently on Document and Layer objects are supported.</text:p>
          </table:table-cell>
        </table:table-row>
        <table:table-row>
          <table:table-cell table:style-name="Table8.A2" office:value-type="string">
            <text:p text:style-name="Property">renameChannel</text:p>
            <text:p text:style-name="P8"><text:s text:c="2"/>(doc,</text:p>
            <text:p text:style-name="P8"><text:s text:c="3"/>oldName,</text:p>
            <text:p text:style-name="P8"><text:s text:c="3"/>newName)</text:p>
          </table:table-cell>
          <table:table-cell table:style-name="Table8.A2" office:value-type="string">
            <text:p text:style-name="P9">Document,</text:p>
            <text:p text:style-name="P9">string,</text:p>
            <text:p text:style-name="P9">string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Changes the name of the channel with the name <text:span text:style-name="T2">oldName</text:span> to.</text:p>
          </table:table-cell>
        </table:table-row>
        <table:table-row>
          <table:table-cell table:style-name="Table8.A2" office:value-type="string">
            <text:p text:style-name="Property">runScript</text:p>
            <text:p text:style-name="P8"><text:s text:c="2"/>(fstr)</text:p>
          </table:table-cell>
          <table:table-cell table:style-name="Table8.A2" office:value-type="string">
            <text:p text:style-name="P9">string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Runs the script in the file <text:span text:style-name="T2">fstr</text:span>.</text:p>
          </table:table-cell>
        </table:table-row>
        <table:table-row>
          <table:table-cell table:style-name="Table8.A2" office:value-type="string">
            <text:p text:style-name="Property">saveAllPatterns</text:p>
            <text:p text:style-name="P8"><text:s text:c="2"/>(file)</text:p>
          </table:table-cell>
          <table:table-cell table:style-name="Table8.A2" office:value-type="string">
            <text:p text:style-name="P9">File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Saves all patterns to <text:span text:style-name="T2">file</text:span>.</text:p>
          </table:table-cell>
        </table:table-row>
        <table:table-row>
          <table:table-cell table:style-name="Table8.A2" office:value-type="string">
            <text:p text:style-name="Property">savePattern</text:p>
            <text:p text:style-name="P8"><text:s text:c="2"/>(file,</text:p>
            <text:p text:style-name="P8"><text:s text:c="3"/>index)</text:p>
          </table:table-cell>
          <table:table-cell table:style-name="Table8.A2" office:value-type="string">
            <text:p text:style-name="P9">File,</text:p>
            <text:p text:style-name="P9">number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Saves a pattern at <text:span text:style-name="T2">index</text:span> in the specified file.</text:p>
          </table:table-cell>
        </table:table-row>
        <table:table-row>
          <table:table-cell table:style-name="Table8.A2" office:value-type="string">
            <text:p text:style-name="Property">savePatterns</text:p>
            <text:p text:style-name="P8"><text:s text:c="2"/>(file,</text:p>
            <text:p text:style-name="P8"><text:s text:c="3"/>indexes)</text:p>
          </table:table-cell>
          <table:table-cell table:style-name="Table8.A2" office:value-type="string">
            <text:p text:style-name="P9">File,</text:p>
            <text:p text:style-name="P9">array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Saves the patterns with the indexes in <text:span text:style-name="T2">ary</text:span> to the specified file.</text:p>
          </table:table-cell>
        </table:table-row>
        <table:table-row>
          <table:table-cell table:style-name="Table8.A2" office:value-type="string">
            <text:p text:style-name="Property">selectChannel</text:p>
            <text:p text:style-name="P8"><text:s text:c="2"/>(chnl)</text:p>
          </table:table-cell>
          <table:table-cell table:style-name="Table8.A2" office:value-type="string">
            <text:p text:style-name="P9">string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Selects the channel with the id <text:span text:style-name="T2">chnl</text:span>.</text:p>
          </table:table-cell>
        </table:table-row>
        <table:table-row>
          <table:table-cell table:style-name="Table8.A2" office:value-type="string">
            <text:p text:style-name="Property">selectTool</text:p>
            <text:p text:style-name="P8"><text:s text:c="2"/>(tool)</text:p>
          </table:table-cell>
          <table:table-cell table:style-name="Table8.A2" office:value-type="string">
            <text:p text:style-name="P9">ID or ToolType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Selects the tool specified by <text:span text:style-name="T2">tool</text:span>.</text:p>
          </table:table-cell>
        </table:table-row>
        <table:table-row>
          <table:table-cell table:style-name="Table8.A2" office:value-type="string">
            <text:p text:style-name="Property">stop</text:p>
            <text:p text:style-name="P8"><text:s text:c="2"/>([msg,</text:p>
            <text:p text:style-name="P8"><text:s text:c="3"/>[cont]])</text:p>
          </table:table-cell>
          <table:table-cell table:style-name="Table8.A2" office:value-type="string">
            <text:p text:style-name="P9">string,</text:p>
            <text:p text:style-name="P9">boolean</text:p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Issues a <text:span text:style-name="T2">Stop</text:span> command with the message <text:span text:style-name="T2">msg</text:span>. </text:p>
            <text:p text:style-name="P10">If msg is not specified "Operation Canceled" is used.</text:p>
            <text:p text:style-name="P10">If continue is <text:span text:style-name="T2">true</text:span> (default:<text:span text:style-name="T2">false</text:span>), the dialog will offer a "Continue" button.</text:p>
            <text:p text:style-name="P10">In its current form, the function serves little purpose.</text:p>
          </table:table-cell>
        </table:table-row>
        <table:table-row>
          <table:table-cell table:style-name="Table8.A2" office:value-type="string">
            <text:p text:style-name="Property">waitForRedraw</text:p>
          </table:table-cell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9"/>
          </table:table-cell>
          <table:table-cell table:style-name="Table8.D2" office:value-type="string">
            <text:p text:style-name="P10">Waits for a Redraw command to occur. This is helpful if you need to force a refresh of the current document.</text:p>
          </table:table-cell>
        </table:table-row>
      </table:table>
      <text:p text:style-name="P11"/>
      <text:p text:style-name="P11">Miscellaneous Photoshop Sample Script</text:p>
      <text:p text:style-name="P12"/>
      <text:p text:style-name="P13">MiscPSSample.jsx</text:p>
      <text:p text:style-name="P13"/>
      <text:p text:style-name="P14"><text:span text:style-name="Code">var doc = app.activeDocument;</text:span></text:p>
      <text:p text:style-name="P14"><text:span text:style-name="Code"/></text:p>
      <text:p text:style-name="P14"><text:span text:style-name="Code">Stdlib.addTextLayer(doc, doc.fullName.fsName, "Filename", 24);</text:span></text:p>
      <text:p text:style-name="P14"><text:span text:style-name="Code">Stdlib.batch(doc);</text:span></text:p>
      <text:p text:style-name="P14"><text:span text:style-name="Code">Stdlib.drawLine(doc);</text:span></text:p>
      <text:p text:style-name="P14"><text:span text:style-name="Code"/></text:p>
      <text:p text:style-name="P14"><text:span text:style-name="Code">Stdlib.fileImportDataSets(doc);</text:span></text:p>
      <text:p text:style-name="P14"><text:span text:style-name="Code">Stdlib.applyDataSet(doc);</text:span></text:p>
      <text:p text:style-name="P14"><text:span text:style-name="Code"/></text:p>
      <text:p text:style-name="P14"><text:span text:style-name="Code">Stdlib.clearGuides(doc);</text:span></text:p>
      <text:p text:style-name="P14"><text:span text:style-name="Code">Stdlib.createGuide(doc);</text:span></text:p>
      <text:p text:style-name="P14"><text:span text:style-name="Code">Stdlib.createHorizontalGuide(doc);</text:span></text:p>
      <text:p text:style-name="P14"><text:span text:style-name="Code">Stdlib.createVerticalGuide(doc);</text:span></text:p>
      <text:p text:style-name="P14"><text:span text:style-name="Code"/></text:p>
      <text:p text:style-name="P14"><text:span text:style-name="Code"/></text:p>
      <text:p text:style-name="P14"><text:span text:style-name="Code">Stdlib.findFont(doc);</text:span></text:p>
      <text:p text:style-name="P14"><text:span text:style-name="Code">Stdlib.findPSFont(doc);</text:span></text:p>
      <text:p text:style-name="P14"><text:span text:style-name="Code">Stdlib.getPSFontList(doc);</text:span></text:p>
      <text:p text:style-name="P14"><text:span text:style-name="Code"/></text:p>
      <text:p text:style-name="P14"><text:span text:style-name="Code">Stdlib.saveAllPatterns(doc);</text:span></text:p>
      <text:p text:style-name="P14"><text:span text:style-name="Code">Stdlib.savePattern(doc);</text:span></text:p>
      <text:p text:style-name="P14"><text:span text:style-name="Code">Stdlib.savePatterns(doc);</text:span></text:p>
      <text:p text:style-name="P14"><text:span text:style-name="Code"/></text:p>
      <text:p text:style-name="P14"><text:span text:style-name="Code">Stdlib.renameChannel(doc);</text:span></text:p>
      <text:p text:style-name="P14"><text:span text:style-name="Code">Stdlib.selectChannel(doc);</text:span></text:p>
      <text:p text:style-name="P14"><text:span text:style-name="Code">Stdlib.selectTool(doc);</text:span></text:p>
      <text:p text:style-name="P14"><text:span text:style-name="Code">Stdlib.waitForRedraw(doc);</text:span></text:p>
      <text:p text:style-name="P14"><text:span text:style-name="Code"/></text:p>
      <text:p text:style-name="P14"><text:span text:style-name="Code">Stdlib.doEvent(doc);</text:span></text:p>
      <text:p text:style-name="P14"><text:span text:style-name="Code">Stdlib.doMenuItem(doc);</text:span></text:p>
      <text:p text:style-name="P14"><text:span text:style-name="Code">Stdlib.makeActive(doc);</text:span></text:p>
      <text:p text:style-name="P14"><text:span text:style-name="Code">Stdlib.wrapLC(doc);</text:span></text:p>
      <text:p text:style-name="P14"><text:span text:style-name="Code">Stdlib.wrapLCLayer(doc);</text:span></text:p>
      <text:p text:style-name="P14"><text:span text:style-name="Code"/></text:p>
      <text:p text:style-name="P14"><text:span text:style-name="Code">Stdlib.btRunScript(doc);</text:span></text:p>
      <text:p text:style-name="P14"><text:span text:style-name="Code">Stdlib.runScript(doc);</text:span></text:p>
      <text:p text:style-name="P14"><text:span text:style-name="Code"/></text:p>
      <text:p text:style-name="P14"><text:span text:style-name="Code">Stdlib.dumpRTI(obj);</text:span></text:p>
      <text:p text:style-name="P14"><text:span text:style-name="Code">Stdlib.getLastJSLogEntry(doc);</text:span></text:p>
      <text:p text:style-name="P14"/>
      <text:p text:style-name="P11"/>
      <text:p text:style-name="SubSection">Miscellaneous Other Functions</text:p>
      <text:p text:style-name="P16"/>
      <text:p text:style-name="Standard"><text:tab/>There are a number of non-Photoshop-related functions in Stdlib that are useful to have handy. They are <text:tab/>collected here.</text:p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6">Function</text:p>
            </table:table-cell>
            <table:table-cell table:style-name="Table14.B1" office:value-type="string">
              <text:p text:style-name="P7">Parameter Type</text:p>
            </table:table-cell>
            <table:table-cell table:style-name="Table14.B1" office:value-type="string">
              <text:p text:style-name="P7">Returns</text:p>
            </table:table-cell>
            <table:table-cell table:style-name="Table14.D1" office:value-type="string">
              <text:p text:style-name="P7">What it doe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38">binToHex</text:p>
            <text:p text:style-name="P8"><text:s text:c="2"/>(str,</text:p>
            <text:p text:style-name="P8"><text:s text:c="3"/>[whitespace])</text:p>
          </table:table-cell>
          <table:table-cell table:style-name="Table14.A2" office:value-type="string">
            <text:p text:style-name="P9">string,</text:p>
            <text:p text:style-name="P9">boolean</text:p>
          </table:table-cell>
          <table:table-cell table:style-name="Table14.A2" office:value-type="string">
            <text:p text:style-name="P9">string</text:p>
          </table:table-cell>
          <table:table-cell table:style-name="Table14.D2" office:value-type="string">
            <text:p text:style-name="P10">Converts a binary string <text:span text:style-name="T2">str</text:span> to a hex string, which is then returned. If <text:span text:style-name="T2">whitespace</text:span> is <text:span text:style-name="T2">true</text:span> (default:<text:span text:style-name="T2">false</text:span>) a '\n' character is insert into the string every 16 characters.</text:p>
          </table:table-cell>
        </table:table-row>
        <table:table-row table:style-name="Table14.1">
          <table:table-cell table:style-name="Table14.A2" office:value-type="string">
            <text:p text:style-name="Property">clearObject</text:p>
            <text:p text:style-name="P8"><text:s text:c="2"/>(obj)</text:p>
          </table:table-cell>
          <table:table-cell table:style-name="Table14.A2" office:value-type="string">
            <text:p text:style-name="P9">object</text:p>
          </table:table-cell>
          <table:table-cell table:style-name="Table14.A2" office:value-type="string">
            <text:p text:style-name="P9">object</text:p>
          </table:table-cell>
          <table:table-cell table:style-name="Table14.D2" office:value-type="string">
            <text:p text:style-name="P10">Deletes all properties from <text:span text:style-name="T2">obj</text:span>. <text:span text:style-name="T2">obj</text:span> is returned.</text:p>
          </table:table-cell>
        </table:table-row>
        <table:table-row table:style-name="Table14.1">
          <table:table-cell table:style-name="Table14.A2" office:value-type="string">
            <text:p text:style-name="Property">copyFromTo</text:p>
            <text:p text:style-name="P8"><text:s/>(from,</text:p>
            <text:p text:style-name="P8"><text:s text:c="3"/>to)</text:p>
          </table:table-cell>
          <table:table-cell table:style-name="Table14.A2" office:value-type="string">
            <text:p text:style-name="P9">object,</text:p>
            <text:p text:style-name="P9">object</text:p>
          </table:table-cell>
          <table:table-cell table:style-name="Table14.A2" office:value-type="string">
            <text:p text:style-name="P9"/>
          </table:table-cell>
          <table:table-cell table:style-name="Table14.D2" office:value-type="string">
            <text:p text:style-name="P10">Copies all properties from object <text:span text:style-name="T2">from</text:span> to object <text:span text:style-name="T2">to</text:span>. No functions are copied.</text:p>
          </table:table-cell>
        </table:table-row>
        <table:table-row table:style-name="Table14.1">
          <table:table-cell table:style-name="Table14.A2" office:value-type="string">
            <text:p text:style-name="Property">createObject</text:p>
            <text:p text:style-name="P8"><text:s text:c="2"/>(cls,</text:p>
            <text:p text:style-name="P8"><text:s text:c="3"/>attrs)</text:p>
          </table:table-cell>
          <table:table-cell table:style-name="Table14.A2" office:value-type="string">
            <text:p text:style-name="P9">class,</text:p>
            <text:p text:style-name="P9">object</text:p>
          </table:table-cell>
          <table:table-cell table:style-name="Table14.A2" office:value-type="string">
            <text:p text:style-name="P9">object</text:p>
          </table:table-cell>
          <table:table-cell table:style-name="Table14.D2" office:value-type="string">
            <text:p text:style-name="P10">Create as new object of class <text:span text:style-name="T2">cls</text:span>. The properties in <text:span text:style-name="T2">attrs</text:span> are copied to the new object, which is returned.</text:p>
          </table:table-cell>
        </table:table-row>
        <table:table-row table:style-name="Table14.1">
          <table:table-cell table:style-name="Table14.A2" office:value-type="string">
            <text:p text:style-name="Property">dumpGlobals</text:p>
            <text:p text:style-name="P8"><text:s text:c="2"/>([fname])</text:p>
          </table:table-cell>
          <table:table-cell table:style-name="Table14.A2" office:value-type="string">
            <text:p text:style-name="P9">string</text:p>
          </table:table-cell>
          <table:table-cell table:style-name="Table14.A2" office:value-type="string">
            <text:p text:style-name="P9"/>
          </table:table-cell>
          <table:table-cell table:style-name="Table14.D2" office:value-type="string">
            <text:p text:style-name="P10">The results of <text:span text:style-name="T2">listGlobals</text:span> are written to the file <text:span text:style-name="T2">fname</text:span>. If fname is not specified, <text:span text:style-name="T2">"/c/temp/globals.log"</text:span> is used.</text:p>
          </table:table-cell>
        </table:table-row>
        <table:table-row table:style-name="Table14.7">
          <table:table-cell table:style-name="Table14.A2" office:value-type="string">
            <text:p text:style-name="Property">fullStop</text:p>
          </table:table-cell>
          <table:table-cell table:style-name="Table14.A2" office:value-type="string">
            <text:p text:style-name="P9"/>
          </table:table-cell>
          <table:table-cell table:style-name="Table14.A2" office:value-type="string">
            <text:p text:style-name="P9"/>
          </table:table-cell>
          <table:table-cell table:style-name="Table14.D2" office:value-type="string">
            <text:p text:style-name="P10">Stops the script by launching the ExtendScript debugger.</text:p>
          </table:table-cell>
        </table:table-row>
        <table:table-row table:style-name="Table14.1">
          <table:table-cell table:style-name="Table14.A2" office:value-type="string">
            <text:p text:style-name="Property">getScriptFile</text:p>
          </table:table-cell>
          <table:table-cell table:style-name="Table14.A2" office:value-type="string">
            <text:p text:style-name="P9"/>
          </table:table-cell>
          <table:table-cell table:style-name="Table14.A2" office:value-type="string">
            <text:p text:style-name="P9">File</text:p>
          </table:table-cell>
          <table:table-cell table:style-name="Table14.D2" office:value-type="string">
            <text:p text:style-name="P10">Returns the File of the running script.</text:p>
          </table:table-cell>
        </table:table-row>
        <table:table-row table:style-name="Table14.1">
          <table:table-cell table:style-name="Table14.A2" office:value-type="string">
            <text:p text:style-name="Property">getScriptFileName</text:p>
          </table:table-cell>
          <table:table-cell table:style-name="Table14.A2" office:value-type="string">
            <text:p text:style-name="P9"/>
          </table:table-cell>
          <table:table-cell table:style-name="Table14.A2" office:value-type="string">
            <text:p text:style-name="P9">String</text:p>
          </table:table-cell>
          <table:table-cell table:style-name="Table14.D2" office:value-type="string">
            <text:p text:style-name="P10">Returns the filename of the running script.</text:p>
          </table:table-cell>
        </table:table-row>
        <table:table-row table:style-name="Table14.1">
          <table:table-cell table:style-name="Table14.A2" office:value-type="string">
            <text:p text:style-name="Property">getScriptFolder</text:p>
          </table:table-cell>
          <table:table-cell table:style-name="Table14.A2" office:value-type="string">
            <text:p text:style-name="P9"/>
          </table:table-cell>
          <table:table-cell table:style-name="Table14.A2" office:value-type="string">
            <text:p text:style-name="P9">Folder</text:p>
          </table:table-cell>
          <table:table-cell table:style-name="Table14.D2" office:value-type="string">
            <text:p text:style-name="P10">Returns the Folder containing the File of the running script.</text:p>
          </table:table-cell>
        </table:table-row>
        <table:table-row table:style-name="Table14.1">
          <table:table-cell table:style-name="Table14.A2" office:value-type="string">
            <text:p text:style-name="Property">hexToBin</text:p>
            <text:p text:style-name="P8"><text:s text:c="2"/>(str)</text:p>
          </table:table-cell>
          <table:table-cell table:style-name="Table14.A2" office:value-type="string">
            <text:p text:style-name="P9">string</text:p>
          </table:table-cell>
          <table:table-cell table:style-name="Table14.A2" office:value-type="string">
            <text:p text:style-name="P9"/>
          </table:table-cell>
          <table:table-cell table:style-name="Table14.D2" office:value-type="string">
            <text:p text:style-name="P10">Returns the hex string <text:span text:style-name="T2">str</text:span> converted to a binary string.</text:p>
          </table:table-cell>
        </table:table-row>
        <table:table-row table:style-name="Table14.1">
          <table:table-cell table:style-name="Table14.A2" office:value-type="string">
            <text:p text:style-name="Property">hexToJS</text:p>
            <text:p text:style-name="P8"><text:s text:c="2"/>(str)</text:p>
          </table:table-cell>
          <table:table-cell table:style-name="Table14.A2" office:value-type="string">
            <text:p text:style-name="P9">string</text:p>
          </table:table-cell>
          <table:table-cell table:style-name="Table14.A2" office:value-type="string">
            <text:p text:style-name="P9">string</text:p>
          </table:table-cell>
          <table:table-cell table:style-name="Table14.D2" office:value-type="string">
            <text:p text:style-name="P10">Returns a JavaScript string contant of the hex string <text:span text:style-name="T2">str</text:span>. When used with <text:span text:style-name="T2">binToHex</text:span>, this makes it possible to embed binary data in a script.</text:p>
          </table:table-cell>
        </table:table-row>
        <table:table-row table:style-name="Table14.1">
          <table:table-cell table:style-name="Table14.A2" office:value-type="string">
            <text:p text:style-name="Property">hexToLong</text:p>
            <text:p text:style-name="P8"><text:s text:c="2"/>(str)</text:p>
          </table:table-cell>
          <table:table-cell table:style-name="Table14.A2" office:value-type="string">
            <text:p text:style-name="P9">string</text:p>
          </table:table-cell>
          <table:table-cell table:style-name="Table14.A2" office:value-type="string">
            <text:p text:style-name="P9">number</text:p>
          </table:table-cell>
          <table:table-cell table:style-name="Table14.D2" office:value-type="string">
            <text:p text:style-name="P10">Returns the conversion of a hex string to a 32 bit unsigned integer.</text:p>
          </table:table-cell>
        </table:table-row>
        <table:table-row table:style-name="Table14.1">
          <table:table-cell table:style-name="Table14.A2" office:value-type="string">
            <text:p text:style-name="Property">longToHex</text:p>
            <text:p text:style-name="P8"><text:s text:c="2"/>(num)</text:p>
          </table:table-cell>
          <table:table-cell table:style-name="Table14.A2" office:value-type="string">
            <text:p text:style-name="P9">number</text:p>
          </table:table-cell>
          <table:table-cell table:style-name="Table14.A2" office:value-type="string">
            <text:p text:style-name="P9">string</text:p>
          </table:table-cell>
          <table:table-cell table:style-name="Table14.D2" office:value-type="string">
            <text:p text:style-name="P10">Returns the conversion of a 32 bit unsigned integer to a hex string.</text:p>
          </table:table-cell>
        </table:table-row>
        <table:table-row table:style-name="Table14.1">
          <table:table-cell table:style-name="Table14.A2" office:value-type="string">
            <text:p text:style-name="Property">numberToAscii</text:p>
            <text:p text:style-name="P8"><text:s text:c="2"/>(num)</text:p>
          </table:table-cell>
          <table:table-cell table:style-name="Table14.A2" office:value-type="string">
            <text:p text:style-name="P9">number</text:p>
          </table:table-cell>
          <table:table-cell table:style-name="Table14.A2" office:value-type="string">
            <text:p text:style-name="P9">string</text:p>
          </table:table-cell>
          <table:table-cell table:style-name="Table14.D2" office:value-type="string">
            <text:p text:style-name="P10">The 32 bit number num is converted to a string by convert the numeric value of each byte to an ascii character. e.g.</text:p>
            <text:p text:style-name="P9">var num = 1383494260;</text:p>
            <text:p text:style-name="P9">Stdlib.numberToAscii(num) == "Rvrt"</text:p>
          </table:table-cell>
        </table:table-row>
        <table:table-row table:style-name="Table14.1">
          <table:table-cell table:style-name="Table14.A2" office:value-type="string">
            <text:p text:style-name="Property">parseISODateString</text:p>
            <text:p text:style-name="P8"><text:s text:c="2"/>(str)</text:p>
          </table:table-cell>
          <table:table-cell table:style-name="Table14.A2" office:value-type="string">
            <text:p text:style-name="P9">string</text:p>
          </table:table-cell>
          <table:table-cell table:style-name="Table14.A2" office:value-type="string">
            <text:p text:style-name="P9">Date</text:p>
          </table:table-cell>
          <table:table-cell table:style-name="Table14.D2" office:value-type="string">
            <text:p text:style-name="P10">Parses the string as an ISO 8601 string and returns that date. See <text:span text:style-name="T3">Stdlib.toISODateString</text:span>.</text:p>
          </table:table-cell>
        </table:table-row>
        <table:table-row table:style-name="Table14.1">
          <table:table-cell table:style-name="Table14.A2" office:value-type="string">
            <text:p text:style-name="Property">popRandomElement</text:p>
            <text:p text:style-name="P8"><text:s text:c="2"/>(ary)</text:p>
          </table:table-cell>
          <table:table-cell table:style-name="Table14.A2" office:value-type="string">
            <text:p text:style-name="P9">array</text:p>
          </table:table-cell>
          <table:table-cell table:style-name="Table14.A2" office:value-type="string">
            <text:p text:style-name="P9">object</text:p>
          </table:table-cell>
          <table:table-cell table:style-name="Table14.D2" office:value-type="string">
            <text:p text:style-name="P10">Returns a random object from the array <text:span text:style-name="T2">ary </text:span>and removes it from the array<text:span text:style-name="T2">.</text:span></text:p>
          </table:table-cell>
        </table:table-row>
        <table:table-row table:style-name="Table14.1">
          <table:table-cell table:style-name="Table14.A2" office:value-type="string">
            <text:p text:style-name="Property">randomElement</text:p>
            <text:p text:style-name="P8"><text:s text:c="2"/>(ary)</text:p>
          </table:table-cell>
          <table:table-cell table:style-name="Table14.A2" office:value-type="string">
            <text:p text:style-name="P9">array</text:p>
          </table:table-cell>
          <table:table-cell table:style-name="Table14.A2" office:value-type="string">
            <text:p text:style-name="P9">object</text:p>
          </table:table-cell>
          <table:table-cell table:style-name="Table14.D2" office:value-type="string">
            <text:p text:style-name="P10">Returns a random object from the array <text:span text:style-name="T2">ary</text:span>.</text:p>
          </table:table-cell>
        </table:table-row>
        <table:table-row table:style-name="Table14.1">
          <table:table-cell table:style-name="Table14.A2" office:value-type="string">
            <text:p text:style-name="Property">shortToHex</text:p>
            <text:p text:style-name="P8"><text:s text:c="2"/>(num)</text:p>
          </table:table-cell>
          <table:table-cell table:style-name="Table14.A2" office:value-type="string">
            <text:p text:style-name="P9">number</text:p>
          </table:table-cell>
          <table:table-cell table:style-name="Table14.A2" office:value-type="string">
            <text:p text:style-name="P9">string</text:p>
          </table:table-cell>
          <table:table-cell table:style-name="Table14.D2" office:value-type="string">
            <text:p text:style-name="P10">Returns the conversion of a 16 bit unsigned integer to a hex string.</text:p>
          </table:table-cell>
        </table:table-row>
        <table:table-row table:style-name="Table14.1">
          <table:table-cell table:style-name="Table14.A2" office:value-type="string">
            <text:p text:style-name="Property">toISODateString</text:p>
            <text:p text:style-name="P8"><text:s text:c="2"/>(date,</text:p>
            <text:p text:style-name="P8"><text:s text:c="3"/>[timeDesignator,<text:line-break/> <text:s text:c="3"/>[dateOnly]])</text:p>
          </table:table-cell>
          <table:table-cell table:style-name="Table14.A2" office:value-type="string">
            <text:p text:style-name="P9">Date</text:p>
            <text:p text:style-name="P9">string,</text:p>
            <text:p text:style-name="P9">boolean</text:p>
          </table:table-cell>
          <table:table-cell table:style-name="Table14.A2" office:value-type="string">
            <text:p text:style-name="P9">string</text:p>
          </table:table-cell>
          <table:table-cell table:style-name="Table14.D2" office:value-type="string">
            <text:p text:style-name="P10">Return <text:span text:style-name="T2">date</text:span> as a string in ISO 8601:</text:p>
            <text:p text:style-name="P10">YYYY-MM-DDTHH:MM:SS. <text:s/><text:span text:style-name="T2">timeDesignator</text:span> is character separator between the date and time portions of the string (default <text:s/>'T'). <text:span text:style-name="T2">dateOnly</text:span> controls whether or not the time is excluded from the string (default: <text:span text:style-name="T2">false</text:span>).</text:p>
          </table:table-cell>
        </table:table-row>
      </table:table>
      <text:p text:style-name="P11"/>
      <text:p text:style-name="P11"/>
      <text:p text:style-name="P11">Miscellaneous Other Sample Script</text:p>
      <text:p text:style-name="P12"/>
      <text:p text:style-name="P13">MiscOtherSample.jsx</text:p>
      <text:p text:style-name="P13"/>
      <text:p text:style-name="P14"><text:span text:style-name="Code">var str = Stdlib.readFromFile("/c/tmp/xxx.asl", 'BINARY');</text:span></text:p>
      <text:p text:style-name="P14"><text:span text:style-name="Code">var hex = Stdlib.binToHex(s);</text:span></text:p>
      <text:p text:style-name="P14"><text:span text:style-name="Code"/></text:p>
      <text:p text:style-name="P14"><text:span text:style-name="Code">var jsStr = Stdlib.hexToJS(hex);</text:span></text:p>
      <text:p text:style-name="P14"><text:span text:style-name="Code">var num = Stdlib.hexToLong("DEADBEEF");</text:span></text:p>
      <text:p text:style-name="P14"><text:span text:style-name="Code"/></text:p>
      <text:p text:style-name="P14"><text:span text:style-name="Code">var binstr = Stdlib.hexToBin(hex);</text:span></text:p>
      <text:p text:style-name="P14"><text:span text:style-name="Code"/></text:p>
      <text:p text:style-name="P14"><text:span text:style-name="Code">var hex = Stdlib.longToHex(num);</text:span></text:p>
      <text:p text:style-name="P14"><text:span text:style-name="Code">var num = Stdlib.hexToLong("61626364");</text:span></text:p>
      <text:p text:style-name="P14"><text:span text:style-name="Code">Stdlib.numberToAscii(num) == 'abcd'; <text:s text:c="4"/>// true</text:span></text:p>
      <text:p text:style-name="P14"><text:span text:style-name="Code"/></text:p>
      <text:p text:style-name="P14"><text:span text:style-name="Code">Stdlib.clearObject(obj);</text:span></text:p>
      <text:p text:style-name="P14"><text:span text:style-name="Code">Stdlib.copyFromTo(fromObj, toObj);</text:span></text:p>
      <text:p text:style-name="P14"><text:span text:style-name="Code"/></text:p>
      <text:p text:style-name="P14"><text:span text:style-name="Code">function MyClass() {}</text:span></text:p>
      <text:p text:style-name="P14"><text:span text:style-name="Code">var obj = Stdlib.createObject(MyClass, app.activeDocument);</text:span></text:p>
      <text:p text:style-name="P14"><text:span text:style-name="Code"/></text:p>
      <text:p text:style-name="P14"><text:span text:style-name="Code">Stdlib.dumpGlobals();</text:span></text:p>
      <text:p text:style-name="P14"><text:span text:style-name="Code">Stdlib.fullStop();</text:span></text:p>
      <text:p text:style-name="P14"><text:span text:style-name="Code"/></text:p>
      <text:p text:style-name="P14"><text:span text:style-name="Code">Stdlib.getScriptFileName();</text:span></text:p>
      <text:p text:style-name="P14"><text:span text:style-name="Code">Stdlib.getScriptFolder();</text:span></text:p>
      <text:p text:style-name="P14"><text:span text:style-name="Code"/></text:p>
      <text:p text:style-name="P14"><text:span text:style-name="Code">var ary = [5, 7, 1, 4, 12, 67, 99];</text:span></text:p>
      <text:p text:style-name="P14"><text:span text:style-name="Code">var element = Stdlib.popRandomElement(ary);</text:span></text:p>
      <text:p text:style-name="P14"><text:span text:style-name="Code">var element = Stdlib.randomElement(ary);</text:span></text:p>
      <text:p text:style-name="P14"><text:span text:style-name="Code">Stdlib.toISODateString(new Date());</text:span></text:p>
      <text:p text:style-name="P14"/>
      <text:p text:style-name="P39"/>
      <text:h text:style-name="P40" text:outline-level="1">Appendix A: Date.strftime Specification</text:h>
      <text:p text:style-name="P39"/>
      <text:h text:style-name="P41" text:outline-level="2">Appendix A: Date Format Specification</text:h>
      <text:p text:style-name="P42">One style of Date format specifications is based <text:s/>on the Unix <text:span text:style-name="T2">strftime(3)</text:span> implementation. The format specification is text that includes characters that will be substituted according to the following rules. Characters in a format specification that are not matched are left unchanged. A date/time of October 31, 2006 20:43:02 will be used for the example below.</text:p>
      <text:p text:style-name="P42"/>
      <text:p text:style-name="P42"><text:span text:style-name="T3">Specifier</text:span><text:tab/><text:tab/><text:tab/><text:span text:style-name="T3">Substitution</text:span></text:p>
      <text:p text:style-name="P42"/>
      <text:p text:style-name="P42">%a<text:tab/><text:tab/><text:tab/>A three-letter abbreviation for the day of the week, one of</text:p>
      <text:p text:style-name="P42"><text:tab/><text:tab/><text:tab/>'Sun', 'Mon', 'Tue', 'Wed', 'Thu', 'Fri', or 'Sat'. <text:span text:style-name="T2">Tue</text:span></text:p>
      <text:p text:style-name="P42"/>
      <text:p text:style-name="P42">%A<text:tab/><text:tab/><text:tab/>The full name for the day of the week, one of 'Sunday', <text:line-break/><text:tab/><text:tab/><text:tab/>'Monday', 'Tuesday', 'Wednesday', 'Thursday', 'Friday', or<text:line-break/><text:tab/><text:tab/><text:tab/>'Saturday'. <text:span text:style-name="T2">Tuesday</text:span></text:p>
      <text:p text:style-name="P42"/>
      <text:p text:style-name="P42">%b<text:tab/><text:tab/><text:tab/>A three-letter abbreviation for the name of the month, one of<text:line-break/><text:tab/><text:tab/><text:tab/>'Jan', 'Feb', 'Mar', 'Apr', 'May', 'Jun', 'Jul', 'Aug', 'Sep', 'Oct',<text:line-break/><text:tab/><text:tab/><text:tab/>'Nov', or 'Dec'. <text:span text:style-name="T2">Oct</text:span></text:p>
      <text:p text:style-name="P42"/>
      <text:p text:style-name="P42">%B<text:tab/><text:tab/><text:tab/>The full name of the month. One of 'January', 'February',<text:line-break/><text:tab/><text:tab/><text:tab/>'March', 'April', 'May', 'June', 'July', 'August', 'September', </text:p>
      <text:p text:style-name="P42"><text:tab/><text:tab/><text:tab/>'October', 'November', or 'December'. <text:span text:style-name="T2">October</text:span></text:p>
      <text:p text:style-name="P42"/>
      <text:p text:style-name="P42">%c<text:tab/><text:tab/><text:tab/>The complete date and time in this format: "Tue Oct 31 20:43:02 2006".</text:p>
      <text:p text:style-name="P42"/>
      <text:p text:style-name="P42">%C<text:tab/><text:tab/><text:tab/>The century portion of the year, zero padded. <text:span text:style-name="T2">20</text:span></text:p>
      <text:p text:style-name="P43"/>
      <text:p text:style-name="P42">%d<text:tab/><text:tab/><text:tab/>The day of the month, zero padded. <text:span text:style-name="T2">31</text:span></text:p>
      <text:p text:style-name="P42"/>
      <text:p text:style-name="P42">%D<text:tab/><text:tab/><text:tab/>The date in the format <text:span text:style-name="T2">"%m/%d/%y"</text:span>. <text:span text:style-name="T2">10/31/06</text:span></text:p>
      <text:p text:style-name="P42"/>
      <text:p text:style-name="P42">%e<text:tab/><text:tab/><text:tab/>The day of the month, space padded. <text:span text:style-name="T2">31</text:span></text:p>
      <text:p text:style-name="P43"/>
      <text:p text:style-name="P42">%F<text:tab/><text:tab/><text:tab/>The date in the format <text:span text:style-name="T2">"%Y-%m-%d"</text:span>. <text:span text:style-name="T2">2006-10-31</text:span></text:p>
      <text:p text:style-name="P42"/>
      <text:p text:style-name="P42">%h<text:tab/><text:tab/><text:tab/>A three-letter abbreviation for the name of the month, same as <text:span text:style-name="T2">%b</text:span>. <text:span text:style-name="T2">Oct</text:span></text:p>
      <text:p text:style-name="P43"/>
      <text:p text:style-name="P42">%H<text:tab/><text:tab/><text:tab/>The hour on a 24 hour clock, zero padded. <text:span text:style-name="T2">20</text:span></text:p>
      <text:p text:style-name="P43"/>
      <text:p text:style-name="P42">%I<text:tab/><text:tab/><text:tab/>The hour on a 12 hour clock, zero padded. <text:span text:style-name="T2">08</text:span></text:p>
      <text:p text:style-name="P43"/>
      <text:p text:style-name="P42">%j<text:tab/><text:tab/><text:tab/>The Julian date. <text:s/><text:span text:style-name="T2">304</text:span></text:p>
      <text:p text:style-name="P43"/>
      <text:p text:style-name="P44">%k<text:tab/><text:tab/><text:tab/>The hour on a 24 hour clock, space padded. <text:span text:style-name="T2">20</text:span></text:p>
      <text:p text:style-name="P45"/>
      <text:p text:style-name="P42">%l<text:tab/><text:tab/><text:tab/>The hour on a 12 hour clock, space padded. <text:s/><text:span text:style-name="T2">8</text:span></text:p>
      <text:p text:style-name="P43"/>
      <text:p text:style-name="P42">%m<text:tab/><text:tab/><text:tab/>The month number, zero padded. <text:span text:style-name="T2">10</text:span></text:p>
      <text:p text:style-name="P43"/>
      <text:p text:style-name="P42">%M<text:tab/><text:tab/><text:tab/>The minutes, zero padded. <text:span text:style-name="T2">43</text:span></text:p>
      <text:p text:style-name="P43"/>
      <text:p text:style-name="P42">%n<text:tab/><text:tab/><text:tab/>A newline character.</text:p>
      <text:p text:style-name="P42"/>
      <text:p text:style-name="P42">%p<text:tab/><text:tab/><text:tab/>Either AM or PM as appropriate. <text:span text:style-name="T2">PM</text:span></text:p>
      <text:p text:style-name="P42"/>
      <text:p text:style-name="P42">%r<text:tab/><text:tab/><text:tab/>12 hour time to the second with this format: "%I:%M:%S %p". <text:s/><text:span text:style-name="T2">08:43:02 PM</text:span></text:p>
      <text:p text:style-name="P43"/>
      <text:p text:style-name="P42">%S<text:tab/><text:tab/><text:tab/>The seconds, zero padded. <text:span text:style-name="T2">02</text:span></text:p>
      <text:p text:style-name="P43"/>
      <text:p text:style-name="P42">%t<text:tab/><text:tab/><text:tab/>A tab character.</text:p>
      <text:p text:style-name="P42"/>
      <text:p text:style-name="P42">%T<text:tab/><text:tab/><text:tab/>24 hour time to the seconds with this format:<text:span text:style-name="T2">"%H:%M:%S"</text:span>. <text:span text:style-name="T2">20:43:02</text:span></text:p>
      <text:p text:style-name="P42"/>
      <text:p text:style-name="P42">%u<text:tab/><text:tab/><text:tab/>The weekday as a number where Monday is 1 and Sunday is 7. <text:span text:style-name="T2">2</text:span></text:p>
      <text:p text:style-name="P42"/>
      <text:p text:style-name="P42">%w<text:tab/><text:tab/><text:tab/>The weekday as a number where Sunday is 0 and Saturday is 6. <text:span text:style-name="T2">2</text:span></text:p>
      <text:p text:style-name="P42"/>
      <text:p text:style-name="P42">%x<text:tab/><text:tab/><text:tab/>The date in the format <text:span text:style-name="T2">"%m/%d/%y"</text:span>. Same as <text:span text:style-name="T2">%D</text:span>.</text:p>
      <text:p text:style-name="P42"/>
      <text:p text:style-name="P42">%X<text:tab/><text:tab/><text:tab/>24 hour time to the seconds with this format: <text:span text:style-name="T2">"%H:%M:%S"</text:span>. Same as <text:span text:style-name="T2">%T.</text:span></text:p>
      <text:p text:style-name="P42"/>
      <text:p text:style-name="P42">%y<text:tab/><text:tab/><text:tab/>The last two digits of the year. <text:span text:style-name="T2">06</text:span></text:p>
      <text:p text:style-name="P42"/>
      <text:p text:style-name="P42">%Y<text:tab/><text:tab/><text:tab/>The full four digits of the year. <text:span text:style-name="T2">2006</text:span></text:p>
      <text:p text:style-name="P42"/>
      <text:p text:style-name="P42">%%<text:tab/><text:tab/><text:tab/>The '%' character.</text:p>
      <text:p text:style-name="P42"/>
      <text:p text:style-name="P42"/>
      <text:p text:style-name="P42">Using these formats, you could create a text layer with the name <text:span text:style-name="T2">@Date</text:span>, set its contents to <text:span text:style-name="T2">"Created on %Y/%m/%d"</text:span>, and end up with a layer that looks like "Created on 2006/10/31"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5in"/>
        </style:tab-stops>
      </style:paragraph-properties>
      <style:text-properties fo:font-size="11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tion" style:family="paragraph" style:parent-style-name="Standard" style:class="text">
      <style:text-properties fo:color="#4c4c4c" fo:font-size="14pt" fo:font-weight="bold" style:font-size-asian="14pt" style:font-weight-asian="bold" style:font-size-complex="14pt" style:font-weight-complex="bold"/>
    </style:style>
    <style:style style:name="SubSection" style:family="paragraph" style:parent-style-name="Standard" style:class="text">
      <style:paragraph-properties fo:margin-left="0.7189in" fo:margin-right="0in" fo:orphans="2" fo:text-indent="-0.7189in" style:auto-text-indent="false" fo:keep-with-next="always">
        <style:tab-stops/>
      </style:paragraph-properties>
      <style:text-properties fo:color="#4c4c4c" fo:font-size="13pt" fo:font-weight="bold" style:font-size-asian="13pt" style:font-weight-asian="bold" style:font-size-complex="13pt" style:font-weight-complex="bold"/>
    </style:style>
    <style:style style:name="Property" style:family="paragraph" style:parent-style-name="Table_20_Contents" style:class="extra">
      <style:paragraph-properties fo:text-align="start" style:justify-single-word="false" fo:keep-together="always" fo:keep-with-next="always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Definition" style:family="text"/>
    <style:style style:name="Code" style:family="text">
      <style:text-properties style:font-name="Courier New" fo:font-size="10pt" style:font-size-asian="9pt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color="#4c4c4c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9252in" style:type="right"/>
        </style:tab-stops>
      </style:paragraph-properties>
      <style:text-properties fo:color="#4c4c4c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XTools</text:p>
        <text:p text:style-name="P2">XTools Reference Guide<text:tab/><text:span text:style-name="T1">JavaScript Object Reference </text:span><text:span text:style-name="T1"><text:page-number text:select-page="current">2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17T10:15:44</meta:creation-date>
    <dc:creator>Ross Huitt</dc:creator>
    <dc:date>2007-04-22T15:58:51</dc:date>
    <dc:language>en-US</dc:language>
    <meta:editing-cycles>324</meta:editing-cycles>
    <meta:editing-duration>P7DT5H17M18S</meta:editing-duration>
    <meta:user-defined meta:name="Info 1"/>
    <meta:user-defined meta:name="Info 2"/>
    <meta:user-defined meta:name="Info 3"/>
    <meta:user-defined meta:name="Info 4"/>
    <meta:document-statistic meta:table-count="20" meta:image-count="0" meta:object-count="0" meta:page-count="36" meta:paragraph-count="2011" meta:word-count="7577" meta:character-count="54894"/>
  </office:meta>
</office:document-meta>
</file>